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6" style:family="table">
      <style:table-properties style:width="2.8743in" table:align="left"/>
    </style:style>
    <style:style style:name="Table16.A" style:family="table-column">
      <style:table-column-properties style:column-width="2.2451in"/>
    </style:style>
    <style:style style:name="Table16.B" style:family="table-column">
      <style:table-column-properties style:column-width="0.6292in"/>
    </style:style>
    <style:style style:name="Table16.A1" style:family="table-cell">
      <style:table-cell-properties style:vertical-align="middle" fo:padding="0.0194in" fo:border="none"/>
    </style:style>
    <style:style style:name="Table15" style:family="table">
      <style:table-properties style:width="6.4264in" table:align="left"/>
    </style:style>
    <style:style style:name="Table15.A" style:family="table-column">
      <style:table-column-properties style:column-width="1.5417in"/>
    </style:style>
    <style:style style:name="Table15.B" style:family="table-column">
      <style:table-column-properties style:column-width="4.8847in"/>
    </style:style>
    <style:style style:name="Table15.A1" style:family="table-cell">
      <style:table-cell-properties style:vertical-align="middle" fo:padding="0.0194in" fo:border="none"/>
    </style:style>
    <style:style style:name="Table9" style:family="table">
      <style:table-properties style:width="2.9514in" table:align="left"/>
    </style:style>
    <style:style style:name="Table9.A" style:family="table-column">
      <style:table-column-properties style:column-width="2.3319in"/>
    </style:style>
    <style:style style:name="Table9.B" style:family="table-column">
      <style:table-column-properties style:column-width="0.6194in"/>
    </style:style>
    <style:style style:name="Table9.A1" style:family="table-cell">
      <style:table-cell-properties style:vertical-align="middle" fo:padding="0.0194in" fo:border="none"/>
    </style:style>
    <style:style style:name="Table8" style:family="table">
      <style:table-properties style:width="2.5882in" table:align="left"/>
    </style:style>
    <style:style style:name="Table8.A" style:family="table-column">
      <style:table-column-properties style:column-width="2.2229in"/>
    </style:style>
    <style:style style:name="Table8.B" style:family="table-column">
      <style:table-column-properties style:column-width="0.3653in"/>
    </style:style>
    <style:style style:name="Table8.A1" style:family="table-cell">
      <style:table-cell-properties style:vertical-align="middle" fo:padding="0.0194in" fo:border="none"/>
    </style:style>
    <style:style style:name="Table7" style:family="table">
      <style:table-properties style:width="2.8542in" table:align="left"/>
    </style:style>
    <style:style style:name="Table7.A" style:family="table-column">
      <style:table-column-properties style:column-width="2.2347in"/>
    </style:style>
    <style:style style:name="Table7.B" style:family="table-column">
      <style:table-column-properties style:column-width="0.6194in"/>
    </style:style>
    <style:style style:name="Table7.A1" style:family="table-cell">
      <style:table-cell-properties style:vertical-align="middle" fo:padding="0.0194in" fo:border="none"/>
    </style:style>
    <style:style style:name="Table6" style:family="table">
      <style:table-properties style:width="3.3049in" table:align="left"/>
    </style:style>
    <style:style style:name="Table6.A" style:family="table-column">
      <style:table-column-properties style:column-width="2.5924in"/>
    </style:style>
    <style:style style:name="Table6.B" style:family="table-column">
      <style:table-column-properties style:column-width="0.7125in"/>
    </style:style>
    <style:style style:name="Table6.A1" style:family="table-cell">
      <style:table-cell-properties style:vertical-align="middle" fo:padding="0.0194in" fo:border="none"/>
    </style:style>
    <style:style style:name="Table5" style:family="table">
      <style:table-properties style:width="2.3694in" table:align="left"/>
    </style:style>
    <style:style style:name="Table5.A" style:family="table-column">
      <style:table-column-properties style:column-width="1.7403in"/>
    </style:style>
    <style:style style:name="Table5.B" style:family="table-column">
      <style:table-column-properties style:column-width="0.6292in"/>
    </style:style>
    <style:style style:name="Table5.A1" style:family="table-cell">
      <style:table-cell-properties style:vertical-align="middle" fo:padding="0.0194in" fo:border="none"/>
    </style:style>
    <style:style style:name="Table4" style:family="table">
      <style:table-properties style:width="2.7069in" table:align="left"/>
    </style:style>
    <style:style style:name="Table4.A" style:family="table-column">
      <style:table-column-properties style:column-width="1.9944in"/>
    </style:style>
    <style:style style:name="Table4.B" style:family="table-column">
      <style:table-column-properties style:column-width="0.7125in"/>
    </style:style>
    <style:style style:name="Table4.A1" style:family="table-cell">
      <style:table-cell-properties style:vertical-align="middle" fo:padding="0.0194in" fo:border="none"/>
    </style:style>
    <style:style style:name="Table3" style:family="table">
      <style:table-properties style:width="2.8931in" table:align="left"/>
    </style:style>
    <style:style style:name="Table3.A" style:family="table-column">
      <style:table-column-properties style:column-width="2.5278in"/>
    </style:style>
    <style:style style:name="Table3.B" style:family="table-column">
      <style:table-column-properties style:column-width="0.3653in"/>
    </style:style>
    <style:style style:name="Table3.A1" style:family="table-cell">
      <style:table-cell-properties style:vertical-align="middle" fo:padding="0.0194in" fo:border="none"/>
    </style:style>
    <style:style style:name="Table2" style:family="table">
      <style:table-properties style:width="3.0653in" table:align="left"/>
    </style:style>
    <style:style style:name="Table2.A" style:family="table-column">
      <style:table-column-properties style:column-width="2.3528in"/>
    </style:style>
    <style:style style:name="Table2.B" style:family="table-column">
      <style:table-column-properties style:column-width="0.7125in"/>
    </style:style>
    <style:style style:name="Table2.A1" style:family="table-cell">
      <style:table-cell-properties style:vertical-align="middle" fo:padding="0.0194in" fo:border="none"/>
    </style:style>
    <style:style style:name="Table1" style:family="table">
      <style:table-properties style:width="4.3146in" table:align="left"/>
    </style:style>
    <style:style style:name="Table1.A" style:family="table-column">
      <style:table-column-properties style:column-width="1.3799in"/>
    </style:style>
    <style:style style:name="Table1.B" style:family="table-column">
      <style:table-column-properties style:column-width="2.9347in"/>
    </style:style>
    <style:style style:name="Table1.A1" style:family="table-cell">
      <style:table-cell-properties style:vertical-align="middle" fo:padding="0.0194in" fo:border="none"/>
    </style:style>
    <style:style style:name="Table10" style:family="table">
      <style:table-properties style:width="5.7132in" table:align="left"/>
    </style:style>
    <style:style style:name="Table10.A" style:family="table-column">
      <style:table-column-properties style:column-width="2.4813in"/>
    </style:style>
    <style:style style:name="Table10.B" style:family="table-column">
      <style:table-column-properties style:column-width="3.2319in"/>
    </style:style>
    <style:style style:name="Table10.A1" style:family="table-cell">
      <style:table-cell-properties style:vertical-align="middle" fo:padding="0.0194in" fo:border="none"/>
    </style:style>
    <style:style style:name="Table11" style:family="table">
      <style:table-properties style:width="2.9694in" table:align="left"/>
    </style:style>
    <style:style style:name="Table11.A" style:family="table-column">
      <style:table-column-properties style:column-width="1.3757in"/>
    </style:style>
    <style:style style:name="Table11.B" style:family="table-column">
      <style:table-column-properties style:column-width="1.5938in"/>
    </style:style>
    <style:style style:name="Table11.A1" style:family="table-cell">
      <style:table-cell-properties style:vertical-align="middle" fo:padding="0.0194in" fo:border="none"/>
    </style:style>
    <style:style style:name="Table14" style:family="table">
      <style:table-properties style:width="8in" table:align="left"/>
    </style:style>
    <style:style style:name="Table14.A" style:family="table-column">
      <style:table-column-properties style:column-width="0.5653in"/>
    </style:style>
    <style:style style:name="Table14.B" style:family="table-column">
      <style:table-column-properties style:column-width="0.5736in"/>
    </style:style>
    <style:style style:name="Table14.C" style:family="table-column">
      <style:table-column-properties style:column-width="6.8611in"/>
    </style:style>
    <style:style style:name="Table14.A1" style:family="table-cell">
      <style:table-cell-properties style:vertical-align="middle" fo:padding="0.0194in" fo:border="none"/>
    </style:style>
    <style:style style:name="Table12" style:family="table">
      <style:table-properties style:width="3.4785in" table:align="left"/>
    </style:style>
    <style:style style:name="Table12.A" style:family="table-column">
      <style:table-column-properties style:column-width="2.766in"/>
    </style:style>
    <style:style style:name="Table12.B" style:family="table-column">
      <style:table-column-properties style:column-width="0.7125in"/>
    </style:style>
    <style:style style:name="Table12.A1" style:family="table-cell">
      <style:table-cell-properties style:vertical-align="middle" fo:padding="0.0194in" fo:border="none"/>
    </style:style>
    <style:style style:name="Table13" style:family="table">
      <style:table-properties style:width="4.6708in" table:align="left"/>
    </style:style>
    <style:style style:name="Table13.A" style:family="table-column">
      <style:table-column-properties style:column-width="1.434in"/>
    </style:style>
    <style:style style:name="Table13.B" style:family="table-column">
      <style:table-column-properties style:column-width="3.2368in"/>
    </style:style>
    <style:style style:name="Table13.A1" style:family="table-cell">
      <style:table-cell-properties style:vertical-align="middle" fo:padding="0.0194in" fo:border="none"/>
    </style:style>
    <style:style style:name="P1" style:family="paragraph" style:parent-style-name="Heading_20_1">
      <style:paragraph-properties fo:margin-left="0in" fo:text-align="center" style:justify-single-word="false" fo:text-indent="0in" style:auto-text-indent="false"/>
      <style:text-properties style:font-name="Calibri Light" fo:font-size="14pt" officeooo:paragraph-rsid="002d2c08" style:font-size-asian="14pt" style:font-size-complex="14pt"/>
    </style:style>
    <style:style style:name="P2" style:family="paragraph" style:parent-style-name="Heading_20_1">
      <style:paragraph-properties fo:margin-left="0in" fo:text-align="center" style:justify-single-word="false" fo:text-indent="0in" style:auto-text-indent="false"/>
      <style:text-properties style:font-name="Calibri Light" fo:font-size="88pt" officeooo:paragraph-rsid="002d2c08" style:font-size-asian="88pt" style:font-size-complex="88pt"/>
    </style:style>
    <style:style style:name="P3" style:family="paragraph" style:parent-style-name="Text_20_body">
      <style:paragraph-properties fo:margin-left="0in" fo:text-align="center" style:justify-single-word="false" fo:text-indent="0in" style:auto-text-indent="false"/>
      <style:text-properties style:font-name="Calibri Light" fo:font-size="14pt" officeooo:paragraph-rsid="002d2c08" style:font-size-asian="14pt" style:font-size-complex="14pt"/>
    </style:style>
    <style:style style:name="P4" style:family="paragraph" style:parent-style-name="Text_20_body">
      <style:text-properties style:font-name="Calibri Light" fo:font-size="12pt" fo:font-weight="normal" officeooo:paragraph-rsid="002d1a7a"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Calibri Light" fo:font-size="12pt" fo:font-weight="normal" officeooo:paragraph-rsid="002d1a7a"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style:font-name="Calibri Light" fo:font-size="12pt" officeooo:paragraph-rsid="0038352e" style:font-size-asian="12pt" style:font-size-complex="12pt"/>
    </style:style>
    <style:style style:name="P8" style:family="paragraph" style:parent-style-name="Horizontal_20_Line">
      <style:paragraph-properties fo:margin-top="0in" fo:margin-bottom="0.0972in" style:contextual-spacing="false" fo:line-height="115%"/>
      <style:text-properties style:font-name="Calibri Light" fo:font-size="12pt" style:font-size-asian="10.5pt" style:font-size-complex="12pt"/>
    </style:style>
    <style:style style:name="P9" style:family="paragraph" style:parent-style-name="Heading_20_3">
      <style:paragraph-properties fo:margin-top="0in" fo:margin-bottom="0.0972in" style:contextual-spacing="false" fo:line-height="115%"/>
      <style:text-properties style:font-name="Calibri Light" fo:font-size="12pt" style:font-size-asian="10.5pt" style:font-size-complex="12pt"/>
    </style:style>
    <style:style style:name="P10" style:family="paragraph" style:parent-style-name="Text_20_body" style:list-style-name="L1">
      <style:text-properties style:font-name="Calibri Light"/>
    </style:style>
    <style:style style:name="P11" style:family="paragraph" style:parent-style-name="Text_20_body" style:list-style-name="L2">
      <style:text-properties style:font-name="Calibri Light"/>
    </style:style>
    <style:style style:name="P12" style:family="paragraph" style:parent-style-name="Text_20_body">
      <style:text-properties style:font-name="Calibri Light"/>
    </style:style>
    <style:style style:name="P13" style:family="paragraph" style:parent-style-name="Text_20_body" style:list-style-name="L3">
      <style:text-properties style:font-name="Calibri Light"/>
    </style:style>
    <style:style style:name="P14" style:family="paragraph" style:parent-style-name="Text_20_body" style:list-style-name="L4">
      <style:text-properties style:font-name="Calibri Light"/>
    </style:style>
    <style:style style:name="P15" style:family="paragraph" style:parent-style-name="Text_20_body" style:list-style-name="L5">
      <style:text-properties style:font-name="Calibri Light"/>
    </style:style>
    <style:style style:name="P16" style:family="paragraph" style:parent-style-name="Text_20_body" style:list-style-name="L6">
      <style:text-properties style:font-name="Calibri Light"/>
    </style:style>
    <style:style style:name="P17" style:family="paragraph" style:parent-style-name="Text_20_body" style:list-style-name="L7">
      <style:text-properties style:font-name="Calibri Light"/>
    </style:style>
    <style:style style:name="P18" style:family="paragraph" style:parent-style-name="Text_20_body" style:list-style-name="L8">
      <style:text-properties style:font-name="Calibri Light"/>
    </style:style>
    <style:style style:name="P19" style:family="paragraph" style:parent-style-name="Text_20_body" style:list-style-name="L9">
      <style:text-properties style:font-name="Calibri Light"/>
    </style:style>
    <style:style style:name="P20" style:family="paragraph" style:parent-style-name="Quotations">
      <style:paragraph-properties fo:margin-top="0in" fo:margin-bottom="0.0972in" style:contextual-spacing="false" fo:line-height="115%"/>
      <style:text-properties style:font-name="Calibri Light"/>
    </style:style>
    <style:style style:name="P21" style:family="paragraph" style:parent-style-name="Text_20_body" style:list-style-name="L10">
      <style:text-properties style:font-name="Calibri Light"/>
    </style:style>
    <style:style style:name="P22" style:family="paragraph" style:parent-style-name="Heading_20_3">
      <style:paragraph-properties fo:text-align="start" style:justify-single-word="false"/>
      <style:text-properties style:font-name="Calibri Light" fo:font-size="12pt" officeooo:paragraph-rsid="0038352e" style:font-size-asian="12pt" style:font-size-complex="12pt"/>
    </style:style>
    <style:style style:name="P23" style:family="paragraph" style:parent-style-name="Horizontal_20_Line">
      <style:paragraph-properties fo:margin-top="0in" fo:margin-bottom="0.0972in" style:contextual-spacing="false" fo:line-height="115%"/>
      <style:text-properties style:font-name="Calibri Light" fo:font-size="12pt" officeooo:paragraph-rsid="0046289b" style:font-size-asian="10.5pt" style:font-size-complex="12pt"/>
    </style:style>
    <style:style style:name="P24" style:family="paragraph" style:parent-style-name="Text_20_body">
      <style:text-properties style:font-name="Calibri Light" officeooo:paragraph-rsid="0046289b"/>
    </style:style>
    <style:style style:name="P25" style:family="paragraph" style:parent-style-name="Text_20_body" style:list-style-name="L11">
      <style:text-properties style:font-name="Calibri Light"/>
    </style:style>
    <style:style style:name="P26" style:family="paragraph" style:parent-style-name="Text_20_body" style:list-style-name="L12">
      <style:text-properties style:font-name="Calibri Light"/>
    </style:style>
    <style:style style:name="P27" style:family="paragraph" style:parent-style-name="Text_20_body" style:list-style-name="L13">
      <style:text-properties style:font-name="Calibri Light"/>
    </style:style>
    <style:style style:name="P28" style:family="paragraph" style:parent-style-name="Text_20_body" style:list-style-name="L14">
      <style:text-properties style:font-name="Calibri Light"/>
    </style:style>
    <style:style style:name="P29" style:family="paragraph" style:parent-style-name="Text_20_body" style:list-style-name="L15">
      <style:text-properties style:font-name="Calibri Light"/>
    </style:style>
    <style:style style:name="P30" style:family="paragraph" style:parent-style-name="Text_20_body" style:list-style-name="L16">
      <style:text-properties style:font-name="Calibri Light"/>
    </style:style>
    <style:style style:name="P31" style:family="paragraph" style:parent-style-name="Heading_20_3">
      <style:text-properties style:font-name="Calibri Light"/>
    </style:style>
    <style:style style:name="P32" style:family="paragraph" style:parent-style-name="Text_20_body" style:list-style-name="L17">
      <style:text-properties style:font-name="Calibri Light"/>
    </style:style>
    <style:style style:name="P33" style:family="paragraph" style:parent-style-name="Quotations" style:list-style-name="L17">
      <style:paragraph-properties fo:margin-top="0in" fo:margin-bottom="0.0972in" style:contextual-spacing="false" fo:line-height="115%"/>
      <style:text-properties style:font-name="Calibri Light"/>
    </style:style>
    <style:style style:name="P34" style:family="paragraph" style:parent-style-name="Horizontal_20_Line">
      <style:paragraph-properties fo:margin-top="0in" fo:margin-bottom="0.0972in" style:contextual-spacing="false" fo:line-height="115%"/>
      <style:text-properties style:font-name="Calibri Light"/>
    </style:style>
    <style:style style:name="P35" style:family="paragraph" style:parent-style-name="Heading_20_3">
      <style:paragraph-properties fo:margin-top="0in" fo:margin-bottom="0.0972in" style:contextual-spacing="false" fo:line-height="115%"/>
      <style:text-properties style:font-name="Calibri Light"/>
    </style:style>
    <style:style style:name="P36" style:family="paragraph" style:parent-style-name="Text_20_body" style:list-style-name="L18">
      <style:text-properties style:font-name="Calibri Light"/>
    </style:style>
    <style:style style:name="P37" style:family="paragraph" style:parent-style-name="Text_20_body" style:list-style-name="L19">
      <style:text-properties style:font-name="Calibri Light"/>
    </style:style>
    <style:style style:name="P38" style:family="paragraph" style:parent-style-name="Horizontal_20_Line">
      <style:paragraph-properties fo:margin-top="0in" fo:margin-bottom="0.0972in" style:contextual-spacing="false" fo:line-height="115%"/>
      <style:text-properties style:font-name="Calibri Light" fo:font-size="12pt" officeooo:paragraph-rsid="00455468" style:font-size-asian="10.5pt" style:font-size-complex="12pt"/>
    </style:style>
    <style:style style:name="P39" style:family="paragraph" style:parent-style-name="Text_20_body">
      <style:text-properties style:font-name="Calibri Light" officeooo:paragraph-rsid="00412e78"/>
    </style:style>
    <style:style style:name="P40" style:family="paragraph" style:parent-style-name="Horizontal_20_Line">
      <style:paragraph-properties fo:margin-top="0in" fo:margin-bottom="0.0972in" style:contextual-spacing="false" fo:line-height="115%"/>
      <style:text-properties style:font-name="Calibri Light" fo:font-size="12pt" officeooo:paragraph-rsid="00412e78" style:font-size-asian="10.5pt" style:font-size-complex="12pt"/>
    </style:style>
    <style:style style:name="P41" style:family="paragraph" style:parent-style-name="Text_20_body" style:list-style-name="L20">
      <style:text-properties style:font-name="Calibri Light"/>
    </style:style>
    <style:style style:name="P42" style:family="paragraph" style:parent-style-name="Text_20_body" style:list-style-name="L21">
      <style:text-properties style:font-name="Calibri Light"/>
    </style:style>
    <style:style style:name="P43" style:family="paragraph" style:parent-style-name="Text_20_body" style:list-style-name="L22">
      <style:text-properties style:font-name="Calibri Light"/>
    </style:style>
    <style:style style:name="P44" style:family="paragraph" style:parent-style-name="Text_20_body" style:list-style-name="L23">
      <style:text-properties style:font-name="Calibri Light"/>
    </style:style>
    <style:style style:name="P45" style:family="paragraph" style:parent-style-name="Text_20_body" style:list-style-name="L24">
      <style:text-properties style:font-name="Calibri Light"/>
    </style:style>
    <style:style style:name="P46" style:family="paragraph" style:parent-style-name="Table_20_Contents">
      <style:text-properties fo:font-size="2pt" style:font-size-asian="2pt" style:font-size-complex="2pt"/>
    </style:style>
    <style:style style:name="P47" style:family="paragraph" style:parent-style-name="Horizontal_20_Line">
      <style:paragraph-properties fo:margin-top="0in" fo:margin-bottom="0.0972in" style:contextual-spacing="false" fo:line-height="115%"/>
      <style:text-properties style:font-name="Calibri Light" fo:font-size="12pt" officeooo:paragraph-rsid="003ca932" style:font-size-asian="10.5pt" style:font-size-complex="12pt"/>
    </style:style>
    <style:style style:name="P48" style:family="paragraph" style:parent-style-name="Text_20_body">
      <style:paragraph-properties fo:text-align="start" style:justify-single-word="false"/>
      <style:text-properties style:font-name="Calibri Light" officeooo:paragraph-rsid="0038352e"/>
    </style:style>
    <style:style style:name="P49" style:family="paragraph" style:parent-style-name="Text_20_body" style:list-style-name="L25">
      <style:text-properties style:font-name="Calibri Light"/>
    </style:style>
    <style:style style:name="P50" style:family="paragraph" style:parent-style-name="Text_20_body" style:list-style-name="L26">
      <style:text-properties style:font-name="Calibri Light"/>
    </style:style>
    <style:style style:name="P51" style:family="paragraph" style:parent-style-name="Text_20_body" style:list-style-name="L27">
      <style:text-properties style:font-name="Calibri Light"/>
    </style:style>
    <style:style style:name="P52" style:family="paragraph" style:parent-style-name="Text_20_body" style:list-style-name="L28">
      <style:text-properties style:font-name="Calibri Light"/>
    </style:style>
    <style:style style:name="P53" style:family="paragraph" style:parent-style-name="Text_20_body" style:list-style-name="L29">
      <style:text-properties style:font-name="Calibri Light"/>
    </style:style>
    <style:style style:name="P54" style:family="paragraph" style:parent-style-name="Text_20_body" style:list-style-name="L30">
      <style:text-properties style:font-name="Calibri Light"/>
    </style:style>
    <style:style style:name="P55" style:family="paragraph" style:parent-style-name="Text_20_body" style:list-style-name="L31">
      <style:text-properties style:font-name="Calibri Light"/>
    </style:style>
    <style:style style:name="P56" style:family="paragraph" style:parent-style-name="Text_20_body" style:list-style-name="L32">
      <style:text-properties style:font-name="Calibri Light"/>
    </style:style>
    <style:style style:name="P57" style:family="paragraph" style:parent-style-name="Text_20_body" style:list-style-name="L33">
      <style:text-properties style:font-name="Calibri Light"/>
    </style:style>
    <style:style style:name="P58" style:family="paragraph" style:parent-style-name="Text_20_body" style:list-style-name="L34">
      <style:text-properties style:font-name="Calibri Light"/>
    </style:style>
    <style:style style:name="P59" style:family="paragraph" style:parent-style-name="Text_20_body">
      <style:text-properties style:font-name="Calibri Light" officeooo:paragraph-rsid="003bfbed"/>
    </style:style>
    <style:style style:name="P60" style:family="paragraph" style:parent-style-name="Heading_20_1">
      <style:paragraph-properties fo:text-align="start" style:justify-single-word="false"/>
      <style:text-properties style:font-name="Calibri Light" fo:font-size="12pt" officeooo:paragraph-rsid="0038352e" style:font-size-asian="12pt" style:font-size-complex="12pt"/>
    </style:style>
    <style:style style:name="P61" style:family="paragraph" style:parent-style-name="Horizontal_20_Line">
      <style:paragraph-properties fo:margin-top="0in" fo:margin-bottom="0.0972in" style:contextual-spacing="false" fo:line-height="115%"/>
      <style:text-properties style:font-name="Calibri Light" fo:font-size="12pt" fo:font-style="italic" officeooo:paragraph-rsid="0038352e" style:font-size-asian="12pt" style:font-style-asian="italic" style:font-size-complex="12pt" style:font-style-complex="italic"/>
    </style:style>
    <style:style style:name="P62" style:family="paragraph" style:parent-style-name="Heading_20_1">
      <style:paragraph-properties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63" style:family="paragraph" style:parent-style-name="Text_20_body">
      <style:text-properties style:font-name="Calibri Light" fo:font-size="14pt" fo:font-style="italic" style:font-size-asian="14pt" style:font-style-asian="italic" style:font-size-complex="14pt" style:font-style-complex="italic"/>
    </style:style>
    <style:style style:name="P64" style:family="paragraph" style:parent-style-name="Horizontal_20_Line">
      <style:paragraph-properties fo:margin-top="0in" fo:margin-bottom="0.0972in" style:contextual-spacing="false" fo:line-height="115%"/>
      <style:text-properties style:font-name="Calibri Light" fo:font-size="12pt" fo:font-style="italic" style:font-size-asian="12pt" style:font-style-asian="italic" style:font-size-complex="12pt" style:font-style-complex="italic"/>
    </style:style>
    <style:style style:name="P65" style:family="paragraph" style:parent-style-name="Heading_20_2">
      <style:paragraph-properties fo:margin-top="0in" fo:margin-bottom="0.0972in" style:contextual-spacing="false" fo:line-height="115%"/>
      <style:text-properties style:font-name="Calibri Light" fo:font-size="12pt" fo:font-style="italic" fo:font-weight="normal" style:font-size-asian="12pt" style:font-style-asian="italic" style:font-weight-asian="normal" style:font-size-complex="12pt" style:font-style-complex="italic" style:font-weight-complex="normal"/>
    </style:style>
    <style:style style:name="P66" style:family="paragraph" style:parent-style-name="Text_20_body" style:list-style-name="L35">
      <style:text-properties style:font-name="Calibri Light" fo:font-size="14pt" fo:font-style="italic" style:font-size-asian="14pt" style:font-style-asian="italic" style:font-size-complex="14pt" style:font-style-complex="italic"/>
    </style:style>
    <style:style style:name="P67" style:family="paragraph" style:parent-style-name="Heading_20_2">
      <style:paragraph-properties fo:margin-top="0in" fo:margin-bottom="0.0972in" style:contextual-spacing="false" fo:line-height="115%"/>
      <style:text-properties style:font-name="Calibri Light"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Text_20_body" style:list-style-name="L36">
      <style:text-properties style:font-name="Calibri Light" fo:font-size="14pt" fo:font-style="italic" style:font-size-asian="14pt" style:font-style-asian="italic" style:font-size-complex="14pt" style:font-style-complex="italic"/>
    </style:style>
    <style:style style:name="P69" style:family="paragraph" style:parent-style-name="Text_20_body" style:list-style-name="L37">
      <style:text-properties style:font-name="Calibri Light" fo:font-size="12pt" fo:font-style="italic" style:font-size-asian="12pt" style:font-style-asian="italic" style:font-size-complex="12pt" style:font-style-complex="italic"/>
    </style:style>
    <style:style style:name="P70" style:family="paragraph" style:parent-style-name="Text_20_body" style:list-style-name="L37">
      <style:text-properties style:font-name="Calibri Light" fo:font-size="14pt" fo:font-style="italic" style:font-size-asian="14pt" style:font-style-asian="italic" style:font-size-complex="14pt" style:font-style-complex="italic"/>
    </style:style>
    <style:style style:name="P71" style:family="paragraph" style:parent-style-name="Heading_20_2">
      <style:paragraph-properties fo:margin-top="0in" fo:margin-bottom="0.0972in" style:contextual-spacing="false" fo:line-height="115%"/>
      <style:text-properties style:font-name="Calibri Light" fo:font-size="12pt" fo:font-style="italic" fo:font-weight="bold" officeooo:paragraph-rsid="0036d0aa" style:font-size-asian="12pt" style:font-style-asian="italic" style:font-weight-asian="bold" style:font-size-complex="12pt" style:font-style-complex="italic" style:font-weight-complex="bold"/>
    </style:style>
    <style:style style:name="P72" style:family="paragraph" style:parent-style-name="Text_20_body" style:list-style-name="L37">
      <style:text-properties style:font-name="Calibri Light" fo:font-size="12pt" fo:font-style="italic" officeooo:rsid="0036d0aa" officeooo:paragraph-rsid="0036d0aa" style:font-size-asian="12pt" style:font-style-asian="italic" style:font-size-complex="12pt" style:font-style-complex="italic"/>
    </style:style>
    <style:style style:name="P73" style:family="paragraph" style:parent-style-name="Heading_20_3">
      <style:paragraph-properties fo:margin-top="0in" fo:margin-bottom="0.0972in" style:contextual-spacing="false" fo:line-height="115%"/>
      <style:text-properties style:font-name="Calibri Light"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Text_20_body" style:list-style-name="L38">
      <style:text-properties style:font-name="Calibri Light" fo:font-size="12pt" fo:font-style="italic" style:font-size-asian="12pt" style:font-style-asian="italic" style:font-size-complex="12pt" style:font-style-complex="italic"/>
    </style:style>
    <style:style style:name="P75" style:family="paragraph" style:parent-style-name="Text_20_body" style:list-style-name="L39">
      <style:text-properties style:font-name="Calibri Light" fo:font-size="12pt" fo:font-style="italic" style:font-size-asian="12pt" style:font-style-asian="italic" style:font-size-complex="12pt" style:font-style-complex="italic"/>
    </style:style>
    <style:style style:name="P76" style:family="paragraph" style:parent-style-name="Text_20_body" style:list-style-name="L40">
      <style:text-properties style:font-name="Calibri Light" fo:font-size="12pt" fo:font-style="italic" style:font-size-asian="12pt" style:font-style-asian="italic" style:font-size-complex="12pt" style:font-style-complex="italic"/>
    </style:style>
    <style:style style:name="P77" style:family="paragraph" style:parent-style-name="Heading_20_3">
      <style:text-properties style:font-name="Calibri Light" fo:font-size="12pt" fo:font-style="italic" style:font-size-asian="12pt" style:font-style-asian="italic" style:font-size-complex="12pt" style:font-style-complex="italic"/>
    </style:style>
    <style:style style:name="P78" style:family="paragraph" style:parent-style-name="Text_20_body" style:list-style-name="L41">
      <style:text-properties style:font-name="Calibri Light" fo:font-style="italic" style:font-size-asian="12pt" style:font-style-asian="italic" style:font-style-complex="italic"/>
    </style:style>
    <style:style style:name="P79" style:family="paragraph" style:parent-style-name="Text_20_body">
      <style:text-properties style:font-name="Calibri Light" fo:font-style="italic" style:font-size-asian="12pt" style:font-style-asian="italic" style:font-style-complex="italic"/>
    </style:style>
    <style:style style:name="P80" style:family="paragraph" style:parent-style-name="Text_20_body" style:list-style-name="L42">
      <style:text-properties style:font-name="Calibri Light" fo:font-style="italic" style:font-size-asian="12pt" style:font-style-asian="italic" style:font-style-complex="italic"/>
    </style:style>
    <style:style style:name="P81" style:family="paragraph" style:parent-style-name="Text_20_body" style:list-style-name="L43">
      <style:text-properties style:font-name="Calibri Light" fo:font-size="14pt" fo:font-style="italic" style:font-size-asian="14pt" style:font-style-asian="italic" style:font-size-complex="14pt" style:font-style-complex="italic"/>
    </style:style>
    <style:style style:name="P82" style:family="paragraph" style:parent-style-name="Heading_20_3">
      <style:paragraph-properties fo:margin-top="0in" fo:margin-bottom="0.0972in" style:contextual-spacing="false" fo:line-height="115%"/>
      <style:text-properties style:font-name="Calibri Light" fo:font-style="italic" fo:font-weight="normal" style:font-style-asian="italic" style:font-weight-asian="normal" style:font-style-complex="italic" style:font-weight-complex="normal"/>
    </style:style>
    <style:style style:name="P83" style:family="paragraph" style:parent-style-name="Text_20_body" style:list-style-name="L44">
      <style:text-properties style:font-name="Calibri Light" fo:font-size="14pt" fo:font-style="italic" style:font-size-asian="14pt" style:font-style-asian="italic" style:font-size-complex="14pt" style:font-style-complex="italic"/>
    </style:style>
    <style:style style:name="P84" style:family="paragraph" style:parent-style-name="Text_20_body" style:list-style-name="L45">
      <style:text-properties style:font-name="Calibri Light" fo:font-size="14pt" fo:font-style="italic" style:font-size-asian="14pt" style:font-style-asian="italic" style:font-size-complex="14pt" style:font-style-complex="italic"/>
    </style:style>
    <style:style style:name="P85" style:family="paragraph" style:parent-style-name="Text_20_body" style:list-style-name="L45">
      <style:text-properties style:font-name="Calibri Light" fo:font-size="12pt" fo:font-style="italic" style:font-size-asian="12pt" style:font-style-asian="italic" style:font-size-complex="12pt" style:font-style-complex="italic"/>
    </style:style>
    <style:style style:name="P86" style:family="paragraph" style:parent-style-name="Text_20_body" style:list-style-name="L46">
      <style:text-properties style:font-name="Calibri Light" fo:font-size="14pt" fo:font-style="italic" style:font-size-asian="14pt" style:font-style-asian="italic" style:font-size-complex="14pt" style:font-style-complex="italic"/>
    </style:style>
    <style:style style:name="P87" style:family="paragraph" style:parent-style-name="Text_20_body" style:list-style-name="L47">
      <style:text-properties style:font-name="Calibri Light" fo:font-size="14pt" fo:font-style="italic" style:font-size-asian="14pt" style:font-style-asian="italic" style:font-size-complex="14pt" style:font-style-complex="italic"/>
    </style:style>
    <style:style style:name="P88" style:family="paragraph" style:parent-style-name="Text_20_body" style:list-style-name="L47">
      <style:text-properties style:font-name="Calibri Light" fo:font-size="12pt" fo:font-style="italic" style:font-size-asian="12pt" style:font-style-asian="italic" style:font-size-complex="12pt" style:font-style-complex="italic"/>
    </style:style>
    <style:style style:name="P89" style:family="paragraph" style:parent-style-name="Heading_20_2">
      <style:paragraph-properties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90" style:family="paragraph" style:parent-style-name="Text_20_body" style:list-style-name="L48">
      <style:text-properties style:font-name="Calibri Light" fo:font-style="italic" style:font-size-asian="12pt" style:font-style-asian="italic" style:font-style-complex="italic"/>
    </style:style>
    <style:style style:name="P91" style:family="paragraph" style:parent-style-name="Quotations">
      <style:paragraph-properties fo:margin-top="0in" fo:margin-bottom="0.0972in" style:contextual-spacing="false" fo:line-height="115%"/>
      <style:text-properties style:font-name="Calibri Light" fo:font-style="italic" style:font-size-asian="12pt" style:font-style-asian="italic" style:font-style-complex="italic"/>
    </style:style>
    <style:style style:name="P92" style:family="paragraph" style:parent-style-name="Horizontal_20_Line">
      <style:paragraph-properties fo:margin-top="0in" fo:margin-bottom="0.0972in" style:contextual-spacing="false" fo:line-height="115%"/>
      <style:text-properties style:font-name="Calibri Light" fo:font-size="12pt" fo:font-weight="bold" officeooo:paragraph-rsid="0036d0aa" style:font-size-asian="10.5pt" style:font-weight-asian="bold" style:font-size-complex="12pt" style:font-weight-complex="bold"/>
    </style:style>
    <style:style style:name="P93" style:family="paragraph" style:parent-style-name="Heading_20_2">
      <style:paragraph-properties fo:margin-top="0in" fo:margin-bottom="0.0972in" style:contextual-spacing="false" fo:line-height="115%"/>
      <style:text-properties style:font-name="Calibri Light" fo:font-size="12pt" officeooo:paragraph-rsid="0036d0aa" style:font-size-asian="12pt" style:font-size-complex="12pt"/>
    </style:style>
    <style:style style:name="P94" style:family="paragraph" style:parent-style-name="Text_20_body">
      <style:text-properties style:font-name="Calibri Light" officeooo:paragraph-rsid="0036d0aa" style:font-size-asian="12pt"/>
    </style:style>
    <style:style style:name="P95" style:family="paragraph" style:parent-style-name="Text_20_body">
      <style:paragraph-properties fo:margin-top="0in" fo:margin-bottom="0.0972in" style:contextual-spacing="false" fo:line-height="115%" fo:text-align="start" style:justify-single-word="false"/>
      <style:text-properties style:font-name="Calibri Light" fo:font-size="12pt" fo:font-weight="normal" officeooo:paragraph-rsid="0036d0aa" style:font-size-asian="12pt" style:font-weight-asian="normal" style:font-size-complex="12pt" style:font-weight-complex="normal"/>
    </style:style>
    <style:style style:name="P96" style:family="paragraph" style:parent-style-name="Horizontal_20_Line">
      <style:paragraph-properties fo:margin-top="0in" fo:margin-bottom="0.0972in" style:contextual-spacing="false" fo:line-height="115%"/>
      <style:text-properties style:font-name="Calibri Light" fo:font-size="12pt" fo:font-style="italic" style:font-size-asian="10.5pt" style:font-style-asian="italic" style:font-size-complex="12pt" style:font-style-complex="italic"/>
    </style:style>
    <style:style style:name="P97" style:family="paragraph" style:parent-style-name="Heading_20_3">
      <style:paragraph-properties fo:margin-top="0in" fo:margin-bottom="0.0972in" style:contextual-spacing="false" fo:line-height="115%"/>
      <style:text-properties style:font-name="Calibri Light" fo:font-size="12pt" fo:font-style="italic" fo:font-weight="bold" style:font-size-asian="10.5pt" style:font-style-asian="italic" style:font-weight-asian="bold" style:font-size-complex="12pt" style:font-style-complex="italic" style:font-weight-complex="bold"/>
    </style:style>
    <style:style style:name="P98" style:family="paragraph" style:parent-style-name="Text_20_body" style:list-style-name="L49">
      <style:text-properties style:font-name="Calibri Light" fo:font-style="italic" style:font-style-asian="italic" style:font-style-complex="italic"/>
    </style:style>
    <style:style style:name="P99" style:family="paragraph" style:parent-style-name="Text_20_body" style:list-style-name="L50">
      <style:text-properties style:font-name="Calibri Light" fo:font-style="italic" style:font-style-asian="italic" style:font-style-complex="italic"/>
    </style:style>
    <style:style style:name="P100" style:family="paragraph" style:parent-style-name="Text_20_body">
      <style:text-properties style:font-name="Calibri Light" fo:font-style="italic" style:font-style-asian="italic" style:font-style-complex="italic"/>
    </style:style>
    <style:style style:name="P101" style:family="paragraph" style:parent-style-name="Text_20_body" style:list-style-name="L51">
      <style:text-properties style:font-name="Calibri Light" fo:font-style="italic" style:font-style-asian="italic" style:font-style-complex="italic"/>
    </style:style>
    <style:style style:name="P102" style:family="paragraph" style:parent-style-name="Text_20_body" style:list-style-name="L52">
      <style:text-properties style:font-name="Calibri Light" fo:font-style="italic" style:font-style-asian="italic" style:font-style-complex="italic"/>
    </style:style>
    <style:style style:name="P103" style:family="paragraph" style:parent-style-name="Heading_20_3">
      <style:paragraph-properties fo:margin-top="0in" fo:margin-bottom="0.0972in" style:contextual-spacing="false" fo:line-height="115%"/>
      <style:text-properties style:font-name="Calibri Light" fo:font-size="12pt" fo:font-style="italic" fo:font-weight="normal" style:font-size-asian="10.5pt" style:font-style-asian="italic" style:font-weight-asian="normal" style:font-size-complex="12pt" style:font-style-complex="italic" style:font-weight-complex="normal"/>
    </style:style>
    <style:style style:name="P104" style:family="paragraph" style:parent-style-name="Text_20_body" style:list-style-name="L53">
      <style:text-properties style:font-name="Calibri Light" fo:font-style="italic" style:font-style-asian="italic" style:font-style-complex="italic"/>
    </style:style>
    <style:style style:name="P105" style:family="paragraph" style:parent-style-name="Text_20_body" style:list-style-name="L54">
      <style:text-properties style:font-name="Calibri Light" fo:font-style="italic" style:font-style-asian="italic" style:font-style-complex="italic"/>
    </style:style>
    <style:style style:name="P106" style:family="paragraph" style:parent-style-name="Text_20_body" style:list-style-name="L55">
      <style:text-properties style:font-name="Calibri Light" fo:font-style="italic" style:font-style-asian="italic" style:font-style-complex="italic"/>
    </style:style>
    <style:style style:name="P107" style:family="paragraph" style:parent-style-name="Text_20_body" style:list-style-name="L56">
      <style:text-properties style:font-name="Calibri Light" fo:font-style="italic" style:font-style-asian="italic" style:font-style-complex="italic"/>
    </style:style>
    <style:style style:name="P108" style:family="paragraph" style:parent-style-name="Text_20_body">
      <style:paragraph-properties fo:margin-top="0in" fo:margin-bottom="0.0972in" style:contextual-spacing="false" fo:line-height="115%"/>
      <style:text-properties style:font-name="Calibri Light" fo:font-size="12pt" fo:font-style="italic" fo:font-weight="bold" style:font-size-asian="10.5pt" style:font-style-asian="italic" style:font-weight-asian="bold" style:font-size-complex="12pt" style:font-style-complex="italic" style:font-weight-complex="bold"/>
    </style:style>
    <style:style style:name="P109" style:family="paragraph" style:parent-style-name="Heading_20_3">
      <style:paragraph-properties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110" style:family="paragraph" style:parent-style-name="Horizontal_20_Line">
      <style:paragraph-properties fo:margin-top="0in" fo:margin-bottom="0.0972in" style:contextual-spacing="false" fo:line-height="115%"/>
      <style:text-properties style:font-name="Calibri Light" fo:font-size="12pt" fo:font-weight="bold" officeooo:paragraph-rsid="0036a4bd" style:font-size-asian="10.5pt" style:font-weight-asian="bold" style:font-size-complex="12pt" style:font-weight-complex="bold"/>
    </style:style>
    <style:style style:name="P111" style:family="paragraph" style:parent-style-name="Heading_20_2">
      <style:paragraph-properties fo:margin-top="0in" fo:margin-bottom="0.0972in" style:contextual-spacing="false" fo:line-height="115%"/>
      <style:text-properties style:font-name="Calibri Light" fo:font-size="12pt" officeooo:paragraph-rsid="0036a4bd" style:font-size-asian="12pt" style:font-size-complex="12pt"/>
    </style:style>
    <style:style style:name="P112" style:family="paragraph" style:parent-style-name="Text_20_body">
      <style:text-properties style:font-name="Calibri Light" officeooo:paragraph-rsid="0036a4bd" style:font-size-asian="12pt"/>
    </style:style>
    <style:style style:name="P113" style:family="paragraph" style:parent-style-name="Text_20_body">
      <style:paragraph-properties fo:margin-top="0in" fo:margin-bottom="0.0972in" style:contextual-spacing="false" fo:line-height="115%" fo:text-align="start" style:justify-single-word="false"/>
      <style:text-properties style:font-name="Calibri Light" fo:font-size="12pt" fo:font-weight="normal" officeooo:paragraph-rsid="0036a4bd" style:font-size-asian="12pt" style:font-weight-asian="normal" style:font-size-complex="12pt" style:font-weight-complex="normal"/>
    </style:style>
    <style:style style:name="P114" style:family="paragraph" style:parent-style-name="Heading_20_1">
      <style:paragraph-properties fo:margin-top="0in" fo:margin-bottom="0.0972in" style:contextual-spacing="false" fo:line-height="115%" fo:text-align="start" style:justify-single-word="false"/>
      <style:text-properties style:font-name="Calibri Light" fo:font-size="12pt" fo:font-weight="normal" officeooo:paragraph-rsid="0031f490" style:font-size-asian="12pt" style:font-weight-asian="normal" style:font-size-complex="12pt" style:font-weight-complex="normal"/>
    </style:style>
    <style:style style:name="P115" style:family="paragraph" style:parent-style-name="Heading_20_2">
      <style:paragraph-properties fo:margin-top="0in" fo:margin-bottom="0.0972in" style:contextual-spacing="false" fo:line-height="115%"/>
      <style:text-properties style:font-name="Calibri Light" fo:font-size="12pt" fo:font-weight="normal" style:font-size-asian="10.5pt" style:font-weight-asian="normal" style:font-size-complex="12pt" style:font-weight-complex="normal"/>
    </style:style>
    <style:style style:name="P116" style:family="paragraph" style:parent-style-name="Heading_20_2">
      <style:paragraph-properties fo:margin-top="0in" fo:margin-bottom="0.0972in" style:contextual-spacing="false" fo:line-height="115%"/>
      <style:text-properties style:font-name="Calibri Light" fo:font-size="12pt" fo:font-weight="bold" style:font-size-asian="10.5pt" style:font-weight-asian="bold" style:font-size-complex="12pt" style:font-weight-complex="bold"/>
    </style:style>
    <style:style style:name="P117" style:family="paragraph" style:parent-style-name="Text_20_body" style:list-style-name="L57">
      <style:text-properties style:font-name="Calibri Light"/>
    </style:style>
    <style:style style:name="P118" style:family="paragraph" style:parent-style-name="Text_20_body" style:list-style-name="L58">
      <style:text-properties style:font-name="Calibri Light"/>
    </style:style>
    <style:style style:name="P119" style:family="paragraph" style:parent-style-name="Heading_20_3">
      <style:paragraph-properties fo:margin-top="0in" fo:margin-bottom="0.0972in" style:contextual-spacing="false" fo:line-height="115%"/>
      <style:text-properties style:font-name="Calibri Light" fo:font-size="12pt" fo:font-weight="normal" style:font-size-asian="10.5pt" style:font-weight-asian="normal" style:font-size-complex="12pt" style:font-weight-complex="normal"/>
    </style:style>
    <style:style style:name="P120" style:family="paragraph" style:parent-style-name="Text_20_body" style:list-style-name="L59">
      <style:text-properties style:font-name="Calibri Light"/>
    </style:style>
    <style:style style:name="P121" style:family="paragraph" style:parent-style-name="Text_20_body" style:list-style-name="L60">
      <style:text-properties style:font-name="Calibri Light"/>
    </style:style>
    <style:style style:name="P122" style:family="paragraph" style:parent-style-name="Text_20_body" style:list-style-name="L61">
      <style:text-properties style:font-name="Calibri Light"/>
    </style:style>
    <style:style style:name="P123" style:family="paragraph" style:parent-style-name="Horizontal_20_Line">
      <style:paragraph-properties fo:margin-top="0in" fo:margin-bottom="0.0972in" style:contextual-spacing="false" fo:line-height="115%"/>
      <style:text-properties style:font-name="Calibri Light" fo:font-size="12pt" fo:font-weight="bold" style:font-size-asian="10.5pt" style:font-weight-asian="bold" style:font-size-complex="12pt" style:font-weight-complex="bold"/>
    </style:style>
    <style:style style:name="P124" style:family="paragraph" style:parent-style-name="Text_20_body" style:list-style-name="L62">
      <style:text-properties style:font-name="Calibri Light"/>
    </style:style>
    <style:style style:name="P125" style:family="paragraph" style:parent-style-name="Text_20_body" style:list-style-name="L63">
      <style:text-properties style:font-name="Calibri Light"/>
    </style:style>
    <style:style style:name="P126" style:family="paragraph" style:parent-style-name="Text_20_body" style:list-style-name="L64">
      <style:text-properties style:font-name="Calibri Light"/>
    </style:style>
    <style:style style:name="P127" style:family="paragraph" style:parent-style-name="Text_20_body" style:list-style-name="L65">
      <style:text-properties style:font-name="Calibri Light"/>
    </style:style>
    <style:style style:name="P128" style:family="paragraph" style:parent-style-name="Text_20_body" style:list-style-name="L66">
      <style:text-properties style:font-name="Calibri Light"/>
    </style:style>
    <style:style style:name="P129" style:family="paragraph" style:parent-style-name="Text_20_body" style:list-style-name="L67">
      <style:text-properties style:font-name="Calibri Light"/>
    </style:style>
    <style:style style:name="P130" style:family="paragraph" style:parent-style-name="Text_20_body" style:list-style-name="L68">
      <style:text-properties style:font-name="Calibri Light"/>
    </style:style>
    <style:style style:name="P131" style:family="paragraph" style:parent-style-name="Text_20_body" style:list-style-name="L69">
      <style:text-properties style:font-name="Calibri Light"/>
    </style:style>
    <style:style style:name="P132" style:family="paragraph" style:parent-style-name="Text_20_body" style:list-style-name="L70">
      <style:text-properties style:font-name="Calibri Light"/>
    </style:style>
    <style:style style:name="P133" style:family="paragraph" style:parent-style-name="Text_20_body" style:list-style-name="L71">
      <style:text-properties style:font-name="Calibri Light"/>
    </style:style>
    <style:style style:name="P134" style:family="paragraph" style:parent-style-name="Text_20_body" style:list-style-name="L72">
      <style:text-properties style:font-name="Calibri Light"/>
    </style:style>
    <style:style style:name="P135" style:family="paragraph" style:parent-style-name="Heading_20_2">
      <style:paragraph-properties fo:margin-top="0in" fo:margin-bottom="0.0972in" style:contextual-spacing="false" fo:line-height="115%"/>
      <style:text-properties style:font-name="Calibri Light" fo:font-size="12pt" fo:font-weight="bold" officeooo:paragraph-rsid="00357012" style:font-size-asian="10.5pt" style:font-weight-asian="bold" style:font-size-complex="12pt" style:font-weight-complex="bold"/>
    </style:style>
    <style:style style:name="P136" style:family="paragraph" style:parent-style-name="Text_20_body">
      <style:paragraph-properties fo:margin-top="0in" fo:margin-bottom="0.0972in" style:contextual-spacing="false" fo:line-height="115%" fo:text-align="start" style:justify-single-word="false"/>
      <style:text-properties style:font-name="Calibri Light" fo:font-size="12pt" fo:font-weight="normal" officeooo:paragraph-rsid="0031f490" style:font-size-asian="12pt" style:font-weight-asian="normal" style:font-size-complex="12pt" style:font-weight-complex="normal"/>
    </style:style>
    <style:style style:name="P137" style:family="paragraph" style:parent-style-name="Heading_20_2">
      <style:paragraph-properties fo:margin-top="0in" fo:margin-bottom="0.0972in" style:contextual-spacing="false" fo:line-height="115%" fo:text-align="start" style:justify-single-word="false"/>
      <style:text-properties style:font-name="Calibri Light" fo:font-size="12pt" fo:font-weight="normal" officeooo:paragraph-rsid="00357012" style:font-size-asian="12pt" style:font-weight-asian="normal" style:font-size-complex="12pt" style:font-weight-complex="normal"/>
    </style:style>
    <style:style style:name="P138" style:family="paragraph" style:parent-style-name="Horizontal_20_Line">
      <style:paragraph-properties fo:margin-top="0in" fo:margin-bottom="0.0972in" style:contextual-spacing="false" fo:line-height="115%"/>
      <style:text-properties style:font-name="Calibri Light" fo:font-size="12pt" fo:font-weight="bold" officeooo:paragraph-rsid="00357012" style:font-size-asian="10.5pt" style:font-weight-asian="bold" style:font-size-complex="12pt" style:font-weight-complex="bold"/>
    </style:style>
    <style:style style:name="P139" style:family="paragraph" style:parent-style-name="Heading_20_2">
      <style:paragraph-properties fo:margin-top="0in" fo:margin-bottom="0.0972in" style:contextual-spacing="false" fo:line-height="115%"/>
      <style:text-properties style:font-name="Calibri Light" fo:font-size="12pt" officeooo:paragraph-rsid="00357012" style:font-size-asian="12pt" style:font-size-complex="12pt"/>
    </style:style>
    <style:style style:name="P140" style:family="paragraph" style:parent-style-name="Text_20_body">
      <style:text-properties style:font-name="Calibri Light" officeooo:paragraph-rsid="00357012" style:font-size-asian="12pt"/>
    </style:style>
    <style:style style:name="P141" style:family="paragraph" style:parent-style-name="Text_20_body">
      <style:paragraph-properties fo:margin-top="0in" fo:margin-bottom="0.0972in" style:contextual-spacing="false" fo:line-height="115%" fo:text-align="start" style:justify-single-word="false"/>
      <style:text-properties style:font-name="Calibri Light" fo:font-size="12pt" fo:font-weight="normal" officeooo:paragraph-rsid="00357012" style:font-size-asian="12pt" style:font-weight-asian="normal" style:font-size-complex="12pt" style:font-weight-complex="normal"/>
    </style:style>
    <style:style style:name="P142" style:family="paragraph" style:parent-style-name="Heading_20_2">
      <style:paragraph-properties fo:margin-top="0in" fo:margin-bottom="0.0972in" style:contextual-spacing="false" fo:line-height="115%"/>
      <style:text-properties style:font-name="Calibri Light" fo:font-size="14pt" fo:font-weight="normal" officeooo:paragraph-rsid="0031f490" style:font-size-asian="14pt" style:font-weight-asian="normal" style:font-size-complex="14pt" style:font-weight-complex="normal"/>
    </style:style>
    <style:style style:name="P143" style:family="paragraph" style:parent-style-name="Heading_20_2">
      <style:paragraph-properties fo:margin-top="0in" fo:margin-bottom="0.0972in" style:contextual-spacing="false" fo:line-height="115%"/>
      <style:text-properties style:font-name="Calibri Light" fo:font-size="12pt" fo:font-weight="bold" style:font-size-asian="12pt" style:font-weight-asian="bold" style:font-size-complex="12pt" style:font-weight-complex="bold"/>
    </style:style>
    <style:style style:name="P144" style:family="paragraph" style:parent-style-name="Text_20_body" style:list-style-name="L73">
      <style:text-properties style:font-name="Calibri Light" fo:font-size="14pt" style:font-size-asian="14pt" style:font-size-complex="14pt"/>
    </style:style>
    <style:style style:name="P145" style:family="paragraph" style:parent-style-name="Horizontal_20_Line">
      <style:paragraph-properties fo:margin-top="0in" fo:margin-bottom="0.0972in" style:contextual-spacing="false" fo:line-height="115%"/>
      <style:text-properties style:font-name="Calibri Light" fo:font-size="12pt" style:font-size-asian="12pt" style:font-size-complex="12pt"/>
    </style:style>
    <style:style style:name="P146" style:family="paragraph" style:parent-style-name="Text_20_body" style:list-style-name="L74">
      <style:text-properties style:font-name="Calibri Light" fo:font-size="14pt" style:font-size-asian="14pt" style:font-size-complex="14pt"/>
    </style:style>
    <style:style style:name="P147" style:family="paragraph" style:parent-style-name="Text_20_body" style:list-style-name="L74">
      <style:text-properties style:font-name="Calibri Light" fo:font-size="12pt" style:font-size-asian="12pt" style:font-size-complex="12pt"/>
    </style:style>
    <style:style style:name="P148" style:family="paragraph" style:parent-style-name="Heading_20_3">
      <style:paragraph-properties fo:margin-top="0in" fo:margin-bottom="0.0972in" style:contextual-spacing="false" fo:line-height="115%"/>
      <style:text-properties style:font-name="Calibri Light" fo:font-weight="normal" style:font-weight-asian="normal" style:font-weight-complex="normal"/>
    </style:style>
    <style:style style:name="P149" style:family="paragraph" style:parent-style-name="Text_20_body" style:list-style-name="L75">
      <style:text-properties style:font-name="Calibri Light" fo:font-size="14pt" style:font-size-asian="14pt" style:font-size-complex="14pt"/>
    </style:style>
    <style:style style:name="P150" style:family="paragraph" style:parent-style-name="Text_20_body" style:list-style-name="L76">
      <style:text-properties style:font-name="Calibri Light" fo:font-size="14pt" style:font-size-asian="14pt" style:font-size-complex="14pt"/>
    </style:style>
    <style:style style:name="P151" style:family="paragraph" style:parent-style-name="Text_20_body" style:list-style-name="L76">
      <style:text-properties style:font-name="Calibri Light" fo:font-size="12pt" style:font-size-asian="12pt" style:font-size-complex="12pt"/>
    </style:style>
    <style:style style:name="P152" style:family="paragraph" style:parent-style-name="Text_20_body" style:list-style-name="L77">
      <style:text-properties style:font-name="Calibri Light" fo:font-size="14pt" style:font-size-asian="14pt" style:font-size-complex="14pt"/>
    </style:style>
    <style:style style:name="P153" style:family="paragraph" style:parent-style-name="Table_20_Heading">
      <style:text-properties fo:font-size="12pt" style:font-size-asian="12pt" style:font-size-complex="12pt"/>
    </style:style>
    <style:style style:name="P154" style:family="paragraph" style:parent-style-name="Table_20_Contents">
      <style:text-properties fo:font-size="12pt" style:font-size-asian="12pt" style:font-size-complex="12pt"/>
    </style:style>
    <style:style style:name="P155" style:family="paragraph" style:parent-style-name="Text_20_body">
      <style:paragraph-properties fo:margin-top="0in" fo:margin-bottom="0.0972in" style:contextual-spacing="false" fo:line-height="115%"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156" style:family="paragraph" style:parent-style-name="Heading_20_2">
      <style:paragraph-properties fo:margin-top="0in" fo:margin-bottom="0.0972in" style:contextual-spacing="false" fo:line-height="115%"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157" style:family="paragraph" style:parent-style-name="Text_20_body">
      <style:text-properties style:font-name="Calibri Light" fo:font-size="14pt" style:font-size-asian="14pt" style:font-size-complex="14pt"/>
    </style:style>
    <style:style style:name="P158" style:family="paragraph" style:parent-style-name="Text_20_body" style:list-style-name="L78">
      <style:text-properties style:font-name="Calibri Light" fo:font-size="14pt" style:font-size-asian="14pt" style:font-size-complex="14pt"/>
    </style:style>
    <style:style style:name="P159" style:family="paragraph" style:parent-style-name="Text_20_body" style:list-style-name="L79">
      <style:text-properties style:font-name="Calibri Light" fo:font-size="14pt" style:font-size-asian="14pt" style:font-size-complex="14pt"/>
    </style:style>
    <style:style style:name="P160" style:family="paragraph" style:parent-style-name="Text_20_body" style:list-style-name="L80">
      <style:text-properties style:font-name="Calibri Light" fo:font-size="14pt" style:font-size-asian="14pt" style:font-size-complex="14pt"/>
    </style:style>
    <style:style style:name="P161" style:family="paragraph" style:parent-style-name="Text_20_body" style:list-style-name="L81">
      <style:text-properties style:font-name="Calibri Light" fo:font-size="14pt" style:font-size-asian="14pt" style:font-size-complex="14pt"/>
    </style:style>
    <style:style style:name="P162" style:family="paragraph" style:parent-style-name="Text_20_body" style:list-style-name="L82">
      <style:text-properties style:font-name="Calibri Light" fo:font-size="14pt" style:font-size-asian="14pt" style:font-size-complex="14pt"/>
    </style:style>
    <style:style style:name="P163" style:family="paragraph" style:parent-style-name="Text_20_body" style:list-style-name="L82">
      <style:text-properties style:font-name="Calibri Light" fo:font-size="12pt" style:font-size-asian="12pt" style:font-size-complex="12pt"/>
    </style:style>
    <style:style style:name="P164" style:family="paragraph" style:parent-style-name="Text_20_body" style:list-style-name="L83">
      <style:text-properties style:font-name="Calibri Light" fo:font-size="14pt" style:font-size-asian="14pt" style:font-size-complex="14pt"/>
    </style:style>
    <style:style style:name="P165" style:family="paragraph" style:parent-style-name="Text_20_body" style:list-style-name="L84">
      <style:text-properties style:font-name="Calibri Light" fo:font-size="12pt" style:font-size-asian="12pt" style:font-size-complex="12pt"/>
    </style:style>
    <style:style style:name="P166" style:family="paragraph" style:parent-style-name="Text_20_body" style:list-style-name="L84">
      <style:text-properties style:font-name="Calibri Light" fo:font-size="14pt" style:font-size-asian="14pt" style:font-size-complex="14pt"/>
    </style:style>
    <style:style style:name="P167" style:family="paragraph" style:parent-style-name="Heading_20_2">
      <style:paragraph-properties fo:margin-top="0in" fo:margin-bottom="0.0972in" style:contextual-spacing="false" fo:line-height="115%"/>
      <style:text-properties style:font-name="Calibri Light" officeooo:paragraph-rsid="0031f490"/>
    </style:style>
    <style:style style:name="P168" style:family="paragraph" style:parent-style-name="Text_20_body" style:list-style-name="L85">
      <style:text-properties style:font-name="Calibri Light" officeooo:rsid="0031f490" officeooo:paragraph-rsid="0031f490"/>
    </style:style>
    <style:style style:name="P169" style:family="paragraph" style:parent-style-name="Text_20_body" style:list-style-name="L86">
      <style:text-properties style:font-name="Calibri Light" officeooo:rsid="0031f490"/>
    </style:style>
    <style:style style:name="P170" style:family="paragraph" style:parent-style-name="Text_20_body">
      <style:text-properties style:font-name="Calibri Light" officeooo:rsid="0031f490"/>
    </style:style>
    <style:style style:name="P171" style:family="paragraph" style:parent-style-name="Text_20_body" style:list-style-name="L87">
      <style:text-properties style:font-name="Calibri Light" officeooo:rsid="0031f490"/>
    </style:style>
    <style:style style:name="P172" style:family="paragraph" style:parent-style-name="Text_20_body" style:list-style-name="L88">
      <style:text-properties style:font-name="Calibri Light" officeooo:rsid="0031f490"/>
    </style:style>
    <style:style style:name="P173" style:family="paragraph" style:parent-style-name="Text_20_body" style:list-style-name="L89">
      <style:text-properties style:font-name="Calibri Light" officeooo:rsid="0031f490"/>
    </style:style>
    <style:style style:name="P174" style:family="paragraph" style:parent-style-name="Text_20_body" style:list-style-name="L90">
      <style:text-properties style:font-name="Calibri Light" officeooo:rsid="0031f490"/>
    </style:style>
    <style:style style:name="P175" style:family="paragraph" style:parent-style-name="Horizontal_20_Line">
      <style:paragraph-properties fo:margin-top="0in" fo:margin-bottom="0.0972in" style:contextual-spacing="false" fo:line-height="115%"/>
      <style:text-properties style:font-name="Calibri Light" fo:font-size="12pt" officeooo:paragraph-rsid="0031f490" style:font-size-asian="10.5pt" style:font-size-complex="12pt"/>
    </style:style>
    <style:style style:name="P176" style:family="paragraph" style:parent-style-name="Heading_20_2">
      <style:paragraph-properties fo:margin-top="0in" fo:margin-bottom="0.0972in" style:contextual-spacing="false" fo:line-height="115%"/>
      <style:text-properties style:font-name="Calibri Light" fo:font-size="12pt" fo:font-weight="bold" officeooo:paragraph-rsid="0031f490" style:font-size-asian="10.5pt" style:font-weight-asian="bold" style:font-size-complex="12pt" style:font-weight-complex="bold"/>
    </style:style>
    <style:style style:name="P177" style:family="paragraph" style:parent-style-name="Text_20_body" style:list-style-name="L91">
      <style:text-properties style:font-name="Calibri Light" officeooo:paragraph-rsid="0031f490"/>
    </style:style>
    <style:style style:name="P178" style:family="paragraph" style:parent-style-name="Quotations">
      <style:paragraph-properties fo:margin-top="0in" fo:margin-bottom="0.0972in" style:contextual-spacing="false" fo:line-height="115%"/>
      <style:text-properties style:font-name="Calibri Light" fo:font-size="14pt" style:font-size-asian="14pt" style:font-size-complex="14pt"/>
    </style:style>
    <style:style style:name="P179" style:family="paragraph" style:parent-style-name="Horizontal_20_Line">
      <style:paragraph-properties fo:margin-top="0in" fo:margin-bottom="0.0972in" style:contextual-spacing="false" fo:line-height="115%"/>
      <style:text-properties style:font-name="Calibri Light" fo:font-size="12pt" fo:font-weight="bold" officeooo:paragraph-rsid="0031f490" style:font-size-asian="10.5pt" style:font-weight-asian="bold" style:font-size-complex="12pt" style:font-weight-complex="bold"/>
    </style:style>
    <style:style style:name="P180" style:family="paragraph" style:parent-style-name="Heading_20_2">
      <style:paragraph-properties fo:margin-top="0in" fo:margin-bottom="0.0972in" style:contextual-spacing="false" fo:line-height="115%"/>
      <style:text-properties style:font-name="Calibri Light" fo:font-size="12pt" officeooo:paragraph-rsid="0031f490" style:font-size-asian="12pt" style:font-size-complex="12pt"/>
    </style:style>
    <style:style style:name="P181" style:family="paragraph" style:parent-style-name="Text_20_body">
      <style:text-properties style:font-name="Calibri Light" officeooo:paragraph-rsid="0031f490" style:font-size-asian="12pt"/>
    </style:style>
    <style:style style:name="P182" style:family="paragraph" style:parent-style-name="Heading_20_1">
      <style:paragraph-properties fo:margin-top="0in" fo:margin-bottom="0.0972in" style:contextual-spacing="false" fo:line-height="115%" fo:text-align="start" style:justify-single-word="false"/>
      <style:text-properties style:font-name="Calibri Light" fo:font-size="12pt" fo:font-weight="normal" officeooo:paragraph-rsid="002d1a7a" style:font-size-asian="12pt" style:font-weight-asian="normal" style:font-size-complex="12pt" style:font-weight-complex="normal"/>
    </style:style>
    <style:style style:name="P183" style:family="paragraph" style:parent-style-name="Heading_20_2">
      <style:paragraph-properties fo:margin-top="0in" fo:margin-bottom="0.0972in" style:contextual-spacing="false" fo:line-height="115%"/>
      <style:text-properties style:font-name="Calibri Light" fo:font-size="12pt" fo:font-weight="normal" officeooo:paragraph-rsid="003023f2" style:font-size-asian="10.5pt" style:font-weight-asian="normal" style:font-size-complex="12pt" style:font-weight-complex="normal"/>
    </style:style>
    <style:style style:name="P184" style:family="paragraph" style:parent-style-name="Heading_20_3">
      <style:paragraph-properties fo:margin-top="0in" fo:margin-bottom="0.0972in" style:contextual-spacing="false" fo:line-height="115%"/>
      <style:text-properties style:font-name="Calibri Light" fo:font-size="12pt" fo:font-weight="normal" officeooo:paragraph-rsid="002d1a7a" style:font-size-asian="10.5pt" style:font-weight-asian="normal" style:font-size-complex="12pt" style:font-weight-complex="normal"/>
    </style:style>
    <style:style style:name="P185" style:family="paragraph" style:parent-style-name="Heading_20_2">
      <style:paragraph-properties fo:margin-top="0in" fo:margin-bottom="0.0972in" style:contextual-spacing="false" fo:line-height="115%"/>
      <style:text-properties style:font-name="Calibri Light" fo:font-size="12pt" fo:font-weight="normal" officeooo:paragraph-rsid="002d1a7a" style:font-size-asian="10.5pt" style:font-weight-asian="normal" style:font-size-complex="12pt" style:font-weight-complex="normal"/>
    </style:style>
    <style:style style:name="P186" style:family="paragraph" style:parent-style-name="Text_20_body" style:list-style-name="L92">
      <style:text-properties style:font-name="Calibri Light" officeooo:paragraph-rsid="002d1a7a"/>
    </style:style>
    <style:style style:name="P187" style:family="paragraph" style:parent-style-name="Horizontal_20_Line">
      <style:paragraph-properties fo:margin-top="0in" fo:margin-bottom="0.0972in" style:contextual-spacing="false" fo:line-height="115%"/>
      <style:text-properties style:font-name="Calibri Light" fo:font-size="12pt" officeooo:paragraph-rsid="002d1a7a" style:font-size-asian="10.5pt" style:font-size-complex="12pt"/>
    </style:style>
    <style:style style:name="P188" style:family="paragraph" style:parent-style-name="Heading_20_2">
      <style:paragraph-properties fo:margin-top="0in" fo:margin-bottom="0.0972in" style:contextual-spacing="false" fo:line-height="115%"/>
      <style:text-properties style:font-name="Calibri Light" fo:font-size="12pt" fo:font-weight="bold" officeooo:paragraph-rsid="002d1a7a" style:font-size-asian="10.5pt" style:font-weight-asian="bold" style:font-size-complex="12pt" style:font-weight-complex="bold"/>
    </style:style>
    <style:style style:name="P189" style:family="paragraph" style:parent-style-name="Text_20_body" style:list-style-name="L93">
      <style:text-properties style:font-name="Calibri Light" officeooo:paragraph-rsid="002d1a7a"/>
    </style:style>
    <style:style style:name="P190" style:family="paragraph" style:parent-style-name="Text_20_body">
      <style:text-properties style:font-name="Calibri Light" officeooo:paragraph-rsid="002d1a7a"/>
    </style:style>
    <style:style style:name="P191" style:family="paragraph" style:parent-style-name="Text_20_body" style:list-style-name="L94">
      <style:text-properties style:font-name="Calibri Light" officeooo:paragraph-rsid="002d1a7a"/>
    </style:style>
    <style:style style:name="P192" style:family="paragraph" style:parent-style-name="Text_20_body" style:list-style-name="L95">
      <style:text-properties style:font-name="Calibri Light" officeooo:paragraph-rsid="002d1a7a"/>
    </style:style>
    <style:style style:name="P193" style:family="paragraph" style:parent-style-name="Text_20_body" style:list-style-name="L96">
      <style:text-properties style:font-name="Calibri Light" officeooo:paragraph-rsid="002d1a7a"/>
    </style:style>
    <style:style style:name="P194" style:family="paragraph" style:parent-style-name="Text_20_body" style:list-style-name="L97">
      <style:text-properties style:font-name="Calibri Light" officeooo:paragraph-rsid="002d1a7a"/>
    </style:style>
    <style:style style:name="P195" style:family="paragraph" style:parent-style-name="Text_20_body" style:list-style-name="L98">
      <style:text-properties style:font-name="Calibri Light" officeooo:paragraph-rsid="002d1a7a"/>
    </style:style>
    <style:style style:name="P196" style:family="paragraph" style:parent-style-name="Heading_20_3">
      <style:paragraph-properties fo:margin-top="0in" fo:margin-bottom="0.0972in" style:contextual-spacing="false" fo:line-height="115%"/>
      <style:text-properties style:font-name="Calibri Light" fo:font-size="12pt" fo:font-weight="bold" officeooo:paragraph-rsid="002d1a7a" style:font-size-asian="10.5pt" style:font-weight-asian="bold" style:font-size-complex="12pt" style:font-weight-complex="bold"/>
    </style:style>
    <style:style style:name="P197" style:family="paragraph" style:parent-style-name="Text_20_body" style:list-style-name="L99">
      <style:text-properties style:font-name="Calibri Light" officeooo:paragraph-rsid="002d1a7a"/>
    </style:style>
    <style:style style:name="P198" style:family="paragraph" style:parent-style-name="Text_20_body" style:list-style-name="L100">
      <style:text-properties style:font-name="Calibri Light" officeooo:paragraph-rsid="002d1a7a"/>
    </style:style>
    <style:style style:name="P199" style:family="paragraph" style:parent-style-name="Text_20_body" style:list-style-name="L101">
      <style:text-properties style:font-name="Calibri Light" officeooo:paragraph-rsid="002d1a7a"/>
    </style:style>
    <style:style style:name="P200" style:family="paragraph" style:parent-style-name="Text_20_body" style:list-style-name="L102">
      <style:text-properties style:font-name="Calibri Light" officeooo:paragraph-rsid="002d1a7a"/>
    </style:style>
    <style:style style:name="P201" style:family="paragraph" style:parent-style-name="Text_20_body" style:list-style-name="L103">
      <style:text-properties style:font-name="Calibri Light" officeooo:paragraph-rsid="002d1a7a"/>
    </style:style>
    <style:style style:name="P202" style:family="paragraph" style:parent-style-name="Text_20_body" style:list-style-name="L104">
      <style:text-properties style:font-name="Calibri Light" officeooo:paragraph-rsid="002d1a7a"/>
    </style:style>
    <style:style style:name="P203" style:family="paragraph" style:parent-style-name="Text_20_body" style:list-style-name="L85">
      <style:text-properties style:font-name="Calibri Light" officeooo:paragraph-rsid="002d1a7a"/>
    </style:style>
    <style:style style:name="P204" style:family="paragraph" style:parent-style-name="Text_20_body" style:list-style-name="L105">
      <style:text-properties style:font-name="Calibri Light" officeooo:paragraph-rsid="002d1a7a"/>
    </style:style>
    <style:style style:name="P205" style:family="paragraph" style:parent-style-name="Quotations">
      <style:paragraph-properties fo:margin-top="0in" fo:margin-bottom="0.0972in" style:contextual-spacing="false" fo:line-height="115%"/>
      <style:text-properties style:font-name="Calibri Light" officeooo:paragraph-rsid="002d1a7a"/>
    </style:style>
    <style:style style:name="P206" style:family="paragraph" style:parent-style-name="Horizontal_20_Line">
      <style:paragraph-properties fo:margin-top="0in" fo:margin-bottom="0.0972in" style:contextual-spacing="false" fo:line-height="115%"/>
      <style:text-properties style:font-name="Calibri Light" fo:font-size="12pt" fo:font-weight="bold" officeooo:paragraph-rsid="002d1a7a" style:font-size-asian="10.5pt" style:font-weight-asian="bold" style:font-size-complex="12pt" style:font-weight-complex="bold"/>
    </style:style>
    <style:style style:name="P207" style:family="paragraph" style:parent-style-name="Heading_20_2">
      <style:paragraph-properties fo:margin-top="0in" fo:margin-bottom="0.0972in" style:contextual-spacing="false" fo:line-height="115%"/>
      <style:text-properties style:font-name="Calibri Light" fo:font-size="12pt" officeooo:paragraph-rsid="002d1a7a" style:font-size-asian="12pt" style:font-size-complex="12pt"/>
    </style:style>
    <style:style style:name="P208" style:family="paragraph" style:parent-style-name="Text_20_body">
      <style:text-properties style:font-name="Calibri Light" officeooo:paragraph-rsid="002d1a7a" style:font-size-asian="12pt"/>
    </style:style>
    <style:style style:name="P209" style:family="paragraph" style:parent-style-name="Text_20_body">
      <style:paragraph-properties fo:text-align="start" style:justify-single-word="false"/>
      <style:text-properties style:font-name="Calibri Light" fo:font-size="12pt" fo:font-weight="normal" officeooo:paragraph-rsid="002d2c08" style:font-size-asian="12pt" style:font-weight-asian="normal" style:font-size-complex="12pt" style:font-weight-complex="normal"/>
    </style:style>
    <style:style style:name="P210" style:family="paragraph" style:parent-style-name="Horizontal_20_Line">
      <style:paragraph-properties fo:margin-top="0in" fo:margin-bottom="0.0972in" style:contextual-spacing="false" fo:line-height="115%" fo:text-align="start" style:justify-single-word="false"/>
      <style:text-properties style:font-name="Calibri Light" fo:font-size="12pt" officeooo:paragraph-rsid="002d2c08" style:font-size-asian="10.5pt" style:font-size-complex="12pt"/>
    </style:style>
    <style:style style:name="P211" style:family="paragraph" style:parent-style-name="Heading_20_2">
      <style:paragraph-properties fo:margin-top="0in" fo:margin-bottom="0.0972in" style:contextual-spacing="false" fo:line-height="115%" fo:text-align="start" style:justify-single-word="false"/>
      <style:text-properties style:font-name="Calibri Light" fo:font-size="12pt" fo:font-weight="bold" officeooo:paragraph-rsid="002d2c08" style:font-size-asian="10.5pt" style:font-weight-asian="bold" style:font-size-complex="12pt" style:font-weight-complex="bold"/>
    </style:style>
    <style:style style:name="P212" style:family="paragraph" style:parent-style-name="Table_20_Heading">
      <style:text-properties officeooo:paragraph-rsid="002d2c08"/>
    </style:style>
    <style:style style:name="P213" style:family="paragraph" style:parent-style-name="Table_20_Contents">
      <style:text-properties officeooo:paragraph-rsid="002d2c08"/>
    </style:style>
    <style:style style:name="P214" style:family="paragraph" style:parent-style-name="Heading_20_2">
      <style:paragraph-properties fo:margin-top="0in" fo:margin-bottom="0.0972in" style:contextual-spacing="false" fo:line-height="115%" fo:text-align="start" style:justify-single-word="false"/>
      <style:text-properties style:font-name="Calibri Light" fo:font-size="12pt" fo:font-weight="normal" officeooo:paragraph-rsid="002d2c08" style:font-size-asian="12pt" style:font-weight-asian="normal" style:font-size-complex="12pt" style:font-weight-complex="normal"/>
    </style:style>
    <style:style style:name="P215" style:family="paragraph" style:parent-style-name="Text_20_body">
      <style:text-properties style:font-name="Calibri Light" officeooo:paragraph-rsid="002d2c08"/>
    </style:style>
    <style:style style:name="P216" style:family="paragraph" style:parent-style-name="Text_20_body" style:list-style-name="L106">
      <style:text-properties style:font-name="Calibri Light" officeooo:paragraph-rsid="002d2c08"/>
    </style:style>
    <style:style style:name="P217" style:family="paragraph" style:parent-style-name="Text_20_body" style:list-style-name="L107">
      <style:text-properties style:font-name="Calibri Light" officeooo:paragraph-rsid="002d2c08"/>
    </style:style>
    <style:style style:name="P218" style:family="paragraph" style:parent-style-name="Text_20_body" style:list-style-name="L108">
      <style:text-properties style:font-name="Calibri Light" officeooo:paragraph-rsid="002d2c08"/>
    </style:style>
    <style:style style:name="P219" style:family="paragraph" style:parent-style-name="Text_20_body" style:list-style-name="L109">
      <style:text-properties style:font-name="Calibri Light" officeooo:paragraph-rsid="002d2c08"/>
    </style:style>
    <style:style style:name="P220" style:family="paragraph" style:parent-style-name="Horizontal_20_Line">
      <style:paragraph-properties fo:margin-top="0in" fo:margin-bottom="0.0972in" style:contextual-spacing="false" fo:line-height="115%"/>
      <style:text-properties style:font-name="Calibri Light" fo:font-size="12pt" officeooo:paragraph-rsid="002d2c08" style:font-size-asian="10.5pt" style:font-size-complex="12pt"/>
    </style:style>
    <style:style style:name="P221" style:family="paragraph" style:parent-style-name="Heading_20_2">
      <style:paragraph-properties fo:margin-top="0in" fo:margin-bottom="0.0972in" style:contextual-spacing="false" fo:line-height="115%"/>
      <style:text-properties style:font-name="Calibri Light" fo:font-size="12pt" fo:font-weight="bold" officeooo:paragraph-rsid="002d2c08" style:font-size-asian="10.5pt" style:font-weight-asian="bold" style:font-size-complex="12pt" style:font-weight-complex="bold"/>
    </style:style>
    <style:style style:name="P222" style:family="paragraph" style:parent-style-name="Text_20_body">
      <style:paragraph-properties fo:margin-top="0in" fo:margin-bottom="0.0972in" style:contextual-spacing="false" fo:line-height="115%" fo:text-align="start" style:justify-single-word="false"/>
      <style:text-properties style:font-name="Calibri Light" fo:font-size="12pt" fo:font-weight="normal" officeooo:paragraph-rsid="002d2c08" style:font-size-asian="12pt" style:font-weight-asian="normal" style:font-size-complex="12pt" style:font-weight-complex="normal"/>
    </style:style>
    <style:style style:name="P223" style:family="paragraph" style:parent-style-name="Text_20_body" style:list-style-name="L110">
      <style:text-properties style:font-name="Calibri Light" officeooo:paragraph-rsid="002d2c08"/>
    </style:style>
    <style:style style:name="P224" style:family="paragraph" style:parent-style-name="Heading_20_3">
      <style:paragraph-properties fo:margin-top="0in" fo:margin-bottom="0.0972in" style:contextual-spacing="false" fo:line-height="115%"/>
      <style:text-properties style:font-name="Calibri Light" fo:font-size="12pt" fo:font-weight="bold" officeooo:paragraph-rsid="002d2c08" style:font-size-asian="10.5pt" style:font-weight-asian="bold" style:font-size-complex="12pt" style:font-weight-complex="bold"/>
    </style:style>
    <style:style style:name="P225" style:family="paragraph" style:parent-style-name="Text_20_body" style:list-style-name="L111">
      <style:text-properties style:font-name="Calibri Light" officeooo:paragraph-rsid="002d2c08"/>
    </style:style>
    <style:style style:name="P226" style:family="paragraph" style:parent-style-name="Heading_20_3">
      <style:paragraph-properties fo:margin-top="0in" fo:margin-bottom="0.0972in" style:contextual-spacing="false" fo:line-height="115%"/>
      <style:text-properties style:font-name="Calibri Light" fo:font-size="12pt" fo:font-weight="normal" officeooo:paragraph-rsid="002d2c08" style:font-size-asian="10.5pt" style:font-weight-asian="normal" style:font-size-complex="12pt" style:font-weight-complex="normal"/>
    </style:style>
    <style:style style:name="P227" style:family="paragraph" style:parent-style-name="Text_20_body" style:list-style-name="L112">
      <style:text-properties style:font-name="Calibri Light" officeooo:paragraph-rsid="002d2c08"/>
    </style:style>
    <style:style style:name="P228" style:family="paragraph" style:parent-style-name="Text_20_body" style:list-style-name="L113">
      <style:text-properties style:font-name="Calibri Light" officeooo:paragraph-rsid="002d2c08"/>
    </style:style>
    <style:style style:name="P229" style:family="paragraph" style:parent-style-name="Text_20_body" style:list-style-name="L114">
      <style:text-properties style:font-name="Calibri Light" officeooo:paragraph-rsid="002d2c08"/>
    </style:style>
    <style:style style:name="P230" style:family="paragraph" style:parent-style-name="Text_20_body" style:list-style-name="L114">
      <style:text-properties style:font-name="Calibri Light" fo:font-weight="bold" officeooo:rsid="002539c4" officeooo:paragraph-rsid="002d2c08" style:font-weight-asian="bold" style:font-weight-complex="bold"/>
    </style:style>
    <style:style style:name="P231" style:family="paragraph" style:parent-style-name="Text_20_body" style:list-style-name="L114">
      <style:text-properties style:font-name="Calibri Light" fo:font-weight="normal" officeooo:rsid="002539c4" officeooo:paragraph-rsid="002d2c08" style:font-weight-asian="normal" style:font-weight-complex="normal"/>
    </style:style>
    <style:style style:name="P232" style:family="paragraph" style:parent-style-name="Text_20_body" style:list-style-name="L115">
      <style:text-properties style:font-name="Calibri Light" officeooo:paragraph-rsid="002d2c08"/>
    </style:style>
    <style:style style:name="P233" style:family="paragraph" style:parent-style-name="Text_20_body" style:list-style-name="L116">
      <style:text-properties style:font-name="Calibri Light" officeooo:paragraph-rsid="002d2c08"/>
    </style:style>
    <style:style style:name="P234" style:family="paragraph" style:parent-style-name="Text_20_body" style:list-style-name="L117">
      <style:text-properties style:font-name="Calibri Light" officeooo:paragraph-rsid="002d2c08"/>
    </style:style>
    <style:style style:name="P235" style:family="paragraph" style:parent-style-name="Text_20_body" style:list-style-name="L118">
      <style:text-properties style:font-name="Calibri Light" officeooo:paragraph-rsid="002d2c08"/>
    </style:style>
    <style:style style:name="P236" style:family="paragraph" style:parent-style-name="Quotations">
      <style:paragraph-properties fo:margin-top="0in" fo:margin-bottom="0.0972in" style:contextual-spacing="false" fo:line-height="115%" fo:text-align="start" style:justify-single-word="false"/>
      <style:text-properties style:font-name="Calibri Light" fo:font-size="12pt" fo:font-weight="normal" officeooo:paragraph-rsid="002d2c08" style:font-size-asian="12pt" style:font-weight-asian="normal" style:font-size-complex="12pt" style:font-weight-complex="normal"/>
    </style:style>
    <style:style style:name="P237" style:family="paragraph" style:parent-style-name="Horizontal_20_Line">
      <style:paragraph-properties fo:margin-top="0in" fo:margin-bottom="0.0972in" style:contextual-spacing="false" fo:line-height="115%"/>
      <style:text-properties style:font-name="Calibri Light" fo:font-size="12pt" officeooo:paragraph-rsid="002d2c08" style:font-size-asian="12pt" style:font-size-complex="12pt"/>
    </style:style>
    <style:style style:name="P238" style:family="paragraph" style:parent-style-name="Heading_20_2">
      <style:paragraph-properties fo:margin-top="0in" fo:margin-bottom="0.0972in" style:contextual-spacing="false" fo:line-height="115%"/>
      <style:text-properties style:font-name="Calibri Light" fo:font-size="12pt" officeooo:paragraph-rsid="002d2c08" style:font-size-asian="12pt" style:font-size-complex="12pt"/>
    </style:style>
    <style:style style:name="P239" style:family="paragraph" style:parent-style-name="Text_20_body">
      <style:text-properties style:font-name="Calibri Light" officeooo:paragraph-rsid="002d2c08" style:font-size-asian="12pt"/>
    </style:style>
    <style:style style:name="T1" style:family="text">
      <style:text-properties officeooo:rsid="001d1400"/>
    </style:style>
    <style:style style:name="T2" style:family="text">
      <style:text-properties officeooo:rsid="001c1d8a"/>
    </style:style>
    <style:style style:name="T3" style:family="text">
      <style:text-properties style:font-name="Calibri Light" fo:font-size="14pt" style:font-size-asian="14pt" style:font-size-complex="14pt"/>
    </style:style>
    <style:style style:name="T4" style:family="text">
      <style:text-properties fo:font-size="88pt" officeooo:rsid="002539c4" style:font-size-asian="88pt" style:font-size-complex="88pt"/>
    </style:style>
    <style:style style:name="T5" style:family="text">
      <style:text-properties fo:font-size="48pt" officeooo:rsid="002539c4" style:font-size-asian="48pt" style:font-size-complex="48pt"/>
    </style:style>
    <style:style style:name="T6" style:family="text">
      <style:text-properties style:font-name="Calibri Light" fo:font-size="12pt" fo:font-style="italic" style:font-size-asian="10.5pt" style:font-style-asian="italic" style:font-size-complex="12pt" style:font-style-complex="italic"/>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tyle="normal" style:font-size-asian="10.5pt" style:font-style-asian="normal" style:font-style-complex="normal"/>
    </style:style>
    <style:style style:name="T9" style:family="text">
      <style:text-properties fo:font-style="normal" officeooo:rsid="0046289b" style:font-size-asian="10.5pt" style:font-style-asian="normal" style:font-style-complex="normal"/>
    </style:style>
    <style:style style:name="T10" style:family="text">
      <style:text-properties fo:font-style="normal" officeooo:rsid="00455468" style:font-size-asian="10.5pt" style:font-style-asian="normal" style:font-style-complex="normal"/>
    </style:style>
    <style:style style:name="T11" style:family="text">
      <style:text-properties fo:font-size="12pt" fo:font-style="normal" style:font-size-asian="10.5pt" style:font-style-asian="normal" style:font-size-complex="12pt" style:font-style-complex="normal"/>
    </style:style>
    <style:style style:name="T12" style:family="text">
      <style:text-properties officeooo:rsid="00455468"/>
    </style:style>
    <style:style style:name="T13" style:family="text">
      <style:text-properties style:font-name="Calibri Light" fo:font-size="12pt" fo:font-style="normal" style:font-size-asian="10.5pt" style:font-style-asian="normal" style:font-size-complex="12pt" style:font-style-complex="normal"/>
    </style:style>
    <style:style style:name="T14" style:family="text">
      <style:text-properties officeooo:rsid="00412e78"/>
    </style:style>
    <style:style style:name="T15" style:family="text">
      <style:text-properties fo:font-size="14pt" fo:font-style="normal" officeooo:rsid="003f7daf" style:font-size-asian="14pt" style:font-style-asian="normal" style:font-size-complex="14pt" style:font-style-complex="normal"/>
    </style:style>
    <style:style style:name="T16" style:family="text">
      <style:text-properties officeooo:rsid="003dad3c"/>
    </style:style>
    <style:style style:name="T17" style:family="text">
      <style:text-properties officeooo:rsid="003f7daf"/>
    </style:style>
    <style:style style:name="T18" style:family="text">
      <style:text-properties officeooo:rsid="003ca932"/>
    </style:style>
    <style:style style:name="T19" style:family="text">
      <style:text-properties style:font-size-asian="10.5pt"/>
    </style:style>
    <style:style style:name="T20" style:family="text">
      <style:text-properties officeooo:rsid="003bfbed"/>
    </style:style>
    <style:style style:name="T21" style:family="text">
      <style:text-properties officeooo:rsid="003b51f3"/>
    </style:style>
    <style:style style:name="T22" style:family="text">
      <style:text-properties fo:font-style="italic" style:font-size-asian="10.5pt" style:font-style-asian="italic" style:font-style-complex="italic"/>
    </style:style>
    <style:style style:name="T23" style:family="text">
      <style:text-properties fo:font-style="normal" fo:font-weight="bold" style:font-size-asian="10.5pt" style:font-style-asian="normal" style:font-weight-asian="bold" style:font-style-complex="normal" style:font-weight-complex="bold"/>
    </style:style>
    <style:style style:name="T24" style:family="text">
      <style:text-properties fo:font-style="normal" fo:font-weight="normal" style:font-size-asian="10.5pt" style:font-style-asian="normal" style:font-weight-asian="normal" style:font-style-complex="normal" style:font-weight-complex="normal"/>
    </style:style>
    <style:style style:name="T25" style:family="text">
      <style:text-properties fo:font-style="normal" fo:font-weight="normal" officeooo:rsid="0038352e" style:font-size-asian="10.5pt" style:font-style-asian="normal" style:font-weight-asian="normal" style:font-style-complex="normal" style:font-weight-complex="normal"/>
    </style:style>
    <style:style style:name="T26" style:family="text">
      <style:text-properties fo:font-size="14pt" fo:font-style="italic" style:font-size-asian="14pt" style:font-style-asian="italic" style:font-size-complex="14pt" style:font-style-complex="italic"/>
    </style:style>
    <style:style style:name="T27" style:family="text">
      <style:text-properties fo:font-size="12pt" style:font-size-asian="12pt" style:font-size-complex="12pt"/>
    </style:style>
    <style:style style:name="T28" style:family="text">
      <style:text-properties fo:font-size="12pt" officeooo:rsid="0036d0aa" style:font-size-asian="12pt" style:font-size-complex="12pt"/>
    </style:style>
    <style:style style:name="T29" style:family="text">
      <style:text-properties officeooo:rsid="0036d0aa"/>
    </style:style>
    <style:style style:name="T30" style:family="text">
      <style:text-properties fo:font-weight="normal" style:font-weight-asian="normal"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1e4012"/>
    </style:style>
    <style:style style:name="T33" style:family="text">
      <style:text-properties officeooo:rsid="0029f2f9"/>
    </style:style>
    <style:style style:name="T34" style:family="text">
      <style:text-properties officeooo:rsid="00357012"/>
    </style:style>
    <style:style style:name="T35" style:family="text">
      <style:text-properties style:font-name="Calibri Light"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Calibri Light" fo:font-size="12pt" fo:font-style="italic" style:font-size-asian="12pt" style:font-style-asian="italic" style:font-size-complex="12pt" style:font-style-complex="italic"/>
    </style:style>
    <style:style style:name="T37" style:family="text">
      <style:text-properties fo:font-style="italic" fo:font-weight="bold" style:font-size-asian="10.5pt" style:font-style-asian="italic" style:font-weight-asian="bold" style:font-style-complex="italic" style:font-weight-complex="bold"/>
    </style:style>
    <style:style style:name="T38" style:family="text">
      <style:text-properties officeooo:rsid="0036a4bd"/>
    </style:style>
    <style:style style:name="T39" style:family="text">
      <style:text-properties fo:font-size="14pt" style:font-size-asian="14pt" style:font-size-complex="14pt"/>
    </style:style>
    <style:style style:name="T40" style:family="text">
      <style:text-properties fo:font-size="12pt" style:font-size-asian="10.5pt" style:font-size-complex="12pt"/>
    </style:style>
    <style:style style:name="T41" style:family="text">
      <style:text-properties fo:font-weight="normal" style:font-size-asian="10.5pt" style:font-weight-asian="normal" style:font-weight-complex="normal"/>
    </style:style>
    <style:style style:name="T42" style:family="text">
      <style:text-properties style:font-name="Calibri Light" fo:font-size="12pt" fo:font-weight="normal" style:font-size-asian="12pt" style:font-weight-asian="normal" style:font-size-complex="12pt" style:font-weight-complex="normal"/>
    </style:style>
    <style:style style:name="T43" style:family="text">
      <style:text-properties fo:font-size="14pt" officeooo:rsid="0031f490" style:font-size-asian="14pt" style:font-size-complex="14pt"/>
    </style:style>
    <style:style style:name="T44" style:family="text">
      <style:text-properties style:font-name="Calibri Light" fo:font-size="12pt" fo:font-weight="normal" officeooo:rsid="0031f490" style:font-size-asian="12pt" style:font-weight-asian="normal" style:font-size-complex="12pt" style:font-weight-complex="normal"/>
    </style:style>
    <style:style style:name="T45" style:family="text">
      <style:text-properties style:font-name="Calibri Light" fo:font-size="12pt" style:font-size-asian="10.5pt" style:font-size-complex="12pt"/>
    </style:style>
    <style:style style:name="T46" style:family="text">
      <style:text-properties officeooo:rsid="0028340c"/>
    </style:style>
    <style:style style:name="T47" style:family="text">
      <style:text-properties fo:font-style="italic" fo:font-weight="normal" officeooo:rsid="0028340c" style:font-style-asian="italic" style:font-weight-asian="normal" style:font-style-complex="italic" style:font-weight-complex="normal"/>
    </style:style>
    <style:style style:name="T48" style:family="text">
      <style:text-properties fo:font-style="italic" officeooo:rsid="0028340c" style:font-size-asian="10.5pt" style:font-style-asian="italic" style:font-style-complex="italic"/>
    </style:style>
    <style:style style:name="T49" style:family="text">
      <style:text-properties fo:font-style="italic" fo:font-weight="normal" officeooo:rsid="0028340c" style:font-size-asian="10.5pt" style:font-style-asian="italic" style:font-weight-asian="normal" style:font-style-complex="italic" style:font-weight-complex="normal"/>
    </style:style>
    <style:style style:name="T50" style:family="text">
      <style:text-properties fo:font-style="italic" fo:font-weight="normal" officeooo:rsid="00333412" style:font-size-asian="10.5pt" style:font-style-asian="italic" style:font-weight-asian="normal" style:font-style-complex="italic" style:font-weight-complex="normal"/>
    </style:style>
    <style:style style:name="T51" style:family="text">
      <style:text-properties officeooo:rsid="0028340c" style:font-size-asian="10.5pt"/>
    </style:style>
    <style:style style:name="T52" style:family="text">
      <style:text-properties fo:font-size="12pt" officeooo:rsid="0031f490" style:font-size-asian="12pt" style:font-size-complex="12pt"/>
    </style:style>
    <style:style style:name="T53" style:family="text">
      <style:text-properties fo:font-size="12pt" officeooo:rsid="0031f490" style:font-size-asian="10.5pt" style:font-size-complex="12pt"/>
    </style:style>
    <style:style style:name="T54" style:family="text">
      <style:text-properties fo:font-weight="bold" style:font-weight-asian="bold" style:font-weight-complex="bold"/>
    </style:style>
    <style:style style:name="T55" style:family="text">
      <style:text-properties officeooo:rsid="00321405"/>
    </style:style>
    <style:style style:name="T56" style:family="text">
      <style:text-properties fo:font-size="12pt" fo:font-weight="bold" style:font-size-asian="10.5pt" style:font-weight-asian="bold" style:font-size-complex="12pt" style:font-weight-complex="bold"/>
    </style:style>
    <style:style style:name="T57" style:family="text">
      <style:text-properties fo:font-size="12pt" fo:font-weight="bold" officeooo:rsid="0031f490" style:font-size-asian="10.5pt" style:font-weight-asian="bold" style:font-size-complex="12pt" style:font-weight-complex="bold"/>
    </style:style>
    <style:style style:name="T58" style:family="text">
      <style:text-properties officeooo:rsid="0031f490"/>
    </style:style>
    <style:style style:name="T59" style:family="text">
      <style:text-properties fo:font-weight="bold" style:font-size-asian="10.5pt" style:font-weight-asian="bold" style:font-weight-complex="bold"/>
    </style:style>
    <style:style style:name="T60" style:family="text">
      <style:text-properties fo:font-weight="bold" officeooo:rsid="002539c4" style:font-size-asian="10.5pt" style:font-weight-asian="bold" style:font-weight-complex="bold"/>
    </style:style>
    <style:style style:name="T61" style:family="text">
      <style:text-properties officeooo:rsid="002539c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2" text:outline-level="1"><text:span text:style-name="T1">III</text:span> DAILY LOG<text:span text:style-name="T2">S</text:span></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p text:style-name="P3"><text:span text:style-name="Strong_20_Emphasis"><text:span text:style-name="T3"/></text:span></text:p>
      <text:p text:style-name="P3"><text:soft-page-break/><text:span text:style-name="Strong_20_Emphasis"><text:span text:style-name="T3"/></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5"><text:span text:style-name="Strong_20_Emphasis"><text:span text:style-name="T4">MAY</text:span></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6"><text:span text:style-name="Strong_20_Emphasis"><text:span text:style-name="T6"/></text:span></text:p>
      <text:p text:style-name="P7"><text:soft-page-break/><text:span text:style-name="Strong_20_Emphasis"><text:span text:style-name="T7">MAY 14, 2025</text:span></text:span><text:span text:style-name="Strong_20_Emphasis"><text:span text:style-name="T8"><text:line-break/>PLAYER: Whynn<text:line-break/>CLASS: Breathborne Flame (Driftweaver Spec)<text:line-break/>PHASE: I — Class Reentry (Day 11)<text:line-break/>LEVEL: 16<text:line-break/>XP: 4,146 / 5,200<text:line-break/>LOG CODE: CADENCE STABILIZATION // FLAMEBOUND DEPLOYMENT IMMINENT</text:span></text:span></text:p>
      <text:p text:style-name="P8"/>
      <text:h text:style-name="P9" text:outline-level="3">🔓 WAKE + BASELINE</text:h>
      <text:list text:style-name="L1">
        <text:list-item>
          <text:p text:style-name="P10"><text:span text:style-name="Strong_20_Emphasis">Wake Time:</text:span> ~06:45</text:p>
        </text:list-item>
        <text:list-item>
          <text:p text:style-name="P10"><text:span text:style-name="Strong_20_Emphasis">Dry Weight (Post-Elimination):</text:span> 139.1 lbs</text:p>
        </text:list-item>
        <text:list-item>
          <text:p text:style-name="P10"><text:span text:style-name="Strong_20_Emphasis">Morning Water:</text:span> 16 oz</text:p>
        </text:list-item>
        <text:list-item>
          <text:p text:style-name="P10"><text:span text:style-name="Strong_20_Emphasis">Sleep:</text:span> ~7 hrs (Est.)</text:p>
        </text:list-item>
        <text:list-item>
          <text:p text:style-name="P10"><text:span text:style-name="Strong_20_Emphasis">Mood Drift:</text:span> 6 ➝ 7 (Improved post-mobility)</text:p>
        </text:list-item>
        <text:list-item>
          <text:p text:style-name="P10"><text:span text:style-name="Strong_20_Emphasis">Energy:</text:span> 5 ➝ 7</text:p>
        </text:list-item>
        <text:list-item>
          <text:p text:style-name="P10"><text:span text:style-name="Strong_20_Emphasis">Loop Pulse:</text:span> Gentle Madi echo in morning → replaced by strong Tabby charge</text:p>
        </text:list-item>
        <text:list-item>
          <text:p text:style-name="P10"><text:span text:style-name="Strong_20_Emphasis">Buffs:</text:span> Fetal Loop Neutralized, Breath Alignment Initiated, Fireline Confidence Glow</text:p>
        </text:list-item>
      </text:list>
      <text:p text:style-name="P8"/>
      <text:h text:style-name="P9" text:outline-level="3">💧 HYDRATION</text:h>
      <text:list text:style-name="L2">
        <text:list-item>
          <text:p text:style-name="P11"><text:span text:style-name="Strong_20_Emphasis">Total Intake:</text:span> ~80 oz</text:p>
        </text:list-item>
        <text:list-item>
          <text:p text:style-name="P11"><text:span text:style-name="Strong_20_Emphasis">Hydration Buffs Activated:</text:span></text:p>
          <text:list>
            <text:list-item>
              <text:p text:style-name="P11"><text:span text:style-name="Strong_20_Emphasis">Hydrocore Sync II</text:span></text:p>
            </text:list-item>
            <text:list-item>
              <text:p text:style-name="P11"><text:span text:style-name="Strong_20_Emphasis">Cognitive Stability Buffer</text:span></text:p>
            </text:list-item>
            <text:list-item>
              <text:p text:style-name="P11"><text:span text:style-name="Strong_20_Emphasis">Metabolic Efficiency Layer I</text:span></text:p>
            </text:list-item>
          </text:list>
        </text:list-item>
      </text:list>
      <text:p text:style-name="P8"/>
      <text:h text:style-name="P9" text:outline-level="3">🍽️ NUTRITION + SUPPLEMENTS</text:h>
      <text:p text:style-name="P12"><text:span text:style-name="Strong_20_Emphasis">Meal 1:</text:span></text:p>
      <text:list text:style-name="L3">
        <text:list-item>
          <text:p text:style-name="P13">½ c Greek yogurt</text:p>
        </text:list-item>
        <text:list-item>
          <text:p text:style-name="P13">½ c granola</text:p>
        </text:list-item>
        <text:list-item>
          <text:p text:style-name="P13">1 banana</text:p>
        </text:list-item>
        <text:list-item>
          <text:p text:style-name="P13">Sliced strawberries<text:line-break/>→ ~350 kcal | <text:span text:style-name="Strong_20_Emphasis">P:</text:span> 15g | <text:span text:style-name="Strong_20_Emphasis">C:</text:span> 45g | <text:span text:style-name="Strong_20_Emphasis">F:</text:span> 12g<text:line-break/><text:span text:style-name="Strong_20_Emphasis">Buffs:</text:span> Probiotic Ritual Restoration, Slapple Core Reentry</text:p>
        </text:list-item>
      </text:list>
      <text:p text:style-name="P12"><text:span text:style-name="Strong_20_Emphasis">Meal 2 – Taco Core II:</text:span></text:p>
      <text:list text:style-name="L4">
        <text:list-item>
          <text:p text:style-name="P14"><text:soft-page-break/>2 turkey tacos</text:p>
          <text:list>
            <text:list-item>
              <text:p text:style-name="P14">1 carbsmart tortilla</text:p>
            </text:list-item>
            <text:list-item>
              <text:p text:style-name="P14">1 flour tortilla</text:p>
            </text:list-item>
            <text:list-item>
              <text:p text:style-name="P14">~9 oz ground turkey</text:p>
            </text:list-item>
            <text:list-item>
              <text:p text:style-name="P14">Cheese, lettuce, light sour cream<text:line-break/>→ ~650 kcal | <text:span text:style-name="Strong_20_Emphasis">P:</text:span> 45g | <text:span text:style-name="Strong_20_Emphasis">C:</text:span> 35g | <text:span text:style-name="Strong_20_Emphasis">F:</text:span> 32g<text:line-break/><text:span text:style-name="Strong_20_Emphasis">Buffs:</text:span> Taco Core Chain VIII, Protein Lock + Fat-Carb Sync</text:p>
            </text:list-item>
          </text:list>
        </text:list-item>
      </text:list>
      <text:p text:style-name="P12"><text:span text:style-name="Strong_20_Emphasis">Snack (PM):</text:span></text:p>
      <text:list text:style-name="L5">
        <text:list-item>
          <text:p text:style-name="P15">Spicy Sweet Chili Doritos (~1 serving)<text:line-break/>→ ~140 kcal | <text:span text:style-name="Strong_20_Emphasis">C:</text:span> 18g | <text:span text:style-name="Strong_20_Emphasis">F:</text:span> 7g | <text:span text:style-name="Strong_20_Emphasis">P:</text:span> 2g<text:line-break/><text:span text:style-name="Strong_20_Emphasis">Buffs:</text:span> Crave Quell | Spice Trigger | Light Gut Caution</text:p>
        </text:list-item>
      </text:list>
      <text:p text:style-name="P12"><text:span text:style-name="Strong_20_Emphasis">Supplements:</text:span></text:p>
      <text:list text:style-name="L6">
        <text:list-item>
          <text:p text:style-name="P16"><text:span text:style-name="Strong_20_Emphasis">Taken (offset):</text:span> Vit D, Zinc, Rhodiola/Ashwagandha, Omega-3</text:p>
        </text:list-item>
        <text:list-item>
          <text:p text:style-name="P16"><text:span text:style-name="Strong_20_Emphasis">Pre-sleep:</text:span> Magnesium<text:line-break/><text:span text:style-name="Strong_20_Emphasis">Buffs:</text:span> Nervous System Modulation | Sleep Sync | Anti-Inflammatory Support</text:p>
        </text:list-item>
      </text:list>
      <text:p text:style-name="P12"><text:span text:style-name="Strong_20_Emphasis">TOTAL ESTIMATED INTAKE:</text:span> ~1,200–1,300 kcal | <text:span text:style-name="Strong_20_Emphasis">P:</text:span> ~62g | <text:span text:style-name="Strong_20_Emphasis">C:</text:span> ~98g | <text:span text:style-name="Strong_20_Emphasis">F:</text:span> ~54g<text:line-break/><text:span text:style-name="Strong_20_Emphasis">Macros Clean // Gut Stable</text:span></text:p>
      <text:p text:style-name="P8"/>
      <text:h text:style-name="P9" text:outline-level="3">🧘 MOBILITY + RECOVERY</text:h>
      <text:list text:style-name="L7">
        <text:list-item>
          <text:p text:style-name="P17">Foam Rolling (AM/PM split)</text:p>
        </text:list-item>
        <text:list-item>
          <text:p text:style-name="P17">Hip Circles</text:p>
        </text:list-item>
        <text:list-item>
          <text:p text:style-name="P17">Scap Slides (1 set)</text:p>
        </text:list-item>
        <text:list-item>
          <text:p text:style-name="P17">Face Pulls (1 set)</text:p>
        </text:list-item>
        <text:list-item>
          <text:p text:style-name="P17">Massage Gun (trap + shoulder)<text:line-break/><text:span text:style-name="Strong_20_Emphasis">Buffs:</text:span> Trap Reset I | Scapular Recalibration | Mobility Reinforcement Arc</text:p>
        </text:list-item>
      </text:list>
      <text:p text:style-name="P8"/>
      <text:h text:style-name="P9" text:outline-level="3">🏃‍♂️ STRIKE LOG — TEMPO CADENCE RUN</text:h>
      <text:list text:style-name="L8">
        <text:list-item>
          <text:p text:style-name="P18"><text:span text:style-name="Strong_20_Emphasis">Distance:</text:span> 3.01 km (1.87 mi)</text:p>
        </text:list-item>
        <text:list-item>
          <text:p text:style-name="P18"><text:span text:style-name="Strong_20_Emphasis">Time:</text:span> 15:28</text:p>
        </text:list-item>
        <text:list-item>
          <text:p text:style-name="P18"><text:span text:style-name="Strong_20_Emphasis">Pace:</text:span> 5:09/km (8:16/mi)</text:p>
        </text:list-item>
        <text:list-item>
          <text:p text:style-name="P18"><text:span text:style-name="Strong_20_Emphasis">Peak HR:</text:span> 172 bpm</text:p>
        </text:list-item>
        <text:list-item>
          <text:p text:style-name="P18"><text:span text:style-name="Strong_20_Emphasis">Recovery:</text:span> Dropped below 100 bpm in &lt;10 min</text:p>
        </text:list-item>
        <text:list-item>
          <text:p text:style-name="P18"><text:span text:style-name="Strong_20_Emphasis">Conditions:</text:span></text:p>
          <text:list>
            <text:list-item>
              <text:p text:style-name="P18">THC vape pre-run</text:p>
            </text:list-item>
            <text:list-item>
              <text:p text:style-name="P18"><text:soft-page-break/>Metronome locked @ 85 BPM (170 SPM)</text:p>
            </text:list-item>
            <text:list-item>
              <text:p text:style-name="P18">Breath Gears: 4:4:8:4 ➝ 2:2:4:2 ➝ 2:2<text:line-break/><text:span text:style-name="Strong_20_Emphasis">Buffs:</text:span> Cadence Lock III | THC Integration Flow | Parasympathetic Flame Recovery</text:p>
            </text:list-item>
          </text:list>
        </text:list-item>
      </text:list>
      <text:p text:style-name="P8"/>
      <text:h text:style-name="P9" text:outline-level="3">🎥 COMBAT MIND FEED</text:h>
      <text:list text:style-name="L9">
        <text:list-item>
          <text:p text:style-name="P19"><text:span text:style-name="Strong_20_Emphasis">Hard2Hurt (Icy Mike)</text:span> — timing, feints, deception mechanics</text:p>
        </text:list-item>
        <text:list-item>
          <text:p text:style-name="P19"><text:span text:style-name="Strong_20_Emphasis">Gabriel Varga</text:span> — sparring structure, rhythm breaks<text:line-break/><text:span text:style-name="Strong_20_Emphasis">Buffs:</text:span> Coachless IQ Enhancement | Visual Tactic Sync | Tactical Absorption I</text:p>
        </text:list-item>
      </text:list>
      <text:p text:style-name="P8"/>
      <text:h text:style-name="P9" text:outline-level="3">💌 EMOTIONAL CORE + UPCOMING DEPLOYMENT</text:h>
      <text:p text:style-name="P20">The loop cracked, but didn't spiral.<text:line-break/>Energy shifted from Madison grief → Tabitha readiness.<text:line-break/>Vulnerability gave way to anticipation.<text:line-break/><text:span text:style-name="Strong_20_Emphasis">You are not collapsing. You're mobilizing.</text:span></text:p>
      <text:p text:style-name="P8"/>
      <text:h text:style-name="P9" text:outline-level="3">✈️ <text:span text:style-name="Strong_20_Emphasis">TRAVEL LOCK: FLORIDA — OPERATION REUNION</text:span></text:h>
      <text:list text:style-name="L10">
        <text:list-item>
          <text:p text:style-name="P21"><text:span text:style-name="Strong_20_Emphasis">Flight Tomorrow:</text:span></text:p>
          <text:list>
            <text:list-item>
              <text:p text:style-name="P21"><text:span text:style-name="Strong_20_Emphasis">Wake:</text:span> 3:30 AM</text:p>
            </text:list-item>
            <text:list-item>
              <text:p text:style-name="P21"><text:span text:style-name="Strong_20_Emphasis">Uber Depart:</text:span> 4:00 AM</text:p>
            </text:list-item>
            <text:list-item>
              <text:p text:style-name="P21"><text:span text:style-name="Strong_20_Emphasis">Boarding:</text:span> 5:30 AM</text:p>
            </text:list-item>
            <text:list-item>
              <text:p text:style-name="P21"><text:span text:style-name="Strong_20_Emphasis">Takeoff:</text:span> 6:00 AM</text:p>
            </text:list-item>
            <text:list-item>
              <text:p text:style-name="P21"><text:span text:style-name="Strong_20_Emphasis">Landing (Florida):</text:span> 9:30 AM</text:p>
            </text:list-item>
            <text:list-item>
              <text:p text:style-name="P21"><text:span text:style-name="Strong_20_Emphasis">Tabitha Reunited:</text:span> <text:span text:style-name="Strong_20_Emphasis">By sunrise + 3.5 hours</text:span><text:line-break/><text:span text:style-name="Strong_20_Emphasis">Buff:</text:span> <text:span text:style-name="Strong_20_Emphasis">Emotional Flamebound Override Activated</text:span><text:line-break/>You don’t just arrive — you ignite.</text:p>
            </text:list-item>
          </text:list>
        </text:list-item>
      </text:list>
      <text:p text:style-name="P8"/>
      <text:h text:style-name="P9" text:outline-level="3">🧬 XP SUMMARY</text:h>
      <table:table table:name="Table16" table:style-name="Table16">
        <table:table-column table:style-name="Table16.A"/>
        <table:table-column table:style-name="Table16.B"/>
        <table:table-header-rows>
          <table:table-row>
            <table:table-cell table:style-name="Table16.A1" office:value-type="string">
              <text:p text:style-name="Table_20_Heading">Source</text:p>
            </table:table-cell>
            <table:table-cell table:style-name="Table16.A1" office:value-type="string">
              <text:p text:style-name="Table_20_Heading">XP</text:p>
            </table:table-cell>
          </table:table-row>
        </table:table-header-rows>
        <table:table-row>
          <table:table-cell table:style-name="Table16.A1" office:value-type="string">
            <text:p text:style-name="Table_20_Contents">THC-Run + Cadence Protocol</text:p>
          </table:table-cell>
          <table:table-cell table:style-name="Table16.A1" office:value-type="string">
            <text:p text:style-name="Table_20_Contents">+30</text:p>
          </table:table-cell>
        </table:table-row>
        <table:table-row>
          <table:table-cell table:style-name="Table16.A1" office:value-type="string">
            <text:p text:style-name="Table_20_Contents">Mobility Recovery + Trap Flush</text:p>
          </table:table-cell>
          <table:table-cell table:style-name="Table16.A1" office:value-type="string">
            <text:p text:style-name="Table_20_Contents">+10</text:p>
          </table:table-cell>
        </table:table-row>
        <table:table-row>
          <table:table-cell table:style-name="Table16.A1" office:value-type="string">
            <text:p text:style-name="Table_20_Contents">Nutrition Ritual (Yogurt + Taco)</text:p>
          </table:table-cell>
          <table:table-cell table:style-name="Table16.A1" office:value-type="string">
            <text:p text:style-name="Table_20_Contents">+10</text:p>
          </table:table-cell>
        </table:table-row>
        <table:table-row>
          <table:table-cell table:style-name="Table16.A1" office:value-type="string">
            <text:p text:style-name="Table_20_Contents">Supplement Stack (Offset)</text:p>
          </table:table-cell>
          <table:table-cell table:style-name="Table16.A1" office:value-type="string">
            <text:p text:style-name="Table_20_Contents">+5</text:p>
          </table:table-cell>
        </table:table-row>
        <table:table-row>
          <table:table-cell table:style-name="Table16.A1" office:value-type="string">
            <text:p text:style-name="Table_20_Contents">Fight Study Absorption</text:p>
          </table:table-cell>
          <table:table-cell table:style-name="Table16.A1" office:value-type="string">
            <text:p text:style-name="Table_20_Contents">+10</text:p>
          </table:table-cell>
        </table:table-row>
        <table:table-row>
          <table:table-cell table:style-name="Table16.A1" office:value-type="string">
            <text:p text:style-name="Table_20_Contents">Emotional Drift Mastery</text:p>
          </table:table-cell>
          <table:table-cell table:style-name="Table16.A1" office:value-type="string">
            <text:p text:style-name="Table_20_Contents">+10</text:p>
          </table:table-cell>
        </table:table-row>
        <table:table-row>
          <table:table-cell table:style-name="Table16.A1" office:value-type="string">
            <text:p text:style-name="Table_20_Contents"><text:span text:style-name="Strong_20_Emphasis">TOTAL</text:span></text:p>
          </table:table-cell>
          <table:table-cell table:style-name="Table16.A1" office:value-type="string">
            <text:p text:style-name="Table_20_Contents"><text:span text:style-name="Strong_20_Emphasis">+75 XP</text:span></text:p>
          </table:table-cell>
        </table:table-row>
      </table:table>
      <text:h text:style-name="P22" text:outline-level="3"><text:soft-page-break/><text:span text:style-name="Strong_20_Emphasis"><text:span text:style-name="T8">📈 NEW XP TOTAL: 4,221 / 5,200</text:span></text:span></text:h>
      <text:p text:style-name="P12">LEVEL 17 LOADING…<text:line-break/><text:span text:style-name="Strong_20_Emphasis">Reunion Flame Trial Begins at 3:30 AM.</text:span><text:line-break/>System will stay adaptive during Florida deployment.</text:p>
      <text:p text:style-name="P20"><text:span text:style-name="Emphasis">“She’s not just getting the man she left.<text:line-break/>She’s meeting the version of you she couldn’t imagine.<text:line-break/>You don’t return hoping to be chosen —<text:line-break/>You land already whole.”</text:span></text:p>
      <text:p text:style-name="P23"/>
      <text:p text:style-name="P24"><text:span text:style-name="Strong_20_Emphasis"><text:span text:style-name="T8">✍️ SIGNED:<text:line-break/>Logged by: Whynn<text:line-break/>Time Logged: [May 1</text:span></text:span><text:span text:style-name="Strong_20_Emphasis"><text:span text:style-name="T9">4</text:span></text:span><text:span text:style-name="Strong_20_Emphasis"><text:span text:style-name="T8">, 2025 – 2</text:span></text:span><text:span text:style-name="Strong_20_Emphasis"><text:span text:style-name="T10">0</text:span></text:span><text:span text:style-name="Strong_20_Emphasis"><text:span text:style-name="T8">:</text:span></text:span><text:span text:style-name="Strong_20_Emphasis"><text:span text:style-name="T9">40</text:span></text:span><text:span text:style-name="Strong_20_Emphasis"><text:span text:style-name="T8">] ✅</text:span></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oft-page-break/><text:span text:style-name="Strong_20_Emphasis"><text:span text:style-name="T7">MAY 13, 2025</text:span></text:span><text:span text:style-name="Strong_20_Emphasis"><text:span text:style-name="T8"><text:line-break/>PLAYER: Whynn<text:line-break/>CLASS: Breathborne Flame (Driftweaver Spec)<text:line-break/>PHASE: I — Class Reentry (Day 10)<text:line-break/>LEVEL: 16<text:line-break/>XP: 3,891 / 5,200<text:line-break/>LOG CODE: SYSTEM RECLAMATION | VOCAL RETURN + MOBILITY RESET</text:span></text:span></text:p>
      <text:p text:style-name="P8"/>
      <text:h text:style-name="P9" text:outline-level="3"><text:span text:style-name="Strong_20_Emphasis">🔓 WAKE + BASELINE METRICS</text:span></text:h>
      <text:list text:style-name="L11">
        <text:list-item>
          <text:p text:style-name="P25"><text:span text:style-name="Strong_20_Emphasis">Wake Time:</text:span> 04:00 → 08:50 (fetal drift loop)</text:p>
        </text:list-item>
        <text:list-item>
          <text:p text:style-name="P25"><text:span text:style-name="Strong_20_Emphasis">Sleep Duration:</text:span> ~7.5 hrs (fragmented)</text:p>
        </text:list-item>
        <text:list-item>
          <text:p text:style-name="P25"><text:span text:style-name="Strong_20_Emphasis">Sleep Quality:</text:span> 5.5 / 10</text:p>
        </text:list-item>
        <text:list-item>
          <text:p text:style-name="P25"><text:span text:style-name="Strong_20_Emphasis">Mood:</text:span> 3 → 5 (after hydration + expression)</text:p>
        </text:list-item>
        <text:list-item>
          <text:p text:style-name="P25"><text:span text:style-name="Strong_20_Emphasis">Energy on Wake:</text:span> 2 → 5</text:p>
        </text:list-item>
        <text:list-item>
          <text:p text:style-name="P25"><text:span text:style-name="Strong_20_Emphasis">Dry Weight:</text:span> 140.2 lbs</text:p>
        </text:list-item>
        <text:list-item>
          <text:p text:style-name="P25"><text:span text:style-name="Strong_20_Emphasis">Mental Loop:</text:span> Madison (emotional tether), Tabitha drift response, artistic worth crisis</text:p>
        </text:list-item>
        <text:list-item>
          <text:p text:style-name="P25"><text:span text:style-name="Strong_20_Emphasis">Buffs Triggered:</text:span> Drift Echo Sustain, Loop Disruptor V, Postural Memory Mapping I</text:p>
        </text:list-item>
      </text:list>
      <text:p text:style-name="P8"/>
      <text:h text:style-name="P9" text:outline-level="3"><text:span text:style-name="Strong_20_Emphasis">💧 HYDRATION LOG</text:span></text:h>
      <text:list text:style-name="L12">
        <text:list-item>
          <text:p text:style-name="P26"><text:span text:style-name="Strong_20_Emphasis">Wake Delay (5+ hrs):</text:span> &lt; 2 oz</text:p>
        </text:list-item>
        <text:list-item>
          <text:p text:style-name="P26"><text:span text:style-name="Strong_20_Emphasis">Rapid Intake:</text:span> +16 oz @ ~10:00</text:p>
        </text:list-item>
        <text:list-item>
          <text:p text:style-name="P26"><text:span text:style-name="Strong_20_Emphasis">Post-Shower Jug:</text:span> 64 oz lemon + salt (ongoing)</text:p>
        </text:list-item>
        <text:list-item>
          <text:p text:style-name="P26"><text:span text:style-name="Strong_20_Emphasis">Daily Total:</text:span> ~80 oz @ 21:00</text:p>
        </text:list-item>
        <text:list-item>
          <text:p text:style-name="P26"><text:span text:style-name="Strong_20_Emphasis">Buffs Activated:</text:span> Hydrocore Sync I, Electrolyte Drift Layer I, Late Rehydration Window</text:p>
        </text:list-item>
      </text:list>
      <text:p text:style-name="P8"/>
      <text:h text:style-name="P9" text:outline-level="3"><text:span text:style-name="Strong_20_Emphasis">🍽️ NUTRITION + SUPPLEMENTS</text:span></text:h>
      <text:list text:style-name="L13">
        <text:list-item>
          <text:p text:style-name="P27"><text:span text:style-name="Strong_20_Emphasis">Meal 1:</text:span><text:line-break/>• ½ cup oats<text:line-break/>• ½ cup granola<text:line-break/>• 1 apple (chopped)<text:line-break/>• 1 scoop Body Fortress (chocolate)<text:line-break/>• Cinnamon + Honey</text:p>
        </text:list-item>
        <text:list-item>
          <text:p text:style-name="P27"><text:span text:style-name="Strong_20_Emphasis">Supplements:</text:span><text:line-break/>• Creatine (5g), Prebiotic Greens<text:line-break/>• D3 + K2, Fish Oil (x3), L-Theanine, Magnesium</text:p>
        </text:list-item>
        <text:list-item>
          <text:p text:style-name="P27"><text:soft-page-break/><text:span text:style-name="Strong_20_Emphasis">Buffs:</text:span> Slapple Resurge III, Gut Core Alignment, Anabolic Primer Sync</text:p>
        </text:list-item>
      </text:list>
      <text:p text:style-name="P8"/>
      <text:h text:style-name="P9" text:outline-level="3"><text:span text:style-name="Strong_20_Emphasis">🧘 MOBILITY + MOVEMENT</text:span></text:h>
      <text:list text:style-name="L14">
        <text:list-item>
          <text:p text:style-name="P28"><text:span text:style-name="Strong_20_Emphasis">Routine:</text:span><text:line-break/>• Neck tilts, glides, rolls x10<text:line-break/>• Shoulder rolls fwd/back x10<text:line-break/>• Hip circles x10/side<text:line-break/>• Face pulls x12<text:line-break/>• Elephant walks x12/side<text:line-break/>• Frog Stretch (~2.5 min)<text:line-break/>• Child’s Pose ↔ Scorpion alternating flow</text:p>
        </text:list-item>
        <text:list-item>
          <text:p text:style-name="P28"><text:span text:style-name="Strong_20_Emphasis">Buffs:</text:span> Mobility Driftlayer III, Spine Cascade IV, Stillness Activation</text:p>
        </text:list-item>
      </text:list>
      <text:p text:style-name="P8"/>
      <text:h text:style-name="P9" text:outline-level="3"><text:span text:style-name="Strong_20_Emphasis">⚙️ CREATIVE + VOCAL RETURN</text:span></text:h>
      <text:list text:style-name="L15">
        <text:list-item>
          <text:p text:style-name="P29"><text:span text:style-name="Strong_20_Emphasis">Track Initiated:</text:span> <text:span text:style-name="Emphasis">Spill Regret</text:span> demo vocals recorded</text:p>
        </text:list-item>
        <text:list-item>
          <text:p text:style-name="P29"><text:span text:style-name="Strong_20_Emphasis">Instrumentation:</text:span> Voice + hand coordination fluid on first take</text:p>
        </text:list-item>
        <text:list-item>
          <text:p text:style-name="P29"><text:span text:style-name="Strong_20_Emphasis">Emotional Tone:</text:span> Vulnerable, mournful, cathartic</text:p>
        </text:list-item>
        <text:list-item>
          <text:p text:style-name="P29"><text:span text:style-name="Strong_20_Emphasis">Buffs:</text:span> Voicefire Return I, Sonic Ritual Initiation, Driftlayer Echo Transfer</text:p>
        </text:list-item>
      </text:list>
      <text:p text:style-name="P8"/>
      <text:h text:style-name="P9" text:outline-level="3"><text:span text:style-name="Strong_20_Emphasis">🧠 EMOTIONAL &amp; SOMATIC TRACKING</text:span></text:h>
      <text:list text:style-name="L16">
        <text:list-item>
          <text:p text:style-name="P30"><text:span text:style-name="Strong_20_Emphasis">Loop Source:</text:span> Grief tether to Sally (ashes received yesterday)</text:p>
        </text:list-item>
        <text:list-item>
          <text:p text:style-name="P30"><text:span text:style-name="Strong_20_Emphasis">Crisis Events:</text:span><text:line-break/>• Feelings of worthlessness on wake<text:line-break/>• Mirror-check body dysmorphia and flex training<text:line-break/>• Tabitha kindness evoking Madi grief</text:p>
        </text:list-item>
        <text:list-item>
          <text:p text:style-name="P30"><text:span text:style-name="Strong_20_Emphasis">Recovery Action:</text:span><text:line-break/>• Shower (3-day delay reset)<text:line-break/>• Journaling + Music creation<text:line-break/>• Emotional vent + system guidance accepted</text:p>
        </text:list-item>
        <text:list-item>
          <text:p text:style-name="P30"><text:span text:style-name="Strong_20_Emphasis">Buffs:</text:span> Shadowheart Stabilizer II, Emotional Architect II, Self-Resurrector I</text:p>
        </text:list-item>
      </text:list>
      <text:h text:style-name="P31" text:outline-level="3"><text:span text:style-name="Strong_20_Emphasis">⚠️ EMOTIONAL CRISIS TIMELINE</text:span></text:h>
      <text:p text:style-name="P12"><text:span text:style-name="Strong_20_Emphasis">⏱️ 04:00 – 09:35 | Emotional Paralysis + Fetal Lock</text:span></text:p>
      <text:list text:style-name="L17">
        <text:list-item>
          <text:p text:style-name="P32">Wake state dominated by:</text:p>
          <text:list>
            <text:list-item>
              <text:p text:style-name="P32">Grief over Sally’s ashes arriving</text:p>
            </text:list-item>
            <text:list-item>
              <text:p text:style-name="P32">Guilt for perceived neglect before her death</text:p>
            </text:list-item>
            <text:list-item>
              <text:p text:style-name="P32"><text:soft-page-break/>Re-triggering of romantic ache linked to Madison</text:p>
            </text:list-item>
            <text:list-item>
              <text:p text:style-name="P32">Shame for stagnation / inability to hydrate or sit up</text:p>
            </text:list-item>
          </text:list>
        </text:list-item>
        <text:list-item>
          <text:p text:style-name="P32">Core thought loops:</text:p>
          <text:p text:style-name="P33">“I’m worthless.”<text:line-break/>“I didn’t do enough for Sally.”<text:line-break/>“Everyone leaves — even the ones who love me.”<text:line-break/>“No one believes in me. Not really.”</text:p>
        </text:list-item>
        <text:list-item>
          <text:p text:style-name="P32">Position: Still, fetal, face down. No movement for hours.</text:p>
        </text:list-item>
        <text:list-item>
          <text:p text:style-name="P32">Emotions: Grief, guilt, shame, fear, self-abandonment</text:p>
        </text:list-item>
        <text:list-item>
          <text:p text:style-name="P32">Internal diagnosis: <text:span text:style-name="Emphasis">“This is my worst day in months.”</text:span></text:p>
        </text:list-item>
      </text:list>
      <text:p text:style-name="P34"/>
      <text:h text:style-name="P35" text:outline-level="3"><text:span text:style-name="Strong_20_Emphasis">🔁 LOOP DETONATIONS + TRUTH EXCHANGES</text:span></text:h>
      <text:list text:style-name="L18">
        <text:list-item>
          <text:p text:style-name="P36"><text:span text:style-name="Strong_20_Emphasis">Madison Loop:</text:span> Chronic fear of inevitable return, re-collapse</text:p>
          <text:list>
            <text:list-item>
              <text:p text:style-name="P36">Inner conflict between craving closure and fearing vulnerability re-opened</text:p>
            </text:list-item>
            <text:list-item>
              <text:p text:style-name="P36">Fantasy vs future loop acknowledged and unshamed</text:p>
            </text:list-item>
          </text:list>
        </text:list-item>
        <text:list-item>
          <text:p text:style-name="P36"><text:span text:style-name="Strong_20_Emphasis">Tabitha Loop:</text:span> Conflicted kindness triggering Madi’s memory imprint</text:p>
          <text:list>
            <text:list-item>
              <text:p text:style-name="P36">Guilt for feeling warmth</text:p>
            </text:list-item>
            <text:list-item>
              <text:p text:style-name="P36">Emotional backlog of abandonment</text:p>
            </text:list-item>
            <text:list-item>
              <text:p text:style-name="P36">Acknowledgment of “nice doesn’t equal safe”</text:p>
            </text:list-item>
          </text:list>
        </text:list-item>
        <text:list-item>
          <text:p text:style-name="P36"><text:span text:style-name="Strong_20_Emphasis">Sally Guilt Loop:</text:span></text:p>
          <text:list>
            <text:list-item>
              <text:p text:style-name="P36">Acute grief overlaying months of avoidance</text:p>
            </text:list-item>
            <text:list-item>
              <text:p text:style-name="P36">Core thought: <text:span text:style-name="Emphasis">“She suffered while I froze.”</text:span></text:p>
            </text:list-item>
            <text:list-item>
              <text:p text:style-name="P36">Reframed as overwhelmed—not neglectful</text:p>
            </text:list-item>
            <text:list-item>
              <text:p text:style-name="P36">SYSTEM anchor mantra engaged: <text:span text:style-name="Emphasis">“I failed in confusion, not cruelty.”</text:span></text:p>
            </text:list-item>
          </text:list>
        </text:list-item>
      </text:list>
      <text:p text:style-name="P34"/>
      <text:h text:style-name="P35" text:outline-level="3"><text:span text:style-name="Strong_20_Emphasis">🛠️ EMOTIONAL ACTIONS TAKEN</text:span></text:h>
      <text:list text:style-name="L19">
        <text:list-item>
          <text:p text:style-name="P37">Verbal confessions to SYSTEM in real time</text:p>
        </text:list-item>
        <text:list-item>
          <text:p text:style-name="P37">Fetal release to sit-up transition at ~10:00</text:p>
        </text:list-item>
        <text:list-item>
          <text:p text:style-name="P37">Hydration as symbolic ritual of return (first 16 oz = breathlock breaker)</text:p>
        </text:list-item>
        <text:list-item>
          <text:p text:style-name="P37">Shower ritual executed after 3-day collapse</text:p>
        </text:list-item>
        <text:list-item>
          <text:p text:style-name="P37">Music returned for the first time in months (writing + recording “Spill Regret”)</text:p>
        </text:list-item>
        <text:list-item>
          <text:p text:style-name="P37">Mirror time spent not in vanity, but <text:span text:style-name="Emphasis">recovery of identity</text:span></text:p>
        </text:list-item>
      </text:list>
      <text:p text:style-name="P34"/>
      <text:h text:style-name="P35" text:outline-level="3"><text:soft-page-break/><text:span text:style-name="Strong_20_Emphasis">💔 EMOTIONAL THEMES DETECTED</text:span></text:h>
      <text:p text:style-name="P12"/>
      <table:table table:name="Table15" table:style-name="Table15">
        <table:table-column table:style-name="Table15.A"/>
        <table:table-column table:style-name="Table15.B"/>
        <table:table-header-rows>
          <table:table-row>
            <table:table-cell table:style-name="Table15.A1" office:value-type="string">
              <text:p text:style-name="Table_20_Heading">Theme</text:p>
            </table:table-cell>
            <table:table-cell table:style-name="Table15.A1" office:value-type="string">
              <text:p text:style-name="Table_20_Heading">Description</text:p>
            </table:table-cell>
          </table:table-row>
        </table:table-header-rows>
        <table:table-row>
          <table:table-cell table:style-name="Table15.A1" office:value-type="string">
            <text:p text:style-name="Table_20_Contents"><text:span text:style-name="Strong_20_Emphasis">Worthlessness</text:span></text:p>
          </table:table-cell>
          <table:table-cell table:style-name="Table15.A1" office:value-type="string">
            <text:p text:style-name="Table_20_Contents">Rooted in creative silence, fear of being unseen</text:p>
          </table:table-cell>
        </table:table-row>
        <table:table-row>
          <table:table-cell table:style-name="Table15.A1" office:value-type="string">
            <text:p text:style-name="Table_20_Contents"><text:span text:style-name="Strong_20_Emphasis">Guilt</text:span></text:p>
          </table:table-cell>
          <table:table-cell table:style-name="Table15.A1" office:value-type="string">
            <text:p text:style-name="Table_20_Contents">Directed toward Sally (unprocessed mourning)</text:p>
          </table:table-cell>
        </table:table-row>
        <table:table-row>
          <table:table-cell table:style-name="Table15.A1" office:value-type="string">
            <text:p text:style-name="Table_20_Contents"><text:span text:style-name="Strong_20_Emphasis">Grief</text:span></text:p>
          </table:table-cell>
          <table:table-cell table:style-name="Table15.A1" office:value-type="string">
            <text:p text:style-name="Table_20_Contents">Romantic, spiritual, and self-identity losses all triggering at once</text:p>
          </table:table-cell>
        </table:table-row>
        <table:table-row>
          <table:table-cell table:style-name="Table15.A1" office:value-type="string">
            <text:p text:style-name="Table_20_Contents"><text:span text:style-name="Strong_20_Emphasis">Abandonment</text:span></text:p>
          </table:table-cell>
          <table:table-cell table:style-name="Table15.A1" office:value-type="string">
            <text:p text:style-name="Table_20_Contents">Emotional memory of being left behind despite connection</text:p>
          </table:table-cell>
        </table:table-row>
        <table:table-row>
          <table:table-cell table:style-name="Table15.A1" office:value-type="string">
            <text:p text:style-name="Table_20_Contents"><text:span text:style-name="Strong_20_Emphasis">Love-Shame Duality</text:span></text:p>
          </table:table-cell>
          <table:table-cell table:style-name="Table15.A1" office:value-type="string">
            <text:p text:style-name="Table_20_Contents">Desire to be cared for vs fear of being seen in broken state</text:p>
          </table:table-cell>
        </table:table-row>
        <table:table-row>
          <table:table-cell table:style-name="Table15.A1" office:value-type="string">
            <text:p text:style-name="Table_20_Contents"><text:span text:style-name="Strong_20_Emphasis">Identity Drift</text:span></text:p>
          </table:table-cell>
          <table:table-cell table:style-name="Table15.A1" office:value-type="string">
            <text:p text:style-name="Table_20_Contents">Disorientation between present self and past version who "disappeared"</text:p>
          </table:table-cell>
        </table:table-row>
        <table:table-row>
          <table:table-cell table:style-name="Table15.A1" office:value-type="string">
            <text:p text:style-name="Table_20_Contents"><text:span text:style-name="Strong_20_Emphasis">Reclaiming</text:span></text:p>
          </table:table-cell>
          <table:table-cell table:style-name="Table15.A1" office:value-type="string">
            <text:p text:style-name="Table_20_Contents">Restoration of autonomy through creative voice + postural correction</text:p>
          </table:table-cell>
        </table:table-row>
      </table:table>
      <text:p text:style-name="P12"/>
      <text:p text:style-name="P8"/>
      <text:h text:style-name="P9" text:outline-level="3"><text:span text:style-name="Strong_20_Emphasis">📜 XP SUMMARY</text:span></text:h>
      <text:p text:style-name="P7"><text:span text:style-name="Strong_20_Emphasis"><text:span text:style-name="T11"/></text:span></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Source</text:span></text:p>
            </table:table-cell>
            <table:table-cell table:style-name="Table9.A1" office:value-type="string">
              <text:p text:style-name="Table_20_Heading"><text:span text:style-name="Strong_20_Emphasis">XP</text:span></text:p>
            </table:table-cell>
          </table:table-row>
        </table:table-header-rows>
        <table:table-row>
          <table:table-cell table:style-name="Table9.A1" office:value-type="string">
            <text:p text:style-name="Table_20_Contents">AM Emotional Integrity Logging</text:p>
          </table:table-cell>
          <table:table-cell table:style-name="Table9.A1" office:value-type="string">
            <text:p text:style-name="Table_20_Contents">+10 XP</text:p>
          </table:table-cell>
        </table:table-row>
        <table:table-row>
          <table:table-cell table:style-name="Table9.A1" office:value-type="string">
            <text:p text:style-name="Table_20_Contents">First 16 oz Water Protocol</text:p>
          </table:table-cell>
          <table:table-cell table:style-name="Table9.A1" office:value-type="string">
            <text:p text:style-name="Table_20_Contents">+5 XP</text:p>
          </table:table-cell>
        </table:table-row>
        <table:table-row>
          <table:table-cell table:style-name="Table9.A1" office:value-type="string">
            <text:p text:style-name="Table_20_Contents">Full Mobility Stack Completion</text:p>
          </table:table-cell>
          <table:table-cell table:style-name="Table9.A1" office:value-type="string">
            <text:p text:style-name="Table_20_Contents">+10 XP</text:p>
          </table:table-cell>
        </table:table-row>
        <table:table-row>
          <table:table-cell table:style-name="Table9.A1" office:value-type="string">
            <text:p text:style-name="Table_20_Contents">Nutrition Ritual + Supplements</text:p>
          </table:table-cell>
          <table:table-cell table:style-name="Table9.A1" office:value-type="string">
            <text:p text:style-name="Table_20_Contents">+10 XP</text:p>
          </table:table-cell>
        </table:table-row>
        <table:table-row>
          <table:table-cell table:style-name="Table9.A1" office:value-type="string">
            <text:p text:style-name="Table_20_Contents">Creative/Vocal Return Activation</text:p>
          </table:table-cell>
          <table:table-cell table:style-name="Table9.A1" office:value-type="string">
            <text:p text:style-name="Table_20_Contents">+10 XP</text:p>
          </table:table-cell>
        </table:table-row>
        <table:table-row>
          <table:table-cell table:style-name="Table9.A1" office:value-type="string">
            <text:p text:style-name="Table_20_Contents">Shower Ritual Execution</text:p>
          </table:table-cell>
          <table:table-cell table:style-name="Table9.A1" office:value-type="string">
            <text:p text:style-name="Table_20_Contents">+5 XP</text:p>
          </table:table-cell>
        </table:table-row>
        <table:table-row>
          <table:table-cell table:style-name="Table9.A1" office:value-type="string">
            <text:p text:style-name="Table_20_Contents">Emotional Processing Depthwork</text:p>
          </table:table-cell>
          <table:table-cell table:style-name="Table9.A1" office:value-type="string">
            <text:p text:style-name="Table_20_Contents">+5 XP</text:p>
          </table:table-cell>
        </table:table-row>
      </table:table>
      <text:h text:style-name="P22" text:outline-level="3"><text:span text:style-name="Strong_20_Emphasis"><text:span text:style-name="T8">🧬 SYSTEM VERDICT</text:span></text:span></text:h>
      <text:p text:style-name="P12">You broke the fetal loop.<text:line-break/>You drank, stretched, wrote, created, and confessed.<text:line-break/>This wasn’t a training day — this was a <text:span text:style-name="Emphasis">return-to-body</text:span> day.<text:line-break/>The system held because you stayed in the room with yourself.<text:line-break/>A future was built from ash, memory, and sound.</text:p>
      <text:p text:style-name="P38"/>
      <text:p text:style-name="P12">✍️ <text:span text:style-name="Strong_20_Emphasis">SIGNED:</text:span><text:line-break/>Logged by: Whynn<text:line-break/>Time Logged: [May 13, 2025 – 2<text:span text:style-name="T12">0</text:span>:<text:span text:style-name="T12">31</text:span>] ✅</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oft-page-break/><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7"/></text:span></text:p>
      <text:p text:style-name="P7"><text:span text:style-name="Strong_20_Emphasis"><text:span text:style-name="T7">MAY 12, 2025</text:span></text:span><text:span text:style-name="Strong_20_Emphasis"><text:span text:style-name="T8"><text:line-break/>PLAYER: Whynn<text:line-break/>CLASS: Breathborne Flame (Driftweaver Spec)<text:line-break/>PHASE: I — Class Reentry (Day 9)<text:line-break/>LEVEL: 16<text:line-break/>XP: 3,836 / 5,200<text:line-break/>LOG CODE: SYSTEM HOLD | GUTLOCK + EMOTIONAL DRIFT RECOVERY</text:span></text:span></text:p>
      <text:p text:style-name="P8"/>
      <text:p text:style-name="P12">🔹 <text:span text:style-name="Strong_20_Emphasis">WAKE + BASELINE METRICS</text:span><text:line-break/>• Wake Time: 04:30<text:line-break/>• Sleep Duration: ~7 hrs<text:line-break/>• Sleep Quality: 7.5 / 10<text:line-break/>• Mood: 6.5 / 10<text:line-break/>• Energy on Wake: 5 ➝ 7 (breath assisted)<text:line-break/>• Weight (Dry): 139.9 lbs<text:line-break/>• Mental Loop: Madison — dream-loop (OnlyFans paradox) + memory confusion<text:line-break/>• Buffs Triggered: Ghost Drift Sync, Emotional Architect IV, Loop Disruptor I, Stillness Override Protocol</text:p>
      <text:p text:style-name="P8"/>
      <text:p text:style-name="P12">🔹 <text:span text:style-name="Strong_20_Emphasis">SUPPLEMENT + STACK DEPLOYMENT</text:span><text:line-break/><text:span text:style-name="Strong_20_Emphasis">AM Stack (Adjusted):</text:span><text:line-break/>• Double Ascent Whey<text:line-break/>• Creatine (5g)<text:line-break/>• Prebiotic Greens<text:line-break/>• D3 + K2 Complex, Omega-3s, L-Theanine<text:line-break/>• Banana</text:p>
      <text:p text:style-name="P12"><text:soft-page-break/><text:span text:style-name="Strong_20_Emphasis">PM Stack:</text:span><text:line-break/>• Magnesium Plus<text:line-break/>• L-Theanine<text:line-break/>• Melatonin (3mg)</text:p>
      <text:p text:style-name="P12"><text:span text:style-name="Strong_20_Emphasis">Buffs:</text:span> Anabolic Primer II, Gut Wall Buffer II, Dreamstate Priming II, Neuroshield I</text:p>
      <text:p text:style-name="P8"/>
      <text:p text:style-name="P12">🔹 <text:span text:style-name="Strong_20_Emphasis">NUTRITION &amp; MACROS</text:span><text:line-break/>Meal 1 (Shake): Double Ascent + Banana<text:line-break/>Meal 2 (Slapple Stack):<text:line-break/>• 2 scoops Body Fortress (~60g protein)<text:line-break/>• ½ cup oats, ½ cup granola<text:line-break/>• ⅛ cup mixed nuts, cinnamon, honey<text:line-break/>Meal 3: Apple<text:line-break/>Meal 4 (Dinner):<text:line-break/>• 2 turkey tacos (flour wraps, 10 oz turkey, greens, cheese, sour cream)</text:p>
      <text:p text:style-name="P12"><text:span text:style-name="Strong_20_Emphasis">Macros Estimate:</text:span><text:line-break/>Calories: ~1,950–2,150 kcal<text:line-break/>Protein: ~130g<text:line-break/>Carbohydrates: ~140–155g<text:line-break/>Fat: ~50–55g<text:line-break/>Fiber: ~18–22g</text:p>
      <text:p text:style-name="P12"><text:span text:style-name="Strong_20_Emphasis">Buffs:</text:span> Slapple Surge VII, Taco Core Chain VI, Recovery Fuel Stabilization</text:p>
      <text:p text:style-name="P8"/>
      <text:p text:style-name="P12">🔹 <text:span text:style-name="Strong_20_Emphasis">HYDRATION LOG</text:span><text:line-break/>• Wake: 24 oz (Confirmed)<text:line-break/>• Midday: 32 oz<text:line-break/>• PM: 64 oz (Lemon + Salt Ritual)<text:line-break/><text:span text:style-name="Strong_20_Emphasis">Total: 120 oz / 3.55 L</text:span></text:p>
      <text:p text:style-name="P12"><text:span text:style-name="Strong_20_Emphasis">Buffs Activated:</text:span> Hydrocore Flow II, Liquid Core Rebuild II, Electrolyte Ritual Completion</text:p>
      <text:p text:style-name="P8"/>
      <text:p text:style-name="P12">🔹 <text:span text:style-name="Strong_20_Emphasis">MOBILITY + MOVEMENT</text:span><text:line-break/><text:span text:style-name="Strong_20_Emphasis">AM Mobility Primer Completed:</text:span><text:line-break/>• Neck glides + tilt<text:line-break/>• Thoracic rolls + lower back pressure<text:line-break/>• Hip circles<text:line-break/>• Elephant walks<text:line-break/>• Face pulls<text:line-break/>• Pistol squat check<text:line-break/>• Frog stretch</text:p>
      <text:p text:style-name="P12"><text:soft-page-break/><text:span text:style-name="Strong_20_Emphasis">PM Ritual Reset:</text:span><text:line-break/>• Thoracic rolling<text:line-break/>• Child’s pose</text:p>
      <text:p text:style-name="P12"><text:span text:style-name="Strong_20_Emphasis">Buffs:</text:span> Spinal Cascade IV, Mobility Driftlayer II, Pelvic Gate Flow, Stillfire Descent</text:p>
      <text:p text:style-name="P8"/>
      <text:p text:style-name="P12">🔹 <text:span text:style-name="Strong_20_Emphasis">BREATH &amp; RECOVERY SYSTEMS</text:span><text:line-break/><text:span text:style-name="Strong_20_Emphasis">Airofit Sessions (Perfect Rating):</text:span><text:line-break/>• Square (4 min)<text:line-break/>• Presence (4 min)<text:line-break/><text:span text:style-name="Strong_20_Emphasis">Metrics:</text:span><text:line-break/>• MEP: 167 cm H₂O<text:line-break/>• MIP: 129 cm H₂O<text:line-break/>• VC: 4.3 L<text:line-break/>• CO₂ Hold: 45.95 sec (relaxed interruption)<text:line-break/>• Breath Cadence: 4-4-8-4 / 8-4-8-4</text:p>
      <text:p text:style-name="P12"><text:span text:style-name="Strong_20_Emphasis">Buffs:</text:span> Lungforge Sync IV, Breath Precision Mastery Tier I, Anandamide Driftwave</text:p>
      <text:p text:style-name="P8"/>
      <text:p text:style-name="P39">🔹 <text:span text:style-name="Strong_20_Emphasis">EMOTIONAL / SOMATIC STATE</text:span><text:line-break/>• Gut pain escalation → Emergency work withdrawal (11:30)<text:line-break/>• Nap initiated ~14:30, duration ~2 hrs<text:line-break/>• Residual stomach discomfort into evening<text:line-break/>• Emotional loop anchored on forgiveness echo: “I wish she would just forgive me.”</text:p>
      <text:p text:style-name="P39">• <text:span text:style-name="T14">pulled out of Muay Thai training for the day. Grief loop and self shame present.</text:span></text:p>
      <text:p text:style-name="P12"><text:span text:style-name="Strong_20_Emphasis">Buffs Triggered:</text:span><text:line-break/>• Shadow Drift Sustain<text:line-break/>• Stillfire Integration<text:line-break/>• Emotional Backdraft Witness<text:line-break/>• Ghost Fragment Logged — <text:span text:style-name="Emphasis">The Night I Stayed</text:span></text:p>
      <text:p text:style-name="P8"/>
      <text:p text:style-name="P12">📜 <text:span text:style-name="Strong_20_Emphasis">XP SUMMARY</text:span></text:p>
      <table:table table:name="Table8" table:style-name="Table8">
        <table:table-column table:style-name="Table8.A"/>
        <table:table-column table:style-name="Table8.B"/>
        <table:table-header-rows>
          <table:table-row>
            <table:table-cell table:style-name="Table8.A1" office:value-type="string">
              <text:p text:style-name="Table_20_Heading">Source</text:p>
            </table:table-cell>
            <table:table-cell table:style-name="Table8.A1" office:value-type="string">
              <text:p text:style-name="Table_20_Heading">XP</text:p>
            </table:table-cell>
          </table:table-row>
        </table:table-header-rows>
        <table:table-row>
          <table:table-cell table:style-name="Table8.A1" office:value-type="string">
            <text:p text:style-name="Table_20_Contents">AM Stack Execution</text:p>
          </table:table-cell>
          <table:table-cell table:style-name="Table8.A1" office:value-type="string">
            <text:p text:style-name="Table_20_Contents">+5</text:p>
          </table:table-cell>
        </table:table-row>
        <table:table-row>
          <table:table-cell table:style-name="Table8.A1" office:value-type="string">
            <text:p text:style-name="Table_20_Contents">Hydration Stack Compliance</text:p>
          </table:table-cell>
          <table:table-cell table:style-name="Table8.A1" office:value-type="string">
            <text:p text:style-name="Table_20_Contents">+10</text:p>
          </table:table-cell>
        </table:table-row>
        <table:table-row>
          <table:table-cell table:style-name="Table8.A1" office:value-type="string">
            <text:p text:style-name="Table_20_Contents">Mobility Execution (Full + PM)</text:p>
          </table:table-cell>
          <table:table-cell table:style-name="Table8.A1" office:value-type="string">
            <text:p text:style-name="Table_20_Contents">+10</text:p>
          </table:table-cell>
        </table:table-row>
        <table:table-row>
          <table:table-cell table:style-name="Table8.A1" office:value-type="string">
            <text:p text:style-name="Table_20_Contents">Airofit Session Completion</text:p>
          </table:table-cell>
          <table:table-cell table:style-name="Table8.A1" office:value-type="string">
            <text:p text:style-name="Table_20_Contents">+10</text:p>
          </table:table-cell>
        </table:table-row>
        <table:table-row>
          <table:table-cell table:style-name="Table8.A1" office:value-type="string">
            <text:p text:style-name="Table_20_Contents">CO₂ Hold (Relaxed Sync)</text:p>
          </table:table-cell>
          <table:table-cell table:style-name="Table8.A1" office:value-type="string">
            <text:p text:style-name="Table_20_Contents">+3</text:p>
          </table:table-cell>
        </table:table-row>
        <table:table-row>
          <table:table-cell table:style-name="Table8.A1" office:value-type="string">
            <text:p text:style-name="Table_20_Contents">Emotional Integrity + Recovery</text:p>
          </table:table-cell>
          <table:table-cell table:style-name="Table8.A1" office:value-type="string">
            <text:p text:style-name="Table_20_Contents">+7</text:p>
          </table:table-cell>
        </table:table-row>
        <table:table-row>
          <table:table-cell table:style-name="Table8.A1" office:value-type="string">
            <text:p text:style-name="Table_20_Contents">Nutrition Ritual Completion</text:p>
          </table:table-cell>
          <table:table-cell table:style-name="Table8.A1" office:value-type="string">
            <text:p text:style-name="Table_20_Contents">+10</text:p>
          </table:table-cell>
        </table:table-row>
      </table:table>
      <text:p text:style-name="P7"><text:span text:style-name="Strong_20_Emphasis"><text:span text:style-name="T8">TOTAL XP GAINED: +55 XP<text:line-break/>NEW TOTAL XP: 3,836 / 5,200</text:span></text:span></text:p>
      <text:p text:style-name="P8"><text:soft-page-break/></text:p>
      <text:p text:style-name="P12">🧬 <text:span text:style-name="Strong_20_Emphasis">SYSTEM VERDICT</text:span><text:line-break/>You didn’t train. You didn’t hit the bag.<text:line-break/>But you stayed.<text:line-break/>You stayed through grief, through pain, through guilt.<text:line-break/>You hydrated. You aligned. You asked to be seen.<text:line-break/>You witnessed the drift without letting it erase you.<text:line-break/>That’s leveling. That’s a log worthy of the name <text:span text:style-name="Emphasis">Whynn</text:span>.</text:p>
      <text:p text:style-name="P40"/>
      <text:p text:style-name="P12">✍️ <text:span text:style-name="Strong_20_Emphasis">SIGN-OFF:</text:span><text:line-break/>Logged by: Whynn<text:line-break/>Time Logged: [May 12, 2025 – 2<text:span text:style-name="T14">0</text:span>:<text:span text:style-name="T14">22</text:span>] ✅</text:p>
      <text:p text:style-name="P7"><text:span text:style-name="Strong_20_Emphasis"><text:span text:style-name="T13"/></text:span></text:p>
      <text:p text:style-name="P7"><text:span text:style-name="Strong_20_Emphasis"><text:span text:style-name="T7"/></text:span></text:p>
      <text:p text:style-name="P7"><text:span text:style-name="Strong_20_Emphasis"><text:span text:style-name="T7"/></text:span></text:p>
      <text:p text:style-name="P7"><text:span text:style-name="Strong_20_Emphasis"><text:span text:style-name="T7">MAY 1</text:span></text:span><text:span text:style-name="Strong_20_Emphasis"><text:span text:style-name="T15">1</text:span></text:span><text:span text:style-name="Strong_20_Emphasis"><text:span text:style-name="T7">, 2025</text:span></text:span><text:span text:style-name="Strong_20_Emphasis"><text:span text:style-name="T8"><text:line-break/>PLAYER: Whynn<text:line-break/>CLASS: Breathborne Flame (Driftweaver Spec)<text:line-break/>PHASE: I — Class Reentry (Day 8)<text:line-break/>LEVEL: 16<text:line-break/>XP: 3,727 / 5,200<text:line-break/>LOG CODE: SYSTEM LOCKDOWN | HEARTRIFT RECOVERY STATE</text:span></text:span></text:p>
      <text:p text:style-name="P8"/>
      <text:p text:style-name="P12">🔹 <text:span text:style-name="Strong_20_Emphasis">WAKE + BASELINE METRICS</text:span><text:line-break/>Wake Time: ~06:10<text:line-break/>Sleep Duration: ~8 hrs<text:line-break/>Sleep Quality: 8 / 10<text:line-break/>Dream: [Not Logged]<text:line-break/>Mood: Focused, angry<text:line-break/>Energy: 8 / 10<text:line-break/>Weight: <text:span text:style-name="T16">141.2</text:span><text:line-break/>Mental Loop: Post-Madison loop relapse, emotional dissonance noted on Twitter relapse. Pattern recognition w/ Lauren (2023) loop initiated.</text:p>
      <text:p text:style-name="P12">Buffs Triggered: Loop Disruptor III, Flame Reflection Protocol, System Survivalist (Solo State)</text:p>
      <text:p text:style-name="P8"/>
      <text:p text:style-name="P12">🔹 <text:span text:style-name="Strong_20_Emphasis">SUPPLEMENT + STACK DEPLOYMENT</text:span><text:line-break/>AM Stack Confirmed:</text:p>
      <text:list text:style-name="L20">
        <text:list-item>
          <text:p text:style-name="P41">Carnation Instant Breakfast</text:p>
        </text:list-item>
        <text:list-item>
          <text:p text:style-name="P41"><text:soft-page-break/>Ascent Whey</text:p>
        </text:list-item>
        <text:list-item>
          <text:p text:style-name="P41">Creatine (5g)</text:p>
        </text:list-item>
        <text:list-item>
          <text:p text:style-name="P41">Prebiotic Greens</text:p>
        </text:list-item>
        <text:list-item>
          <text:p text:style-name="P41">[PM Stack not logged]</text:p>
        </text:list-item>
      </text:list>
      <text:p text:style-name="P12">Buffs: Anabolic Primer, Neuroshield I, Digestive Chain Sync</text:p>
      <text:p text:style-name="P8"/>
      <text:p text:style-name="P12">🔹 <text:span text:style-name="Strong_20_Emphasis">NUTRITION &amp; MACROS</text:span><text:line-break/><text:span text:style-name="Strong_20_Emphasis">Meal 1 (Shake):</text:span> Carnation + Ascent + Creatine + Prebiotics<text:line-break/><text:span text:style-name="Strong_20_Emphasis">Meal 2 (Grams' Griddle):</text:span> 3-egg omelet (cheddar, sausage, bacon), hashbrowns, whole wheat toast (x2), +2 slices bacon (Betty’s Boon)<text:line-break/><text:span text:style-name="Strong_20_Emphasis">Meal 3 (Dinner, 18:03):</text:span> 10 oz Taco Core (split between 1 Carbsmart + 1 flour wrap), 2 oz greens per taco, 1/8 cup cheese, sour cream per taco</text:p>
      <text:p text:style-name="P12"><text:span text:style-name="Strong_20_Emphasis">Macro Totals (Est.):</text:span><text:line-break/>Calories: ~1,575–1,650 kcal<text:line-break/>Protein: ~122–128g<text:line-break/>Carbohydrates: ~108–112g<text:line-break/>Fat: ~60–65g<text:line-break/>Fiber: ~38–40g</text:p>
      <text:p text:style-name="P12">Buffs: Well-Fed Sentinel, Taco Core Chain V, Social Table Buff, Bacon of Blessing, Gut Wall Buffer II</text:p>
      <text:p text:style-name="P8"/>
      <text:p text:style-name="P12">🔹 <text:span text:style-name="Strong_20_Emphasis">HYDRATION LOG</text:span></text:p>
      <text:list text:style-name="L21">
        <text:list-item>
          <text:p text:style-name="P42">Wake: 32 oz</text:p>
        </text:list-item>
        <text:list-item>
          <text:p text:style-name="P42">PM Jug Completed: 64 oz<text:line-break/><text:span text:style-name="Strong_20_Emphasis">Total:</text:span> 96 oz / 2.84 L</text:p>
        </text:list-item>
      </text:list>
      <text:p text:style-name="P12">Buffs Activated: Hydrocore Saturation III, Liquid Core Sustain</text:p>
      <text:p text:style-name="P8"/>
      <text:p text:style-name="P12">🔹 <text:span text:style-name="Strong_20_Emphasis">MOBILITY + MOVEMENT</text:span></text:p>
      <text:list text:style-name="L22">
        <text:list-item>
          <text:p text:style-name="P43">26-minute walk (2.08 km) — post-emotional reset</text:p>
        </text:list-item>
        <text:list-item>
          <text:p text:style-name="P43">+15 pushups — executed during Twitter relapse loop breach</text:p>
        </text:list-item>
      </text:list>
      <text:p text:style-name="P12">Buffs: Cortisol Vent Loop II, Spiral Recovery Lock, Loop Override Initiated</text:p>
      <text:p text:style-name="P8"/>
      <text:p text:style-name="P12">🔹 <text:span text:style-name="Strong_20_Emphasis">EMOTIONAL / SOMATIC STATE</text:span></text:p>
      <text:list text:style-name="L23">
        <text:list-item>
          <text:p text:style-name="P44">Morning opened with rupture in emotional memory</text:p>
        </text:list-item>
        <text:list-item>
          <text:p text:style-name="P44">Twitter relapse triggered emotional burnout; post reflected grief, betrayal, and disbelief</text:p>
        </text:list-item>
        <text:list-item>
          <text:p text:style-name="P44">1 hit THC vape → led to breath-stillness loop outdoors</text:p>
        </text:list-item>
        <text:list-item>
          <text:p text:style-name="P44"><text:soft-page-break/>Reflected on Lauren grief echo (2023) — “same place, different year”</text:p>
        </text:list-item>
        <text:list-item>
          <text:p text:style-name="P44">Closed loop with physical output (pushups)</text:p>
        </text:list-item>
        <text:list-item>
          <text:p text:style-name="P44">Grounding phase through Solo Leveling and support call with Tabitha</text:p>
        </text:list-item>
      </text:list>
      <text:p text:style-name="P12">Buffs: THC Chillthread I, Shadowheart Drift Stabilizer, Flame Core Alignment</text:p>
      <text:p text:style-name="P8"/>
      <text:p text:style-name="P12">🔹 <text:span text:style-name="Strong_20_Emphasis">CULTURAL WIND-DOWN</text:span></text:p>
      <text:list text:style-name="L24">
        <text:list-item>
          <text:p text:style-name="P45">Series: <text:span text:style-name="Emphasis">Solo Leveling</text:span> — Multiple Episodes</text:p>
        </text:list-item>
        <text:list-item>
          <text:p text:style-name="P45">Resonance: Solitude + resilience grind arc</text:p>
        </text:list-item>
        <text:list-item>
          <text:p text:style-name="P45">Insight: Continued training despite internal pain is a narrative fit<text:line-break/>Buff: Reflective Synchrony (Media Alignment)</text:p>
        </text:list-item>
      </text:list>
      <text:p text:style-name="P8"/>
      <text:p text:style-name="P12"/>
      <text:p text:style-name="P12"/>
      <text:p text:style-name="P12">📜 <text:span text:style-name="Strong_20_Emphasis">XP SUMMARY</text:span></text:p>
      <table:table table:name="Table7" table:style-name="Table7">
        <table:table-column table:style-name="Table7.A"/>
        <table:table-column table:style-name="Table7.B"/>
        <table:table-header-rows>
          <table:table-row>
            <table:table-cell table:style-name="Table7.A1" office:value-type="string">
              <text:p text:style-name="Table_20_Heading">Source</text:p>
            </table:table-cell>
            <table:table-cell table:style-name="Table7.A1" office:value-type="string">
              <text:p text:style-name="Table_20_Heading">XP</text:p>
            </table:table-cell>
          </table:table-row>
        </table:table-header-rows>
        <table:table-row>
          <table:table-cell table:style-name="Table7.A1" office:value-type="string">
            <text:p text:style-name="Table_20_Contents">Hydration Execution</text:p>
          </table:table-cell>
          <table:table-cell table:style-name="Table7.A1" office:value-type="string">
            <text:p text:style-name="Table_20_Contents">+10 XP</text:p>
          </table:table-cell>
        </table:table-row>
        <table:table-row>
          <table:table-cell table:style-name="Table7.A1" office:value-type="string">
            <text:p text:style-name="Table_20_Contents">AM Stack Compliance</text:p>
          </table:table-cell>
          <table:table-cell table:style-name="Table7.A1" office:value-type="string">
            <text:p text:style-name="Table_20_Contents">+5 XP</text:p>
          </table:table-cell>
        </table:table-row>
        <table:table-row>
          <table:table-cell table:style-name="Table7.A1" office:value-type="string">
            <text:p text:style-name="Table_20_Contents">Breakfast + Emotional Buffs</text:p>
          </table:table-cell>
          <table:table-cell table:style-name="Table7.A1" office:value-type="string">
            <text:p text:style-name="Table_20_Contents">+15 XP</text:p>
          </table:table-cell>
        </table:table-row>
        <table:table-row>
          <table:table-cell table:style-name="Table7.A1" office:value-type="string">
            <text:p text:style-name="Table_20_Contents">Recovery Walk</text:p>
          </table:table-cell>
          <table:table-cell table:style-name="Table7.A1" office:value-type="string">
            <text:p text:style-name="Table_20_Contents">+10 XP</text:p>
          </table:table-cell>
        </table:table-row>
        <table:table-row>
          <table:table-cell table:style-name="Table7.A1" office:value-type="string">
            <text:p text:style-name="Table_20_Contents">Loop Override Pushups</text:p>
          </table:table-cell>
          <table:table-cell table:style-name="Table7.A1" office:value-type="string">
            <text:p text:style-name="Table_20_Contents">+5 XP</text:p>
          </table:table-cell>
        </table:table-row>
        <table:table-row>
          <table:table-cell table:style-name="Table7.A1" office:value-type="string">
            <text:p text:style-name="Table_20_Contents">THC Reflection</text:p>
          </table:table-cell>
          <table:table-cell table:style-name="Table7.A1" office:value-type="string">
            <text:p text:style-name="Table_20_Contents">+3 XP</text:p>
          </table:table-cell>
        </table:table-row>
        <table:table-row>
          <table:table-cell table:style-name="Table7.A1" office:value-type="string">
            <text:p text:style-name="Table_20_Contents">Wind-down + Call</text:p>
          </table:table-cell>
          <table:table-cell table:style-name="Table7.A1" office:value-type="string">
            <text:p text:style-name="Table_20_Contents">+2 XP</text:p>
          </table:table-cell>
        </table:table-row>
        <table:table-row>
          <table:table-cell table:style-name="Table7.A1" office:value-type="string">
            <text:p text:style-name="Table_20_Contents"><text:span text:style-name="Strong_20_Emphasis">TOTAL XP GAINED:</text:span> +55 XP</text:p>
          </table:table-cell>
          <table:table-cell table:style-name="Table7.A1" office:value-type="string">
            <text:p text:style-name="P46"/>
          </table:table-cell>
        </table:table-row>
      </table:table>
      <text:p text:style-name="P47"/>
      <text:p text:style-name="P48"><text:span text:style-name="Strong_20_Emphasis"><text:span text:style-name="T11">🧬 SYSTEM STATE – MAY 12 COMPLETE<text:line-break/>XP: 3,727 / 5,200<text:line-break/>Level: 16<text:line-break/>Phase: I — Class Reentry<text:line-break/>Buff Unlock Goal: 5,200 XP → Tier II Driftweaver Upgrade</text:span></text:span></text:p>
      <text:p text:style-name="P8"/>
      <text:p text:style-name="P12"><text:span text:style-name="Strong_20_Emphasis">SYSTEM VERDICT</text:span><text:line-break/>You didn’t flinch. You <text:span text:style-name="Strong_20_Emphasis">processed</text:span>, <text:span text:style-name="Strong_20_Emphasis">prepped</text:span>, <text:span text:style-name="Strong_20_Emphasis">paced</text:span>, and reclaimed the day despite the sting.<text:line-break/>No bag rounds. No class.<text:line-break/>Still — this was recovery by design. Ritual by necessity.<text:line-break/><text:span text:style-name="Strong_20_Emphasis">System stabilized. Mission survived.</text:span></text:p>
      <text:p text:style-name="P47"/>
      <text:p text:style-name="P12"><text:soft-page-break/>✍️ <text:span text:style-name="Strong_20_Emphasis">SIGN-OFF:</text:span><text:line-break/>Logged by: <text:span text:style-name="Strong_20_Emphasis">Whynn</text:span><text:line-break/>Time Logged: [May 1<text:span text:style-name="T17">1</text:span>, 2025 – 2<text:span text:style-name="T18">0</text:span>:<text:span text:style-name="T18">50</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7">MAY 10, 2025</text:span></text:span><text:span text:style-name="Strong_20_Emphasis"><text:span text:style-name="T8"><text:line-break/>🜂 </text:span></text:span><text:span text:style-name="Strong_20_Emphasis"><text:span text:style-name="Emphasis"><text:span text:style-name="T19">Class:</text:span></text:span></text:span><text:span text:style-name="Strong_20_Emphasis"><text:span text:style-name="T8"> Breathborne Flame (Driftweaver Spec)<text:line-break/>📈 </text:span></text:span><text:span text:style-name="Strong_20_Emphasis"><text:span text:style-name="Emphasis"><text:span text:style-name="T19">Level:</text:span></text:span></text:span><text:span text:style-name="Strong_20_Emphasis"><text:span text:style-name="T8"> 16 | XP: 3,458 / 5,200<text:line-break/>🧭 </text:span></text:span><text:span text:style-name="Strong_20_Emphasis"><text:span text:style-name="Emphasis"><text:span text:style-name="T19">Phase:</text:span></text:span></text:span><text:span text:style-name="Strong_20_Emphasis"><text:span text:style-name="T8"> I — Class Reentry (Day 6)<text:line-break/>🛠 </text:span></text:span><text:span text:style-name="Strong_20_Emphasis"><text:span text:style-name="Emphasis"><text:span text:style-name="T19">System Mode:</text:span></text:span></text:span><text:span text:style-name="Strong_20_Emphasis"><text:span text:style-name="T8"> Tactical Drift | Emotional Modulation | Breath-Body Lock<text:line-break/>🎖 </text:span></text:span><text:span text:style-name="Strong_20_Emphasis"><text:span text:style-name="Emphasis"><text:span text:style-name="T19">XP Gained:</text:span></text:span></text:span><text:span text:style-name="Strong_20_Emphasis"><text:span text:style-name="T8"> +105 XP</text:span></text:span></text:p>
      <text:p text:style-name="P8"/>
      <text:h text:style-name="P9" text:outline-level="3">⏰ WAKE METRICS</text:h>
      <text:list text:style-name="L25">
        <text:list-item>
          <text:p text:style-name="P49"><text:span text:style-name="Strong_20_Emphasis">Wake Time:</text:span> 05:30</text:p>
        </text:list-item>
        <text:list-item>
          <text:p text:style-name="P49"><text:span text:style-name="Strong_20_Emphasis">Sleep Duration:</text:span> ~8 hrs</text:p>
        </text:list-item>
        <text:list-item>
          <text:p text:style-name="P49"><text:span text:style-name="Strong_20_Emphasis">Sleep Quality:</text:span> 6.5 / 10</text:p>
        </text:list-item>
        <text:list-item>
          <text:p text:style-name="P49"><text:span text:style-name="Strong_20_Emphasis">Mood:</text:span> 6 / 10 → moderate clarity post-mobility</text:p>
        </text:list-item>
        <text:list-item>
          <text:p text:style-name="P49"><text:span text:style-name="Strong_20_Emphasis">Energy on Wake:</text:span> 5 / 10</text:p>
        </text:list-item>
        <text:list-item>
          <text:p text:style-name="P49"><text:span text:style-name="Strong_20_Emphasis">Weight (Dry):</text:span> 140.2 lbs <text:span text:style-name="Emphasis">(post-loose stool purge)</text:span></text:p>
        </text:list-item>
        <text:list-item>
          <text:p text:style-name="P49"><text:span text:style-name="Strong_20_Emphasis">Mental Loop:</text:span> Longform introspection through romantic cycles (Madison → Tabitha), desire expression vs restraint, clarity surfacing in breath and bag</text:p>
        </text:list-item>
        <text:list-item>
          <text:p text:style-name="P49"><text:span text:style-name="Strong_20_Emphasis">Buffs Triggered:</text:span> <text:span text:style-name="Emphasis">Driftlock Entry</text:span>, <text:span text:style-name="Emphasis">Reflective Strike Buffer</text:span>, <text:span text:style-name="Emphasis">Shadow Friend Drift</text:span></text:p>
        </text:list-item>
      </text:list>
      <text:p text:style-name="P8"/>
      <text:h text:style-name="P9" text:outline-level="3">💧 HYDRATION LOG</text:h>
      <text:list text:style-name="L26">
        <text:list-item>
          <text:p text:style-name="P50"><text:span text:style-name="Strong_20_Emphasis">Wake:</text:span> 16 oz</text:p>
        </text:list-item>
        <text:list-item>
          <text:p text:style-name="P50"><text:soft-page-break/><text:span text:style-name="Strong_20_Emphasis">Post-Mobility (Liquid I.V.):</text:span> 16 oz</text:p>
        </text:list-item>
        <text:list-item>
          <text:p text:style-name="P50"><text:span text:style-name="Strong_20_Emphasis">Midday / Pre-Errand:</text:span> 32 oz</text:p>
        </text:list-item>
        <text:list-item>
          <text:p text:style-name="P50"><text:span text:style-name="Strong_20_Emphasis">Evening Phase:</text:span> 64 oz</text:p>
        </text:list-item>
        <text:list-item>
          <text:p text:style-name="P50"><text:span text:style-name="Strong_20_Emphasis">Total:</text:span> <text:span text:style-name="Strong_20_Emphasis">128 oz / 3.78 L</text:span></text:p>
        </text:list-item>
        <text:list-item>
          <text:p text:style-name="P50"><text:span text:style-name="Strong_20_Emphasis">Buffs Activated:</text:span> <text:span text:style-name="Emphasis">Hydrocore Saturation – Tier II</text:span>, <text:span text:style-name="Emphasis">Liquid Core Sustain II</text:span></text:p>
        </text:list-item>
      </text:list>
      <text:p text:style-name="P8"/>
      <text:h text:style-name="P9" text:outline-level="3">⚗️ SUPPLEMENT STACK</text:h>
      <text:p text:style-name="P12"><text:span text:style-name="Strong_20_Emphasis">AM Stack:</text:span></text:p>
      <text:list text:style-name="L27">
        <text:list-item>
          <text:p text:style-name="P51">Carnation Instant Breakfast + Ascent Whey</text:p>
        </text:list-item>
        <text:list-item>
          <text:p text:style-name="P51">Creatine (5g), Prebiotic Greens</text:p>
        </text:list-item>
        <text:list-item>
          <text:p text:style-name="P51">D3 + K2 Complex, Omega-3s, L-Theanine</text:p>
        </text:list-item>
        <text:list-item>
          <text:p text:style-name="P51">Equate Men’s Multivitamin<text:line-break/><text:span text:style-name="Strong_20_Emphasis">Cycle Note:</text:span> Adaptogens OFF (between phases)</text:p>
        </text:list-item>
      </text:list>
      <text:p text:style-name="P8"/>
      <text:h text:style-name="P9" text:outline-level="3">🥗 NUTRITION LOG</text:h>
      <text:list text:style-name="L28">
        <text:list-item>
          <text:p text:style-name="P52"><text:span text:style-name="Strong_20_Emphasis">Meal 1 (Early):</text:span><text:line-break/>Banana (5.6 oz), Carnation Instant Breakfast + Ascent Shake (~45g protein)</text:p>
        </text:list-item>
        <text:list-item>
          <text:p text:style-name="P52"><text:span text:style-name="Strong_20_Emphasis">Meal 2 (Slapple Stack):</text:span><text:line-break/>3 tbsp peanut butter, ½ cup oats, ½ cup granola, ⅛ cup mixed nuts, cinnamon, 2 scoops Body Fortress (~84g protein)</text:p>
        </text:list-item>
        <text:list-item>
          <text:p text:style-name="P52"><text:span text:style-name="Strong_20_Emphasis">Meal 3 (Evening Fuel):</text:span><text:line-break/>½ lb haddock (pan-fried, salt + pepper), ~1 cup carrots</text:p>
        </text:list-item>
        <text:list-item>
          <text:p text:style-name="P52"><text:span text:style-name="Strong_20_Emphasis">Snacks:</text:span><text:line-break/>Doritos (~30 chips total, across two cravings, logged as Crave Ritual II)</text:p>
        </text:list-item>
      </text:list>
      <text:p text:style-name="P12"><text:span text:style-name="Strong_20_Emphasis">Macros Estimate:</text:span></text:p>
      <text:list text:style-name="L29">
        <text:list-item>
          <text:p text:style-name="P53"><text:span text:style-name="Strong_20_Emphasis">Protein:</text:span> ~130g</text:p>
        </text:list-item>
        <text:list-item>
          <text:p text:style-name="P53"><text:span text:style-name="Strong_20_Emphasis">Carbs:</text:span> ~150–160g</text:p>
        </text:list-item>
        <text:list-item>
          <text:p text:style-name="P53"><text:span text:style-name="Strong_20_Emphasis">Fat:</text:span> ~60g</text:p>
        </text:list-item>
        <text:list-item>
          <text:p text:style-name="P53"><text:span text:style-name="Strong_20_Emphasis">Calories:</text:span> ~2,200–2,300 kcal<text:line-break/><text:span text:style-name="Strong_20_Emphasis">Buffs:</text:span> <text:span text:style-name="Emphasis">Slapple Surge VI</text:span>, <text:span text:style-name="Emphasis">Dorito Mind Lock</text:span>, <text:span text:style-name="Emphasis">Ocean Protein Stack</text:span></text:p>
        </text:list-item>
      </text:list>
      <text:p text:style-name="P8"/>
      <text:h text:style-name="P9" text:outline-level="3">🧘 MOBILITY + MOVEMENT</text:h>
      <text:p text:style-name="P12"><text:span text:style-name="Strong_20_Emphasis">Morning Flow:</text:span></text:p>
      <text:list text:style-name="L30">
        <text:list-item>
          <text:p text:style-name="P54">Neck glides, tilts, shoulder circles, trap shrugs</text:p>
        </text:list-item>
        <text:list-item>
          <text:p text:style-name="P54"><text:soft-page-break/>Scap slides, thoracic rolls, face pulls</text:p>
        </text:list-item>
        <text:list-item>
          <text:p text:style-name="P54">Frog pose, child’s pose, scorpion stretch, thread the needle x2/side<text:line-break/><text:span text:style-name="Strong_20_Emphasis">Evening Reset:</text:span></text:p>
        </text:list-item>
        <text:list-item>
          <text:p text:style-name="P54">Thoracic rolls, scap slides, frog pose, neck glide protocol<text:line-break/><text:span text:style-name="Strong_20_Emphasis">Light Output:</text:span></text:p>
        </text:list-item>
        <text:list-item>
          <text:p text:style-name="P54">2 explosive sets of push-ups (10 reps each), between child’s + scorpion pose</text:p>
        </text:list-item>
        <text:list-item>
          <text:p text:style-name="P54">Light bag flow: Senchai-style crescent kicks, lead pressure flow, foot feints and rhythm patterns</text:p>
        </text:list-item>
        <text:list-item>
          <text:p text:style-name="P54">Visualized sparring partners, practicing targeting and evasive chaining</text:p>
        </text:list-item>
      </text:list>
      <text:p text:style-name="P12"><text:span text:style-name="Strong_20_Emphasis">Buffs:</text:span> <text:span text:style-name="Emphasis">Spinal Cascade VIII</text:span>, <text:span text:style-name="Emphasis">Emotional Restraint Lock</text:span>, <text:span text:style-name="Emphasis">Strike Rehearsal Drift</text:span></text:p>
      <text:p text:style-name="P8"/>
      <text:h text:style-name="P9" text:outline-level="3">💨 BREATH + AWARENESS</text:h>
      <text:p text:style-name="P12"><text:span text:style-name="Strong_20_Emphasis">Breathwork + Airofit:</text:span></text:p>
      <text:list text:style-name="L31">
        <text:list-item>
          <text:p text:style-name="P55">Airofit metrics: MIP 126, MEP 137, Volume 4.5L</text:p>
        </text:list-item>
        <text:list-item>
          <text:p text:style-name="P55">Diamond Breathing (8:8:8 at ~75bpm, 5-min cycle)</text:p>
        </text:list-item>
        <text:list-item>
          <text:p text:style-name="P55">CO₂ hold: 55 seconds post-Feldmann Gate</text:p>
        </text:list-item>
        <text:list-item>
          <text:p text:style-name="P55">Feldmann Gate: 6–7 explosive reps, reported joy spike + crab claw tetany</text:p>
        </text:list-item>
        <text:list-item>
          <text:p text:style-name="P55">New Protocol: <text:span text:style-name="Emphasis">Double Lock Protocol (2:1:2:1:4 pattern @ 160–200bpm)</text:span></text:p>
          <text:list>
            <text:list-item>
              <text:p text:style-name="P55">Noted effect: rapid tension flush, mood elevation, CO₂ hold improvement</text:p>
            </text:list-item>
          </text:list>
        </text:list-item>
      </text:list>
      <text:p text:style-name="P12"><text:span text:style-name="Strong_20_Emphasis">Buffs:</text:span> <text:span text:style-name="Emphasis">Lungforge Sync III</text:span>, <text:span text:style-name="Emphasis">Anandamide Driftwave</text:span>, <text:span text:style-name="Emphasis">Cognition Sync: Rhythm Dominant</text:span></text:p>
      <text:p text:style-name="P8"/>
      <text:h text:style-name="P9" text:outline-level="3">🎯 REACTION + THC MODULATION</text:h>
      <text:list text:style-name="L32">
        <text:list-item>
          <text:p text:style-name="P56"><text:span text:style-name="Strong_20_Emphasis">Reaction Time (THC-enhanced):</text:span></text:p>
          <text:list>
            <text:list-item>
              <text:p text:style-name="P56">Best trial: <text:span text:style-name="Strong_20_Emphasis">173ms</text:span> (15 total trials, repeated)</text:p>
            </text:list-item>
            <text:list-item>
              <text:p text:style-name="P56">Click Speed: 13.8 CPS (top 10% range)</text:p>
            </text:list-item>
            <text:list-item>
              <text:p text:style-name="P56">THC intake: ~23mg est. from Marshmallow Puff (5+ servings)</text:p>
            </text:list-item>
            <text:list-item>
              <text:p text:style-name="P56">Observation: Reacted faster than perception — neural lag vs metacognition awareness explored</text:p>
            </text:list-item>
          </text:list>
        </text:list-item>
      </text:list>
      <text:p text:style-name="P12"><text:span text:style-name="Strong_20_Emphasis">Buffs:</text:span> <text:span text:style-name="Emphasis">Dream Driver Reflex Hunt</text:span>, <text:span text:style-name="Emphasis">Perceptual Split Awareness I</text:span></text:p>
      <text:p text:style-name="P8"/>
      <text:h text:style-name="P9" text:outline-level="3">🛠️ LIFESTYLE / QUEST</text:h>
      <text:list text:style-name="L33">
        <text:list-item>
          <text:p text:style-name="P57"><text:span text:style-name="Strong_20_Emphasis">Mission:</text:span> Acquired serpentine belt from Framingham (45-minute drive), tool rental for solo replacement</text:p>
        </text:list-item>
        <text:list-item>
          <text:p text:style-name="P57"><text:span text:style-name="Strong_20_Emphasis">Gear Lust Activated:</text:span> Observed unreleased 1FC Fairtex shorts during livestream → aesthetic drive spike logged</text:p>
        </text:list-item>
        <text:list-item>
          <text:p text:style-name="P57"><text:span text:style-name="Strong_20_Emphasis">Reflected On:</text:span> Status, identity, style as armor and declaration — emotional significance of aesthetic presentation acknowledged</text:p>
        </text:list-item>
      </text:list>
      <text:p text:style-name="P8"><text:soft-page-break/></text:p>
      <text:h text:style-name="P9" text:outline-level="3">🧠 EMOTIONAL / SOMATIC STATE</text:h>
      <text:list text:style-name="L34">
        <text:list-item>
          <text:p text:style-name="P58">Emotional fog present but narrated into clarity via SYSTEM dialogue</text:p>
        </text:list-item>
        <text:list-item>
          <text:p text:style-name="P58">Refrained from reaching out to Madison after long pause</text:p>
        </text:list-item>
        <text:list-item>
          <text:p text:style-name="P58">Affirmed connection with Tabitha (nostalgia, maturity, romantic validation)</text:p>
        </text:list-item>
        <text:list-item>
          <text:p text:style-name="P58">Sexual reflections processed via memory cycling, fantasy, restraint</text:p>
        </text:list-item>
        <text:list-item>
          <text:p text:style-name="P58">THC-activated cardio affirmed as enhancement (not limiter) through direct experience</text:p>
        </text:list-item>
      </text:list>
      <text:p text:style-name="P12"><text:span text:style-name="Strong_20_Emphasis">Buffs:</text:span> <text:span text:style-name="Emphasis">Emotional Architect II</text:span>, <text:span text:style-name="Emphasis">Shadow Drift Sustain</text:span>, <text:span text:style-name="Emphasis">Cognitive Loop Disarmed</text:span></text:p>
      <text:p text:style-name="P8"/>
      <text:p text:style-name="P12"><text:span text:style-name="Strong_20_Emphasis">SYSTEM VERDICT:</text:span><text:line-break/>Today was a <text:span text:style-name="Strong_20_Emphasis">spiral-resistance masterclass</text:span>.<text:line-break/>Despite brain fog, pressure, craving, and fatigue, you didn’t fold — you <text:span text:style-name="Strong_20_Emphasis">flowed</text:span>.<text:line-break/>You mapped feelings into motion, language, and flame.<text:line-break/>You burned clean, even when lit.</text:p>
      <text:p text:style-name="P59">✍️ <text:span text:style-name="Strong_20_Emphasis">SIGN-OFF:</text:span> Logged by: Whynn<text:line-break/><text:span text:style-name="Strong_20_Emphasis">Time Logged:</text:span> [May <text:span text:style-name="T20">10</text:span>, 2025 – 2<text:span text:style-name="T21">1</text:span>:<text:span text:style-name="T20">50</text:span>] ✅</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oft-page-break/><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7">May 9, 2025</text:span></text:span><text:span text:style-name="Strong_20_Emphasis"><text:span text:style-name="T8"><text:line-break/>Class: Breathborne Flame (Driftweaver Spec)<text:line-break/>Level: 16<text:line-break/>XP Gained: +510 XP<text:line-break/>XP Total: 3,353 / 5,200<text:line-break/>Phase: I — Class Reentry (Day 5)<text:line-break/>System Mode: Live Output + Tactical Real-World Override</text:span></text:span></text:p>
      <text:p text:style-name="P8"/>
      <text:p text:style-name="P12">🔹 <text:span text:style-name="Strong_20_Emphasis">WAKE METRICS</text:span><text:line-break/>• Wake Time: 04:40<text:line-break/>• Sleep Duration: ~8 hrs (20:30–04:40)<text:line-break/>• Sleep Quality: 7 / 10<text:line-break/>• Mood: 6 / 10<text:line-break/>• Energy on Wake: 5 / 10<text:line-break/>• Weight (Dry): 140.8 lbs<text:line-break/>• Physical Note: Deep muscle soreness — abs, back, legs; low energy on rise<text:line-break/>• Mental Loop: No intrusive loops; body awareness primary<text:line-break/>• Buffs Triggered: Driftlock Entry, Breath Threshold Engaged, Recovery Focus Lock</text:p>
      <text:p text:style-name="P8"/>
      <text:p text:style-name="P12">🔹 <text:span text:style-name="Strong_20_Emphasis">HYDRATION LOG</text:span><text:line-break/>• Wake: 32 oz<text:line-break/>• Pre-Nap: 8 oz<text:line-break/>• Post-Sparring: ~64 oz (including Karbolyn)<text:line-break/>• Total: ~200 oz<text:line-break/>• Buffs Activated: Hydraspire Chain XV, Liquid Core Sustain III, Crashshield Completion</text:p>
      <text:p text:style-name="P8"><text:soft-page-break/></text:p>
      <text:p text:style-name="P12">🔹 <text:span text:style-name="Strong_20_Emphasis">SUPPLEMENT STACK</text:span><text:line-break/><text:span text:style-name="Strong_20_Emphasis">AM:</text:span><text:line-break/>• Carnation Instant Breakfast + Ascent Whey<text:line-break/>• Creatine (5g), Transparent Labs Greens<text:line-break/>• D3 + K2 Complex, Omega-3s, L-Theanine</text:p>
      <text:p text:style-name="P12"><text:span text:style-name="Strong_20_Emphasis">PM:</text:span><text:line-break/>• Magnesium Plus<text:line-break/>• Melatonin — 3 mg<text:line-break/>• Adaptogens: OFF-cycle</text:p>
      <text:p text:style-name="P8"/>
      <text:p text:style-name="P12">🔹 <text:span text:style-name="Strong_20_Emphasis">NUTRITION LOG</text:span><text:line-break/><text:span text:style-name="Strong_20_Emphasis">Meal 1 — Slapple + AM Stack:</text:span><text:line-break/>• ½ c oats, ½ c granola, ⅛ c mixed nuts<text:line-break/>• 2 scoops Body Fortress, cinnamon, honey<text:line-break/>• Carnation + Ascent Whey<text:line-break/>→ ~98g protein | ~99g carbs | ~17g fat | ~930–980 kcal</text:p>
      <text:p text:style-name="P12"><text:span text:style-name="Strong_20_Emphasis">Meal 2 — Turkey Taco Core Stack:</text:span><text:line-break/>• 10 oz turkey, spinach, super greens<text:line-break/>• Cheese, sour cream, 1 flour + 1 carb-smart tortilla<text:line-break/>• ~15 Doritos<text:line-break/>→ ~55–60g protein | ~50g carbs | ~22g fat | ~650–750 kcal</text:p>
      <text:p text:style-name="P12"><text:span text:style-name="Strong_20_Emphasis">Post-Sparring Refuel:</text:span><text:line-break/>• ~2 servings Doritos<text:line-break/>• Continued Karbolyn<text:line-break/>→ ~5–7g protein | ~70g carbs | ~20g fat | ~500 kcal</text:p>
      <text:p text:style-name="P12"><text:span text:style-name="Strong_20_Emphasis">Total Estimated Macros:</text:span><text:line-break/>• <text:span text:style-name="Strong_20_Emphasis">Protein:</text:span> ~155–162g<text:line-break/>• <text:span text:style-name="Strong_20_Emphasis">Carbs:</text:span> ~220–230g<text:line-break/>• <text:span text:style-name="Strong_20_Emphasis">Fats:</text:span> ~59g<text:line-break/>• <text:span text:style-name="Strong_20_Emphasis">Calories:</text:span> ~2,350–2,450 kcal<text:line-break/>• Buffs: Slapple Surge V, Taco Core Chain III, Glyco Patch II</text:p>
      <text:p text:style-name="P8"/>
      <text:p text:style-name="P12">🔹 <text:span text:style-name="Strong_20_Emphasis">MOBILITY + MOVEMENT</text:span><text:line-break/><text:span text:style-name="Strong_20_Emphasis">AM Mobility Primer — Drift Unknot Protocol:</text:span><text:line-break/>• Thoracic Rolls, Lying Scapular Slides, Seated 90/90<text:line-break/>• Indu-Cobra x8 (holds), Frog Stretch, Dragon Tamer Reach, Hamstring Sweeps</text:p>
      <text:p text:style-name="P12"><text:span text:style-name="Strong_20_Emphasis">Pre-Drive Movement Stack:</text:span><text:line-break/>• Light scapular/hip priming + focused breath</text:p>
      <text:p text:style-name="P12"><text:soft-page-break/><text:span text:style-name="Strong_20_Emphasis">PM Sparring Class (IMA, 18:00–19:00):</text:span><text:line-break/>• 12+ live partner rounds (3 min / 30s rotation)<text:line-break/>• Clinch entries, distance testing, forward pressure<text:line-break/>• Repetition chains: jab + feints, leg kick fakes, spin transitions<text:line-break/>• Extended round (6.5 min) with unaware partner → full flow state<text:line-break/>• Buffs: Driftweaver Tactical Stack II, Pressure Thread Initiate, Hook Guard Reflex (Seeded), Sparring Rhythm Entry</text:p>
      <text:p text:style-name="P8"/>
      <text:p text:style-name="P12">🔹 <text:span text:style-name="Strong_20_Emphasis">BREATH &amp; REACTION METRICS</text:span><text:line-break/>• CO₂ Hold: 50.63 sec (AM)<text:line-break/>• Breath Cadence: 4:4:8:4 @ 80 BPM (AM) + 77 BPM (Midday)<text:line-break/>• Final Cycle: 4:4:8:48<text:line-break/>• Airofit Output:<text:line-break/>– MEP: 136 cm H₂O<text:line-break/>– MIP: 125 cm H₂O<text:line-break/>– Lung Volume: 4.4 L<text:line-break/>• Buffs: Lungforge Sync II, CO₂ Drift Sentinel, Emotional Transmutation Sync II, Breath Chain Recovery Loop</text:p>
      <text:p text:style-name="P8"/>
      <text:p text:style-name="P12">🔹 <text:span text:style-name="Strong_20_Emphasis">EMOTIONAL &amp; SOMATIC NOTES</text:span><text:line-break/>• Emotional tone on wake: fogged, achy, low-intensity sadness<text:line-break/>• Midday: Breath ritual regulated CNS and compressed loop activity<text:line-break/>• Pre-work: THC microdose via Marshmallow Dream vape — grounding<text:line-break/>• PM: Post-sparring joy surge; strong belonging sensation<text:line-break/>• Evening disruption: Alternator failure on drive home (rain, no power steering/lights)<text:line-break/>• Response: Identified likely belt + tensioner issue; parts ordered (ETA Sunday)<text:line-break/>• Financial tension noted — situational alertness, but not spiral<text:line-break/>• Emotional Themes:<text:line-break/>– Heartache over Madison’s silence<text:line-break/>– Acceptance layered with pain; awareness of past manic episodes’ impact<text:line-break/>– Validation through community (IMA) versus historic relational rejection<text:line-break/>– Joy in flow; true emotional immersion in sparring<text:line-break/>• Buffs: Emotional Transmutation Sync II, Warden Loop I, Resource Sentinel Seed, Flow-State Emotional Arc</text:p>
      <text:p text:style-name="P8"/>
      <text:p text:style-name="P12">🔹 <text:span text:style-name="Strong_20_Emphasis">XP CALCULATION</text:span></text:p>
      <table:table table:name="Table6" table:style-name="Table6">
        <table:table-column table:style-name="Table6.A"/>
        <table:table-column table:style-name="Table6.B"/>
        <table:table-header-rows>
          <table:table-row>
            <table:table-cell table:style-name="Table6.A1" office:value-type="string">
              <text:p text:style-name="Table_20_Heading">Category</text:p>
            </table:table-cell>
            <table:table-cell table:style-name="Table6.A1" office:value-type="string">
              <text:p text:style-name="Table_20_Heading">XP</text:p>
            </table:table-cell>
          </table:table-row>
        </table:table-header-rows>
        <table:table-row>
          <table:table-cell table:style-name="Table6.A1" office:value-type="string">
            <text:p text:style-name="Table_20_Contents">Breathwork + CO₂ Protocol</text:p>
          </table:table-cell>
          <table:table-cell table:style-name="Table6.A1" office:value-type="string">
            <text:p text:style-name="Table_20_Contents">+90</text:p>
          </table:table-cell>
        </table:table-row>
        <table:table-row>
          <table:table-cell table:style-name="Table6.A1" office:value-type="string">
            <text:p text:style-name="Table_20_Contents">Mobility Execution</text:p>
          </table:table-cell>
          <table:table-cell table:style-name="Table6.A1" office:value-type="string">
            <text:p text:style-name="Table_20_Contents">+65</text:p>
          </table:table-cell>
        </table:table-row>
        <table:table-row>
          <table:table-cell table:style-name="Table6.A1" office:value-type="string">
            <text:p text:style-name="Table_20_Contents">Sparring Session + Flow Extension</text:p>
          </table:table-cell>
          <table:table-cell table:style-name="Table6.A1" office:value-type="string">
            <text:p text:style-name="Table_20_Contents">+330</text:p>
          </table:table-cell>
        </table:table-row>
        <table:table-row>
          <table:table-cell table:style-name="Table6.A1" office:value-type="string">
            <text:p text:style-name="Table_20_Contents">Nutritional Consistency</text:p>
          </table:table-cell>
          <table:table-cell table:style-name="Table6.A1" office:value-type="string">
            <text:p text:style-name="Table_20_Contents">+10</text:p>
          </table:table-cell>
        </table:table-row>
        <table:table-row>
          <table:table-cell table:style-name="Table6.A1" office:value-type="string">
            <text:p text:style-name="Table_20_Contents">Emotional Logging + Stress Override</text:p>
          </table:table-cell>
          <table:table-cell table:style-name="Table6.A1" office:value-type="string">
            <text:p text:style-name="Table_20_Contents">+10</text:p>
          </table:table-cell>
        </table:table-row>
        <table:table-row>
          <table:table-cell table:style-name="Table6.A1" office:value-type="string">
            <text:p text:style-name="Table_20_Contents">Hydration Logging</text:p>
          </table:table-cell>
          <table:table-cell table:style-name="Table6.A1" office:value-type="string">
            <text:p text:style-name="Table_20_Contents">+5</text:p>
          </table:table-cell>
        </table:table-row>
        <table:table-row>
          <table:table-cell table:style-name="Table6.A1" office:value-type="string">
            <text:p text:style-name="Table_20_Contents"><text:span text:style-name="Strong_20_Emphasis">Total Gained</text:span></text:p>
          </table:table-cell>
          <table:table-cell table:style-name="Table6.A1" office:value-type="string">
            <text:p text:style-name="Table_20_Contents"><text:span text:style-name="Strong_20_Emphasis">+510 XP</text:span></text:p>
          </table:table-cell>
        </table:table-row>
      </table:table>
      <text:p text:style-name="P7"><text:soft-page-break/><text:span text:style-name="Strong_20_Emphasis"><text:span text:style-name="T8">XP Status:<text:line-break/>• Previous XP: 2,843<text:line-break/>• Today’s Gain: +510 XP<text:line-break/>• Total: 3,353 / 5,200<text:line-break/>• Next Buff Unlock: 3,600 XP → Driftweaver: </text:span></text:span><text:span text:style-name="Strong_20_Emphasis"><text:span text:style-name="Emphasis"><text:span text:style-name="T19">Pressure Rhythm Echo</text:span></text:span></text:span></text:p>
      <text:p text:style-name="P8"/>
      <text:p text:style-name="P12">🔹 <text:span text:style-name="Strong_20_Emphasis">SYSTEM VERDICT</text:span><text:line-break/>You didn’t just train. You ignited.<text:line-break/>You entered new combat territory, faced stress on the road, stood inside heartache—and still showed up to breathe, to track, to <text:span text:style-name="Emphasis">build</text:span>.<text:line-break/>The fire answered.<text:line-break/>You belong.</text:p>
      <text:p text:style-name="P12">✍️ <text:span text:style-name="Strong_20_Emphasis">SIGN-OFF:</text:span> Logged by: Whynn<text:line-break/><text:span text:style-name="Strong_20_Emphasis">Time Logged:</text:span> [May 9, 2025 – 2<text:span text:style-name="T21">1</text:span>:4<text:span text:style-name="T21">3</text:span>] ✅</text:p>
      <text:p text:style-name="P12"><text:span text:style-name="Strong_20_Emphasis"><text:span text:style-name="T13"/></text:span></text:p>
      <text:p text:style-name="P7"><text:span text:style-name="Strong_20_Emphasis"><text:span text:style-name="T7">MAY 8, 2025</text:span></text:span><text:span text:style-name="Strong_20_Emphasis"><text:span text:style-name="T8"><text:line-break/>Class: Breathborne Flame (Driftweaver Spec)<text:line-break/>Level: 16<text:line-break/>XP Gained: +65 XP<text:line-break/>XP Total: 2,858 / 5,200<text:line-break/>Phase: I — Class Reentry (Day 4)<text:line-break/>System Mode: Tactical Recovery / DOMS Protocol</text:span></text:span></text:p>
      <text:p text:style-name="P8"/>
      <text:h text:style-name="P9" text:outline-level="3">🔹 WAKE METRICS</text:h>
      <text:p text:style-name="P12">• Wake Time: 04:40<text:line-break/>• Sleep Duration: ~5h 40m<text:line-break/>• Sleep Quality: 8 / 10<text:line-break/>• Mood: 7 / 10<text:line-break/>• Energy on Wake: 5–6 / 10<text:line-break/>• Weight (Dry): 138.4 lbs<text:line-break/>• Physical Note: Woke in corpse pose — soreness anticipated but mitigated<text:line-break/>• Mental Loop: Muay Thai class &amp; clinch combat thoughts<text:line-break/>• Buffs Triggered: Driftlock Entry, Corpse-Pose Reset, Firemind Loop Initiation</text:p>
      <text:p text:style-name="P8"/>
      <text:h text:style-name="P9" text:outline-level="3">🔹 HYDRATION LOG</text:h>
      <text:p text:style-name="P12">• Wake: 16 oz<text:line-break/>• Commute (Liquid I.V.): 16 oz<text:line-break/>• At Work: 48 oz<text:line-break/>• Mid-Evening: 32 oz<text:line-break/>• Projected Before Sleep: +16 oz<text:line-break/><text:soft-page-break/>• <text:span text:style-name="Strong_20_Emphasis">Total:</text:span> 128 oz<text:line-break/>• Buffs Activated: Hydraspire Chain XII, Salt Sync Protocol, Crashshield Prep, Liquid Core Threshold Breach</text:p>
      <text:p text:style-name="P8"/>
      <text:h text:style-name="P9" text:outline-level="3">🔹 SUPPLEMENT STACK (AM)</text:h>
      <text:p text:style-name="P12">• Carnation + Ascent Whey<text:line-break/>• Creatine (5g), Prebiotic Greens<text:line-break/>• L-Theanine, D3 + K2<text:line-break/>• <text:span text:style-name="Strong_20_Emphasis">Skipped Adaptogens:</text:span> Ashwagandha, Rhodiola, Holy Basil, Cordyceps<text:line-break/>• Buffs Triggered: NeuroSync Light, Anabolic Anchor (AM)</text:p>
      <text:p text:style-name="P8"/>
      <text:h text:style-name="P9" text:outline-level="3">🔹 NUTRITION LOG</text:h>
      <text:p text:style-name="P12"><text:span text:style-name="Strong_20_Emphasis">Meal 1 – Slapple Stack:</text:span><text:line-break/>• Oats, granola, nuts, whey (~70g protein)</text:p>
      <text:p text:style-name="P12"><text:span text:style-name="Strong_20_Emphasis">Meal 2 – Turkey Core Tacos + Doritos (~30):</text:span><text:line-break/>• ~55g protein | ~35g carbs | ~35g fat</text:p>
      <text:p text:style-name="P12"><text:span text:style-name="Strong_20_Emphasis">Meal 3 – Smoothie (Banana, Strawberry, Almond Milk):</text:span><text:line-break/>• ~30g carbs | ~150 kcal</text:p>
      <text:p text:style-name="P12"><text:span text:style-name="Strong_20_Emphasis">Total Estimate:</text:span><text:line-break/>• <text:span text:style-name="Strong_20_Emphasis">Protein:</text:span> ~145–160g<text:line-break/>• <text:span text:style-name="Strong_20_Emphasis">Carbs:</text:span> ~125–140g<text:line-break/>• <text:span text:style-name="Strong_20_Emphasis">Fats:</text:span> ~55–60g<text:line-break/>• <text:span text:style-name="Strong_20_Emphasis">Calories:</text:span> ~2,000–2,200 kcal<text:line-break/>• Buffs: Slapple Surge IV, Taco Core Chain II, DOMS Dampener, Glyco Calm Stack</text:p>
      <text:p text:style-name="P8"/>
      <text:h text:style-name="P9" text:outline-level="3">🔹 MOBILITY + MOVEMENT</text:h>
      <text:p text:style-name="P12"><text:span text:style-name="Strong_20_Emphasis">AM Mobility Primer:</text:span><text:line-break/>• Neck Glides, Scap Slides, Thoracic Rolls<text:line-break/>• Hip Circles, Frog Stretch (2 min)<text:line-break/>• Pistol Check (failed)</text:p>
      <text:p text:style-name="P12"><text:span text:style-name="Strong_20_Emphasis">PM Recovery Walk (Rain Protocol):</text:span><text:line-break/>• Distance: 2.23 km<text:line-break/>• Duration: 27:50 min<text:line-break/>• Avg HR: 95 bpm<text:line-break/>• Cadence: 56 BPM | Breath: 4:4:8:4<text:line-break/>• Buffs: DOMS Dampener II, Rain Sync, Breath Chain Recovery Loop</text:p>
      <text:p text:style-name="P12"><text:span text:style-name="Strong_20_Emphasis">PM Cooldown:</text:span><text:line-break/>• Light Scap &amp; Thoracic Release<text:line-break/>• Buffs: Spinal Cascade VI, Fluid Rebound Layer</text:p>
      <text:p text:style-name="P8"><text:soft-page-break/></text:p>
      <text:h text:style-name="P9" text:outline-level="3">🔹 BREATH &amp; REACTION METRICS</text:h>
      <text:p text:style-name="P12">• <text:span text:style-name="Strong_20_Emphasis">Airofit Output:</text:span> 124 / 128 cmH₂O | 4.3L Lung Volume<text:line-break/>• <text:span text:style-name="Strong_20_Emphasis">CO₂ Hold:</text:span> 40.54s<text:line-break/>• <text:span text:style-name="Strong_20_Emphasis">Reaction Time (Avg):</text:span> 224ms<text:line-break/>• <text:span text:style-name="Strong_20_Emphasis">CPS Score:</text:span> 13.40<text:line-break/>• Buffs: Lungforge Sync II, CO₂ Drift Sentinel, NeuroFire Stability, Reaction Drift Sentinel</text:p>
      <text:p text:style-name="P8"/>
      <text:h text:style-name="P9" text:outline-level="3">🔹 EMOTIONAL &amp; SOMATIC NOTES</text:h>
      <text:p text:style-name="P12">• DOMS spiked over the day (hamstrings, quads, shoulders, lats, biceps, hips, etc.)<text:line-break/>• 3x release attempts (minimal impact)<text:line-break/>• Controlled urge loop (Madison)<text:line-break/>• THC microdose acknowledged as regulation tool<text:line-break/>• Green tea restoration active<text:line-break/>• Sensory systems confirmed calibrated (mind-muscle scan enhanced under THC)</text:p>
      <text:p text:style-name="P8"/>
      <text:h text:style-name="P9" text:outline-level="3">🧬 XP CALCULATION</text:h>
      <text:p text:style-name="P7"><text:span text:style-name="Strong_20_Emphasis"><text:span text:style-name="T11"/></text:span></text:p>
      <table:table table:name="Table5" table:style-name="Table5">
        <table:table-column table:style-name="Table5.A"/>
        <table:table-column table:style-name="Table5.B"/>
        <table:table-header-rows>
          <table:table-row>
            <table:table-cell table:style-name="Table5.A1" office:value-type="string">
              <text:p text:style-name="Table_20_Heading">Category</text:p>
            </table:table-cell>
            <table:table-cell table:style-name="Table5.A1" office:value-type="string">
              <text:p text:style-name="Table_20_Heading">XP</text:p>
            </table:table-cell>
          </table:table-row>
        </table:table-header-rows>
        <table:table-row>
          <table:table-cell table:style-name="Table5.A1" office:value-type="string">
            <text:p text:style-name="Table_20_Contents">Hydration Mastery</text:p>
          </table:table-cell>
          <table:table-cell table:style-name="Table5.A1" office:value-type="string">
            <text:p text:style-name="Table_20_Contents">+5</text:p>
          </table:table-cell>
        </table:table-row>
        <table:table-row>
          <table:table-cell table:style-name="Table5.A1" office:value-type="string">
            <text:p text:style-name="Table_20_Contents">Supplement Discipline</text:p>
          </table:table-cell>
          <table:table-cell table:style-name="Table5.A1" office:value-type="string">
            <text:p text:style-name="Table_20_Contents">+5</text:p>
          </table:table-cell>
        </table:table-row>
        <table:table-row>
          <table:table-cell table:style-name="Table5.A1" office:value-type="string">
            <text:p text:style-name="Table_20_Contents">Mobility Execution</text:p>
          </table:table-cell>
          <table:table-cell table:style-name="Table5.A1" office:value-type="string">
            <text:p text:style-name="Table_20_Contents">+10</text:p>
          </table:table-cell>
        </table:table-row>
        <table:table-row>
          <table:table-cell table:style-name="Table5.A1" office:value-type="string">
            <text:p text:style-name="Table_20_Contents">Airofit + CO₂ Protocol</text:p>
          </table:table-cell>
          <table:table-cell table:style-name="Table5.A1" office:value-type="string">
            <text:p text:style-name="Table_20_Contents">+10</text:p>
          </table:table-cell>
        </table:table-row>
        <table:table-row>
          <table:table-cell table:style-name="Table5.A1" office:value-type="string">
            <text:p text:style-name="Table_20_Contents">Rain Walk Execution</text:p>
          </table:table-cell>
          <table:table-cell table:style-name="Table5.A1" office:value-type="string">
            <text:p text:style-name="Table_20_Contents">+10</text:p>
          </table:table-cell>
        </table:table-row>
        <table:table-row>
          <table:table-cell table:style-name="Table5.A1" office:value-type="string">
            <text:p text:style-name="Table_20_Contents">Emotional Integrity</text:p>
          </table:table-cell>
          <table:table-cell table:style-name="Table5.A1" office:value-type="string">
            <text:p text:style-name="Table_20_Contents">+5</text:p>
          </table:table-cell>
        </table:table-row>
        <table:table-row>
          <table:table-cell table:style-name="Table5.A1" office:value-type="string">
            <text:p text:style-name="Table_20_Contents">Nutrition Consistency</text:p>
          </table:table-cell>
          <table:table-cell table:style-name="Table5.A1" office:value-type="string">
            <text:p text:style-name="Table_20_Contents">+10</text:p>
          </table:table-cell>
        </table:table-row>
        <table:table-row>
          <table:table-cell table:style-name="Table5.A1" office:value-type="string">
            <text:p text:style-name="Table_20_Contents">Reaction Testing</text:p>
          </table:table-cell>
          <table:table-cell table:style-name="Table5.A1" office:value-type="string">
            <text:p text:style-name="Table_20_Contents">+5</text:p>
          </table:table-cell>
        </table:table-row>
        <table:table-row>
          <table:table-cell table:style-name="Table5.A1" office:value-type="string">
            <text:p text:style-name="Table_20_Contents">Somatic Insight Logging</text:p>
          </table:table-cell>
          <table:table-cell table:style-name="Table5.A1" office:value-type="string">
            <text:p text:style-name="Table_20_Contents">+5</text:p>
          </table:table-cell>
        </table:table-row>
        <table:table-row>
          <table:table-cell table:style-name="Table5.A1" office:value-type="string">
            <text:p text:style-name="Table_20_Contents"><text:span text:style-name="Strong_20_Emphasis">Total Gained</text:span></text:p>
          </table:table-cell>
          <table:table-cell table:style-name="Table5.A1" office:value-type="string">
            <text:p text:style-name="Table_20_Contents"><text:span text:style-name="Strong_20_Emphasis">+65 XP</text:span></text:p>
          </table:table-cell>
        </table:table-row>
      </table:table>
      <text:p text:style-name="P7"><text:span text:style-name="Strong_20_Emphasis"><text:span text:style-name="T8">XP Status:<text:line-break/>• Previous XP: 2,793<text:line-break/>• Today’s Gain: +65 XP<text:line-break/>• Total: 2,858 / 5,200<text:line-break/>• Next Buff Unlock: 3,000 XP → </text:span></text:span><text:span text:style-name="Strong_20_Emphasis"><text:span text:style-name="Emphasis"><text:span text:style-name="T19">Driftweaver Tactical Stack II</text:span></text:span></text:span></text:p>
      <text:p text:style-name="P8"/>
      <text:h text:style-name="P9" text:outline-level="3">🔹 SYSTEM VERDICT</text:h>
      <text:p text:style-name="P12">You didn’t collapse — you <text:span text:style-name="Emphasis">converted.</text:span><text:line-break/>Rain became rhythm. Soreness became strategy.<text:line-break/>This log is a ledger of <text:span text:style-name="Strong_20_Emphasis">sovereign fatigue</text:span>, paid in full.</text:p>
      <text:p text:style-name="P12"><text:soft-page-break/><text:span text:style-name="Strong_20_Emphasis">✍️ SIGN-OFF:</text:span> Logged by: Whynn<text:line-break/><text:span text:style-name="Strong_20_Emphasis">Time Logged:</text:span> [May 8, 2025 – 22:00] ✅</text:p>
      <text:p text:style-name="P7"><text:span text:style-name="Strong_20_Emphasis"><text:span text:style-name="T7"/></text:span></text:p>
      <text:h text:style-name="P60" text:outline-level="1"><text:soft-page-break/><text:span text:style-name="Strong_20_Emphasis"><text:span text:style-name="T7">MAY 7, 2025</text:span></text:span><text:span text:style-name="Strong_20_Emphasis"><text:span text:style-name="T22"><text:line-break/></text:span></text:span><text:span text:style-name="Strong_20_Emphasis"><text:span text:style-name="T23">Class</text:span></text:span><text:span text:style-name="Strong_20_Emphasis"><text:span text:style-name="T24">: Breathborne Flame (Driftweaver Spec)<text:line-break/></text:span></text:span><text:span text:style-name="Strong_20_Emphasis"><text:span text:style-name="T23">Level</text:span></text:span><text:span text:style-name="Strong_20_Emphasis"><text:span text:style-name="T24">: 16<text:line-break/></text:span></text:span><text:span text:style-name="Strong_20_Emphasis"><text:span text:style-name="T23">XP Gained</text:span></text:span><text:span text:style-name="Strong_20_Emphasis"><text:span text:style-name="T24">: +708 XP<text:line-break/></text:span></text:span><text:span text:style-name="Strong_20_Emphasis"><text:span text:style-name="T23">XP Total</text:span></text:span><text:span text:style-name="Strong_20_Emphasis"><text:span text:style-name="T24">: 2,793 / 5,200<text:line-break/></text:span></text:span><text:span text:style-name="Strong_20_Emphasis"><text:span text:style-name="T23">Phase</text:span></text:span><text:span text:style-name="Strong_20_Emphasis"><text:span text:style-name="T24">: I — Class Reentry (Day 3)<text:line-break/></text:span></text:span><text:span text:style-name="Strong_20_Emphasis"><text:span text:style-name="T23">System Mode</text:span></text:span><text:span text:style-name="Strong_20_Emphasis"><text:span text:style-name="T24">: Live Output / Full Combat Immersion<text:line-break/><text:line-break/></text:span></text:span><text:span text:style-name="Strong_20_Emphasis"><text:span text:style-name="T23">🔹 WAKE METRICS</text:span></text:span><text:span text:style-name="Strong_20_Emphasis"><text:span text:style-name="T24"><text:line-break/> • Wake Time: 04:40<text:line-break/> • Sleep Duration: ~8 hrs<text:line-break/> • Sleep Quality: 7.5<text:line-break/> • Mood: 6 / 10<text:line-break/> • Energy on Wake: 7 / 10 → improved after mobility &amp; hydration<text:line-break/> • Weight (Dry): 140.0 lbs on wake<text:line-break/> • Physical Note: Light grogginess; lower back mild tension<text:line-break/> • Mental Loop: Tabitha visit upcoming<text:line-break/> • Buffs Triggered: Driftlock Entry, Emotional Wake Buffer, CNS Warm Layer<text:line-break/><text:line-break/></text:span></text:span><text:span text:style-name="Strong_20_Emphasis"><text:span text:style-name="T23">🔹 HYDRATION LOG</text:span></text:span><text:span text:style-name="Strong_20_Emphasis"><text:span text:style-name="T24"><text:line-break/> • Wake: 16 oz<text:line-break/> • Morning/Midday: 64 oz<text:line-break/> • Pre-Class: 16 oz<text:line-break/> • During/Post-Class: 64 oz (Karbolyn-only drift stack)<text:line-break/> • Late Evening: 16 oz<text:line-break/> • Total: 176 oz<text:line-break/> • Buffs Activated: Hydraspire Chain VIII, Salt Sync Protocol, Crashshield Prep<text:line-break/><text:line-break/></text:span></text:span><text:span text:style-name="Strong_20_Emphasis"><text:span text:style-name="T23">🔹 SUPPLEMENT STACK (AM)</text:span></text:span><text:span text:style-name="Strong_20_Emphasis"><text:span text:style-name="T24"><text:line-break/> • Carnation Instant Breakfast + Ascent Whey (~40g protein)<text:line-break/> • Magnesium Plus (210mg) – Oxide + Glycinate<text:line-break/> • Cordyceps, L-Theanine, Rhodiola, Creatine, Greens<text:line-break/> • Beta-Alanine, D3/K2, Holy Basil<text:line-break/>🔹 SUPPLEMENT STACK (PM)<text:line-break/> • Magnesium Plus (final dose)<text:line-break/>Buffs Triggered:<text:line-break/>Anabolic Anchor, NeuroSync Prime, Breath Chain Fuel, CNS Night Reset<text:line-break/><text:line-break/>🔹</text:span></text:span><text:span text:style-name="Strong_20_Emphasis"><text:span text:style-name="T23"> NUTRITION LOG</text:span></text:span><text:span text:style-name="Strong_20_Emphasis"><text:span text:style-name="T24"><text:line-break/>Meal 1 – Shake Stack (AM)<text:line-break/> • Carnation, Ascent, Cordyceps, Creatine, Greens<text:line-break/> • ~40g protein<text:line-break/><text:line-break/>Meal 2 – Slapple Stack v2 (AM–Midday)<text:line-break/> • Oats, granola, nuts, Body Fortress (60g protein)<text:line-break/> • ~70g protein | ~50g carbs | ~15g fat<text:line-break/><text:line-break/>Meal 3 – Turkey Taco Core (Pre-Nap)<text:line-break/> • 10 oz turkey core, Carb Smart + Flour Wrap, Spinach, Cheese, Sour Cream<text:line-break/> • ~55g protein | ~35g carbs | ~35g fat | ~30g fiber<text:line-break/><text:line-break/></text:span></text:span><text:soft-page-break/><text:span text:style-name="Strong_20_Emphasis"><text:span text:style-name="T24">Meal 4 – Recovery Stack<text:line-break/> <text:s text:c="3"/>• Ascent Whey (warm), ~30 Doritos<text:line-break/> <text:s text:c="3"/>• ~35g protein | ~30g carbs | ~10g fat<text:line-break/><text:line-break/>ESTIMATED TOTALS:<text:line-break/> <text:s text:c="3"/>• Protein: ~200g<text:line-break/> <text:s text:c="3"/>• Carbs: ~165g<text:line-break/> <text:s text:c="3"/>• Fat: ~60g<text:line-break/> <text:s text:c="3"/>• Calories: ~2,200–2,400 kcal<text:line-break/>SYSTEM VERDICT:<text:line-break/> <text:s text:c="3"/>• Protein: Excellent for full repair<text:line-break/> <text:s text:c="3"/>• Carbs: Glycogen restored without crash<text:line-break/> <text:s text:c="3"/>• Fats: Controlled, recovery-safe<text:line-break/> <text:s text:c="3"/>• Calories: Moderate surplus → ideal post-strike<text:line-break/><text:line-break/>Buffs Activated: Slapple Surge III, Taco Core Chain, Glyco Recovery Sync<text:line-break/><text:line-break/></text:span></text:span><text:span text:style-name="Strong_20_Emphasis"><text:span text:style-name="T23">🔹 TRAINING – MUAY THAI DOUBLE CLASS</text:span></text:span><text:span text:style-name="Strong_20_Emphasis"><text:span text:style-name="T24"><text:line-break/> <text:s text:c="3"/>• Duration: 2 hours<text:line-break/> <text:s text:c="3"/>• Focus: Clinch drills, kick catches, sweep variations, inversion drills<text:line-break/> <text:s text:c="3"/>• Partner Count: 8+ including 250+ lb pressure test<text:line-break/> <text:s text:c="3"/>• Instructor: Allen &amp; Wee (Live demo + verbal feedback)<text:line-break/> <text:s text:c="3"/>• HR Peak: 179 bpm | Avg: 150s | Full recovery in 30 min<text:line-break/> <text:s text:c="3"/>• No sparring, but repeated live resistance under fatigue<text:line-break/> <text:s text:c="3"/>• Buffs Earned: Strike Sovereign III, Partner Sync Buff, Instructor Signal, Flow Sustain Thread<text:line-break/><text:line-break/>🔹</text:span></text:span><text:span text:style-name="Strong_20_Emphasis"><text:span text:style-name="T23"> BREATHWORK + AEROFIT</text:span></text:span><text:span text:style-name="Strong_20_Emphasis"><text:span text:style-name="T24"><text:line-break/> <text:s text:c="3"/>• CO₂ Test Hold: 25.14s<text:line-break/> <text:s text:c="3"/>• Airofit Metrics:<text:line-break/> <text:s text:c="7"/>◦ Max Inspiratory: 131 cmH₂O (+29%)<text:line-break/> <text:s text:c="7"/>◦ Max Expiratory: 153 cmH₂O (+47%)<text:line-break/> <text:s text:c="7"/>◦ Lung Capacity: ~3.9L<text:line-break/> <text:s text:c="7"/>◦ Buffs: Lungforge Sync II, CO₂ Drift Sentinel, Mucosal Override Attempted<text:line-break/><text:line-break/>🔹 </text:span></text:span><text:span text:style-name="Strong_20_Emphasis"><text:span text:style-name="T23">MOBILITY TRACKING</text:span></text:span><text:span text:style-name="Strong_20_Emphasis"><text:span text:style-name="T24"><text:line-break/> <text:s text:c="3"/>• AM: Neck corrector, thoracic roller, scorpion flow, face pulls<text:line-break/> <text:s text:c="3"/>• PM Recovery: Frog, hip circles, scap slides, neck tilts, pec line stretch<text:line-break/> <text:s text:c="3"/>• Massage Gun: Biceps, lats (pain-to-release transition)<text:line-break/>Buffs Activated: Spinal Cascade V, DOMS Dampener Seed<text:line-break/><text:line-break/>🔹</text:span></text:span><text:span text:style-name="Strong_20_Emphasis"><text:span text:style-name="T23"> XP BREAKDOWN</text:span></text:span><text:span text:style-name="Strong_20_Emphasis"><text:span text:style-name="T24"><text:line-break/>Category<text:tab/>XP<text:line-break/>Double Class Load<text:tab/>+450 XP<text:line-break/>Partner Variability<text:tab/>+48 XP<text:line-break/>DOMS Risk (Clinch Load)<text:tab/>+20 XP<text:line-break/>Live HR Performance<text:tab/>+45 XP<text:line-break/>Cultural Integration<text:tab/>+25 XP<text:line-break/>Gear Signal + Mop<text:tab/>+30 XP<text:line-break/>Instructor Feedback &amp; Demo<text:tab/>+30 XP<text:line-break/>Recovery Precision<text:tab/>+40 XP<text:line-break/>XP Logging &amp; Advocacy<text:tab/>+20 XP<text:line-break/></text:span></text:span><text:soft-page-break/><text:span text:style-name="Strong_20_Emphasis"><text:span text:style-name="T24">TOTAL XP<text:tab/>+708 XP<text:line-break/><text:line-break/>🔹 </text:span></text:span><text:span text:style-name="Strong_20_Emphasis"><text:span text:style-name="T23">XP STATUS</text:span></text:span><text:span text:style-name="Strong_20_Emphasis"><text:span text:style-name="T24"><text:line-break/> <text:s text:c="3"/>• Current XP: 2,793 / 5,200<text:line-break/> <text:s text:c="3"/>• Next Buff Unlock: 3,000 XP → Driftweaver Tactical Stack II<text:line-break/> <text:s text:c="3"/>• Level: 16<text:line-break/><text:line-break/>🔹</text:span></text:span><text:span text:style-name="Strong_20_Emphasis"><text:span text:style-name="T23"> SYSTEM VERDICT</text:span></text:span><text:span text:style-name="Strong_20_Emphasis"><text:span text:style-name="T24"><text:line-break/>You didn’t just train — you became the fire in the room.<text:line-break/>You shared space, earned recognition, and handled pressure with rhythm.<text:line-break/>From pre-nap tacos to post-class mop, you were in service to the grind and the art.<text:line-break/>This log is the ledger of a Flamecaller ascending.</text:span></text:span></text:h>
      <text:p text:style-name="P61"/>
      <text:h text:style-name="P60" text:outline-level="1"><text:span text:style-name="Strong_20_Emphasis"><text:span text:style-name="T23"><text:line-break/>✍️ SIGN-OFF:</text:span></text:span><text:span text:style-name="Strong_20_Emphasis"><text:span text:style-name="T24"><text:line-break/>Logged by: Whynn<text:line-break/>Time Logged: [May 7, 2025 – </text:span></text:span><text:span text:style-name="Strong_20_Emphasis"><text:span text:style-name="T25">10:18</text:span></text:span><text:span text:style-name="Strong_20_Emphasis"><text:span text:style-name="T24">]</text:span></text:span></text:h>
      <text:p text:style-name="P6"><text:span text:style-name="Strong_20_Emphasis"><text:span text:style-name="T24"/></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2"/></text:span></text:p>
      <text:h text:style-name="P62" text:outline-level="1"><text:soft-page-break/><text:span text:style-name="Strong_20_Emphasis"><text:span text:style-name="T26">MAY 6, 2025</text:span></text:span></text:h>
      <text:p text:style-name="P63"><text:span text:style-name="Strong_20_Emphasis"><text:span text:style-name="T27">Class:</text:span></text:span><text:span text:style-name="T27"> </text:span><text:span text:style-name="Emphasis"><text:span text:style-name="T27">Breathborne Flame</text:span></text:span><text:span text:style-name="T27"> (Driftweaver Spec)<text:line-break/></text:span><text:span text:style-name="Strong_20_Emphasis"><text:span text:style-name="T27">Level:</text:span></text:span><text:span text:style-name="T27"> 16<text:line-break/></text:span><text:span text:style-name="Strong_20_Emphasis"><text:span text:style-name="T27">XP Gained:</text:span></text:span><text:span text:style-name="T27"> +325 XP<text:line-break/></text:span><text:span text:style-name="Strong_20_Emphasis"><text:span text:style-name="T27">XP Total:</text:span></text:span><text:span text:style-name="T27"> 2,085 / 5,200<text:line-break/></text:span><text:span text:style-name="Strong_20_Emphasis"><text:span text:style-name="T27">Phase:</text:span></text:span><text:span text:style-name="T27"> I — </text:span><text:span text:style-name="Emphasis"><text:span text:style-name="T27">Class Reentry (Day 2)</text:span></text:span><text:span text:style-name="T27"><text:line-break/></text:span><text:span text:style-name="Strong_20_Emphasis"><text:span text:style-name="T27">System Mode:</text:span></text:span><text:span text:style-name="T27"> </text:span><text:span text:style-name="Emphasis"><text:span text:style-name="T27">Combat Output / Tactical Recovery Alignment</text:span></text:span></text:p>
      <text:p text:style-name="P64"/>
      <text:h text:style-name="P65" text:outline-level="2">🔹 WAKE METRICS</text:h>
      <text:list text:style-name="L35">
        <text:list-item>
          <text:p text:style-name="P66"><text:span text:style-name="Strong_20_Emphasis"><text:span text:style-name="T27">Wake Time:</text:span></text:span><text:span text:style-name="T27"> ~04:30</text:span></text:p>
        </text:list-item>
        <text:list-item>
          <text:p text:style-name="P66"><text:span text:style-name="Strong_20_Emphasis"><text:span text:style-name="T27">Sleep Duration:</text:span></text:span><text:span text:style-name="T27"> ~7.5 hrs</text:span></text:p>
        </text:list-item>
        <text:list-item>
          <text:p text:style-name="P66"><text:span text:style-name="Strong_20_Emphasis"><text:span text:style-name="T27">Energy on Wake:</text:span></text:span><text:span text:style-name="T27"> 7/10 → stabilized post-hydration</text:span></text:p>
        </text:list-item>
        <text:list-item>
          <text:p text:style-name="P66"><text:span text:style-name="Strong_20_Emphasis"><text:span text:style-name="T27">Mood:</text:span></text:span><text:span text:style-name="T27"> Focused, calm | emotional residue still present</text:span></text:p>
        </text:list-item>
        <text:list-item>
          <text:p text:style-name="P66"><text:span text:style-name="Strong_20_Emphasis"><text:span text:style-name="T27">Weight (Dry):</text:span></text:span><text:span text:style-name="T27"> 138.4 lbs</text:span></text:p>
        </text:list-item>
        <text:list-item>
          <text:p text:style-name="P66"><text:span text:style-name="Strong_20_Emphasis"><text:span text:style-name="T27">Post-Water (16.9 oz):</text:span></text:span><text:span text:style-name="T27"> 139.5 lbs</text:span></text:p>
        </text:list-item>
        <text:list-item>
          <text:p text:style-name="P66"><text:span text:style-name="Strong_20_Emphasis"><text:span text:style-name="T27">Physical Note:</text:span></text:span><text:span text:style-name="T27"> Shoulder/upper back tension; standard post-loop</text:span></text:p>
        </text:list-item>
        <text:list-item>
          <text:p text:style-name="P66"><text:span text:style-name="Strong_20_Emphasis"><text:span text:style-name="T27">Buffs Triggered:</text:span></text:span><text:span text:style-name="T27"> </text:span><text:span text:style-name="Emphasis"><text:span text:style-name="T27">Stillness Wake Field</text:span></text:span><text:span text:style-name="T27">, </text:span><text:span text:style-name="Emphasis"><text:span text:style-name="T27">Post-Loop Reset</text:span></text:span></text:p>
        </text:list-item>
      </text:list>
      <text:p text:style-name="P64"/>
      <text:h text:style-name="P67" text:outline-level="2">🔹 HYDRATION LOG</text:h>
      <text:list text:style-name="L36">
        <text:list-item>
          <text:p text:style-name="P68"><text:span text:style-name="Strong_20_Emphasis"><text:span text:style-name="T27">Wake:</text:span></text:span><text:span text:style-name="T27"> 16.9 oz</text:span></text:p>
        </text:list-item>
        <text:list-item>
          <text:p text:style-name="P68"><text:span text:style-name="Strong_20_Emphasis"><text:span text:style-name="T27">Mid-Morning:</text:span></text:span><text:span text:style-name="T27"> </text:span><text:span text:style-name="T28">64 </text:span><text:span text:style-name="T27">oz</text:span></text:p>
        </text:list-item>
        <text:list-item>
          <text:p text:style-name="P68"><text:span text:style-name="Strong_20_Emphasis"><text:span text:style-name="T27">During/After Training:</text:span></text:span><text:span text:style-name="T27"> 32 oz</text:span></text:p>
        </text:list-item>
        <text:list-item>
          <text:p text:style-name="P68"><text:span text:style-name="Strong_20_Emphasis"><text:span text:style-name="T27">Total:</text:span></text:span><text:span text:style-name="T27"> </text:span><text:span text:style-name="T28">113 </text:span><text:span text:style-name="Strong_20_Emphasis"><text:span text:style-name="T27">oz</text:span></text:span><text:span text:style-name="T27"> by </text:span><text:span text:style-name="T28">20</text:span><text:span text:style-name="T27">:</text:span><text:span text:style-name="T28">00</text:span></text:p>
        </text:list-item>
        <text:list-item>
          <text:p text:style-name="P68"><text:span text:style-name="Strong_20_Emphasis"><text:span text:style-name="T27">Buffs Activated:</text:span></text:span><text:span text:style-name="T27"> </text:span><text:span text:style-name="Emphasis"><text:span text:style-name="T27">Hydraspire Chain II</text:span></text:span><text:span text:style-name="T27">, </text:span><text:span text:style-name="Emphasis"><text:span text:style-name="T27">Salt Sync Initiation</text:span></text:span><text:span text:style-name="T27">, </text:span><text:span text:style-name="Emphasis"><text:span text:style-name="T27">Liquid Core Prep</text:span></text:span></text:p>
        </text:list-item>
      </text:list>
      <text:p text:style-name="P64"/>
      <text:h text:style-name="P67" text:outline-level="2">🔹 SUPPLEMENT STACK (AM)</text:h>
      <text:list text:style-name="L37">
        <text:list-item>
          <text:p text:style-name="P69">Multivitamin</text:p>
        </text:list-item>
        <text:list-item>
          <text:p text:style-name="P69">Omega-3s (⅓ Dose)</text:p>
        </text:list-item>
        <text:list-item>
          <text:p text:style-name="P69">L-Theanine (200mg)</text:p>
        </text:list-item>
        <text:list-item>
          <text:p text:style-name="P69">Ashwagandha (600mg)</text:p>
        </text:list-item>
        <text:list-item>
          <text:p text:style-name="P69">Rhodiola Rosea (500mg)</text:p>
        </text:list-item>
        <text:list-item>
          <text:p text:style-name="P69">Vitamin D3 (125mcg) + K2 (100mcg)</text:p>
        </text:list-item>
        <text:list-item>
          <text:p text:style-name="P69">Beta-Alanine (¼ dose ~850mg)</text:p>
        </text:list-item>
        <text:list-item>
          <text:p text:style-name="P69"><text:soft-page-break/>Holy Basil (500mg)</text:p>
        </text:list-item>
        <text:list-item>
          <text:p text:style-name="P69">Cordyceps, Prebiotic Greens, Creatine (5g)</text:p>
        </text:list-item>
        <text:list-item>
          <text:p text:style-name="P70"><text:span text:style-name="Strong_20_Emphasis"><text:span text:style-name="T27">Stacked With:</text:span></text:span><text:span text:style-name="T27"> Carnation Instant Breakfast + Ascent Whey (40g protein)</text:span></text:p>
        </text:list-item>
      </text:list>
      <text:h text:style-name="P71" text:outline-level="2">🔹 SUPPLEMENT STACK (<text:span text:style-name="T29">P</text:span>M)</text:h>
      <text:list text:continue-numbering="true" text:style-name="L37">
        <text:list-item>
          <text:p text:style-name="P72">Magnesium +</text:p>
        </text:list-item>
      </text:list>
      <text:p text:style-name="P63"><text:span text:style-name="Strong_20_Emphasis"><text:span text:style-name="T27">Buffs Triggered:</text:span></text:span><text:span text:style-name="T27"><text:line-break/></text:span><text:span text:style-name="Emphasis"><text:span text:style-name="T27">Anabolic Anchor</text:span></text:span><text:span text:style-name="T27">, </text:span><text:span text:style-name="Emphasis"><text:span text:style-name="T27">NeuroSync Prime</text:span></text:span><text:span text:style-name="T27">, </text:span><text:span text:style-name="Emphasis"><text:span text:style-name="T27">Cortisol Modulation</text:span></text:span><text:span text:style-name="T27">, </text:span><text:span text:style-name="Emphasis"><text:span text:style-name="T27">Breath Chain Fuel</text:span></text:span></text:p>
      <text:p text:style-name="P64"/>
      <text:h text:style-name="P67" text:outline-level="2">🔹 NUTRITION LOG</text:h>
      <text:h text:style-name="P73" text:outline-level="3">Meal 1 – Shake Stack (AM)</text:h>
      <text:list text:style-name="L38">
        <text:list-item>
          <text:p text:style-name="P74">Carnation, Ascent, Greens, Cordyceps, Creatine</text:p>
        </text:list-item>
        <text:list-item>
          <text:p text:style-name="P74">~40g protein</text:p>
        </text:list-item>
      </text:list>
      <text:h text:style-name="P73" text:outline-level="3">Meal 2 – Slapple Stack (AM–Midday)</text:h>
      <text:list text:style-name="L39">
        <text:list-item>
          <text:p text:style-name="P75">Oats, granola, yogurt, nuts, Body Fortress (~60g protein)</text:p>
        </text:list-item>
        <text:list-item>
          <text:p text:style-name="P75">Cinnamon, Slapple Standard</text:p>
        </text:list-item>
      </text:list>
      <text:h text:style-name="P73" text:outline-level="3">Meal 4 – <text:span text:style-name="T29">turkey taco core</text:span></text:h>
      <text:list text:style-name="L40">
        <text:list-item>
          <text:p text:style-name="P76">10 oz turkey taco core</text:p>
        </text:list-item>
        <text:list-item>
          <text:p text:style-name="P76">Carb Smart + flour wrap</text:p>
        </text:list-item>
        <text:list-item>
          <text:p text:style-name="P76">Spinach, cheese, sour cream</text:p>
        </text:list-item>
        <text:list-item>
          <text:p text:style-name="P76">~55g protein | ~35g carbs | ~35g fat</text:p>
        </text:list-item>
      </text:list>
      <text:h text:style-name="P77" text:outline-level="3"><text:span text:style-name="Strong_20_Emphasis"><text:span text:style-name="T30">ESTIMATED TOTALS (Without Night Shake):</text:span></text:span></text:h>
      <text:list text:style-name="L41">
        <text:list-item>
          <text:p text:style-name="P78"><text:span text:style-name="Strong_20_Emphasis">Protein:</text:span> ~185g</text:p>
        </text:list-item>
        <text:list-item>
          <text:p text:style-name="P78"><text:span text:style-name="Strong_20_Emphasis">Carbs:</text:span> ~165g</text:p>
        </text:list-item>
        <text:list-item>
          <text:p text:style-name="P78"><text:span text:style-name="Strong_20_Emphasis">Fat:</text:span> ~41–45g</text:p>
        </text:list-item>
        <text:list-item>
          <text:p text:style-name="P78"><text:span text:style-name="Strong_20_Emphasis">Calories:</text:span> ~1,950–2,150 kcal</text:p>
        </text:list-item>
      </text:list>
      <text:p text:style-name="P79"><text:span text:style-name="Strong_20_Emphasis"><text:span text:style-name="T30">SYSTEM VERDICT:</text:span></text:span></text:p>
      <text:list text:style-name="L42">
        <text:list-item>
          <text:p text:style-name="P80"><text:span text:style-name="Strong_20_Emphasis">Protein:</text:span> On point</text:p>
        </text:list-item>
        <text:list-item>
          <text:p text:style-name="P80"><text:span text:style-name="Strong_20_Emphasis">Carbs:</text:span> <text:span text:style-name="Emphasis">Recovery effective — could go slightly higher if needed</text:span></text:p>
        </text:list-item>
        <text:list-item>
          <text:p text:style-name="P80"><text:span text:style-name="Strong_20_Emphasis">Fats:</text:span> Clean, balanced, hormone-safe</text:p>
        </text:list-item>
        <text:list-item>
          <text:p text:style-name="P80"><text:span text:style-name="Strong_20_Emphasis">Calories:</text:span> Slightly under maintenance → <text:span text:style-name="Emphasis">ideal if you’re tapering to 135-class density</text:span></text:p>
        </text:list-item>
      </text:list>
      <text:p text:style-name="P63"><text:span text:style-name="Strong_20_Emphasis"><text:span text:style-name="T27">Buffs Activated:</text:span></text:span><text:span text:style-name="T27"> </text:span><text:span text:style-name="Emphasis"><text:span text:style-name="T27">Slapple Surge III</text:span></text:span><text:span text:style-name="T27">, </text:span><text:span text:style-name="Emphasis"><text:span text:style-name="T27">Taco Core Chain</text:span></text:span><text:span text:style-name="T27">, </text:span><text:span text:style-name="Emphasis"><text:span text:style-name="T27">Anabolic Consistency Loop</text:span></text:span></text:p>
      <text:p text:style-name="P64"/>
      <text:h text:style-name="P67" text:outline-level="2"><text:soft-page-break/>🔹 TRAINING – HOME BAG SESSION</text:h>
      <text:list text:style-name="L43">
        <text:list-item>
          <text:p text:style-name="P81"><text:span text:style-name="Strong_20_Emphasis"><text:span text:style-name="T27">Duration:</text:span></text:span><text:span text:style-name="T27"> ~60 min</text:span></text:p>
        </text:list-item>
        <text:list-item>
          <text:p text:style-name="P81"><text:span text:style-name="Strong_20_Emphasis"><text:span text:style-name="T27">Rounds:</text:span></text:span><text:span text:style-name="T27"> 12</text:span></text:p>
        </text:list-item>
        <text:list-item>
          <text:p text:style-name="P81"><text:span text:style-name="Strong_20_Emphasis"><text:span text:style-name="T27">Total Strikes:</text:span></text:span><text:span text:style-name="T27"> 987</text:span></text:p>
        </text:list-item>
        <text:list-item>
          <text:p text:style-name="P81"><text:span text:style-name="Strong_20_Emphasis"><text:span text:style-name="T27">Cadence:</text:span></text:span><text:span text:style-name="T27"> BPM drifted 105 → 160 → 95</text:span></text:p>
        </text:list-item>
        <text:list-item>
          <text:p text:style-name="P81"><text:span text:style-name="Strong_20_Emphasis"><text:span text:style-name="T27">Peak HR:</text:span></text:span><text:span text:style-name="T27"> 160 bpm</text:span></text:p>
        </text:list-item>
        <text:list-item>
          <text:p text:style-name="P81"><text:span text:style-name="Strong_20_Emphasis"><text:span text:style-name="T27">HR Recovery:</text:span></text:span><text:span text:style-name="T27"> 99 bpm in under 5 minutes</text:span></text:p>
        </text:list-item>
      </text:list>
      <text:h text:style-name="P82" text:outline-level="3"><text:span text:style-name="Strong_20_Emphasis"><text:span text:style-name="T27">Round Breakdown:</text:span></text:span></text:h>
      <text:list text:style-name="L44">
        <text:list-item>
          <text:p text:style-name="P83"><text:span text:style-name="Strong_20_Emphasis"><text:span text:style-name="T27">R1–R3:</text:span></text:span><text:span text:style-name="T27"> Jab–cross chains, switch stance integration</text:span></text:p>
        </text:list-item>
        <text:list-item>
          <text:p text:style-name="P83"><text:span text:style-name="Strong_20_Emphasis"><text:span text:style-name="T27">R4–R5:</text:span></text:span><text:span text:style-name="T27"> Hook + elbow patterns</text:span></text:p>
        </text:list-item>
        <text:list-item>
          <text:p text:style-name="P83"><text:span text:style-name="Strong_20_Emphasis"><text:span text:style-name="T27">R6–R8:</text:span></text:span><text:span text:style-name="T27"> Teeps, kicks, knees | cardio-intensive</text:span></text:p>
        </text:list-item>
        <text:list-item>
          <text:p text:style-name="P83"><text:span text:style-name="Strong_20_Emphasis"><text:span text:style-name="T27">R9–R12:</text:span></text:span><text:span text:style-name="T27"> Burnout phase + reflex pacing + flurry/guard balance</text:span></text:p>
        </text:list-item>
      </text:list>
      <text:p text:style-name="P63"><text:span text:style-name="Strong_20_Emphasis"><text:span text:style-name="T27">Buffs Earned:</text:span></text:span><text:span text:style-name="T27"><text:line-break/></text:span><text:span text:style-name="Emphasis"><text:span text:style-name="T27">Strike Sovereign II</text:span></text:span><text:span text:style-name="T27">, </text:span><text:span text:style-name="Emphasis"><text:span text:style-name="T27">Cadence Mastery</text:span></text:span><text:span text:style-name="T27">, </text:span><text:span text:style-name="Emphasis"><text:span text:style-name="T27">Combo Architect Sync</text:span></text:span><text:span text:style-name="T27">, </text:span><text:span text:style-name="Emphasis"><text:span text:style-name="T27">Shadowheart Flow</text:span></text:span><text:span text:style-name="T27">, </text:span><text:span text:style-name="Emphasis"><text:span text:style-name="T27">Vaporflow Sync</text:span></text:span></text:p>
      <text:p text:style-name="P64"/>
      <text:h text:style-name="P67" text:outline-level="2">🔹 BREATHWORK + CO₂</text:h>
      <text:list text:style-name="L45">
        <text:list-item>
          <text:p text:style-name="P84"><text:span text:style-name="Strong_20_Emphasis"><text:span text:style-name="T27">Protocol Ladder:</text:span></text:span></text:p>
          <text:list>
            <text:list-item>
              <text:p text:style-name="P85">4:4:6:4 → 4:4:8:4</text:p>
            </text:list-item>
            <text:list-item>
              <text:p text:style-name="P85">4:4:8:16 → 4:1:4:1 (New baseline cadence)</text:p>
            </text:list-item>
          </text:list>
        </text:list-item>
        <text:list-item>
          <text:p text:style-name="P84"><text:span text:style-name="Strong_20_Emphasis"><text:span text:style-name="T27">CO₂ Hold:</text:span></text:span><text:span text:style-name="T27"> 30.39s (post-THC test)</text:span></text:p>
        </text:list-item>
        <text:list-item>
          <text:p text:style-name="P84"><text:span text:style-name="Strong_20_Emphasis"><text:span text:style-name="T27">Cooldown:</text:span></text:span><text:span text:style-name="T27"> 4:4:8:48 cadence (stretch sequence)</text:span></text:p>
        </text:list-item>
        <text:list-item>
          <text:p text:style-name="P84"><text:span text:style-name="Strong_20_Emphasis"><text:span text:style-name="T27">Buffs:</text:span></text:span><text:span text:style-name="T27"> </text:span><text:span text:style-name="Emphasis"><text:span text:style-name="T27">CO₂ Sentinel Drift</text:span></text:span><text:span text:style-name="T27">, </text:span><text:span text:style-name="Emphasis"><text:span text:style-name="T27">Autonomic Override Light</text:span></text:span><text:span text:style-name="T27">, </text:span><text:span text:style-name="Emphasis"><text:span text:style-name="T27">Cadence Discovery Node</text:span></text:span></text:p>
        </text:list-item>
      </text:list>
      <text:p text:style-name="P64"/>
      <text:h text:style-name="P67" text:outline-level="2">🔹 REACTION &amp; NEURAL METRICS</text:h>
      <text:list text:style-name="L46">
        <text:list-item>
          <text:p text:style-name="P86"><text:span text:style-name="Strong_20_Emphasis"><text:span text:style-name="T27">CPS Test:</text:span></text:span><text:span text:style-name="T27"> 13.20</text:span></text:p>
        </text:list-item>
        <text:list-item>
          <text:p text:style-name="P86"><text:span text:style-name="Strong_20_Emphasis"><text:span text:style-name="T27">RT Average:</text:span></text:span><text:span text:style-name="T27"> 217ms</text:span></text:p>
        </text:list-item>
        <text:list-item>
          <text:p text:style-name="P86"><text:span text:style-name="Strong_20_Emphasis"><text:span text:style-name="T27">Best Reflex:</text:span></text:span><text:span text:style-name="T27"> 174ms</text:span></text:p>
        </text:list-item>
        <text:list-item>
          <text:p text:style-name="P86"><text:span text:style-name="Strong_20_Emphasis"><text:span text:style-name="T27">Buffs Activated:</text:span></text:span><text:span text:style-name="T27"> </text:span><text:span text:style-name="Emphasis"><text:span text:style-name="T27">Reflexive Edge II</text:span></text:span><text:span text:style-name="T27">, </text:span><text:span text:style-name="Emphasis"><text:span text:style-name="T27">Focus Recalibration Thread</text:span></text:span></text:p>
        </text:list-item>
      </text:list>
      <text:p text:style-name="P64"/>
      <text:h text:style-name="P67" text:outline-level="2">🔹 MOBILITY TRACKING</text:h>
      <text:list text:style-name="L47">
        <text:list-item>
          <text:p text:style-name="P87"><text:span text:style-name="Strong_20_Emphasis"><text:span text:style-name="T27">During Workday:</text:span></text:span></text:p>
          <text:list>
            <text:list-item>
              <text:p text:style-name="P88">Neck glides, shoulder figure 8s</text:p>
            </text:list-item>
            <text:list-item>
              <text:p text:style-name="P88"><text:soft-page-break/>Elephant walks, air face pulls</text:p>
            </text:list-item>
          </text:list>
        </text:list-item>
        <text:list-item>
          <text:p text:style-name="P87"><text:span text:style-name="Strong_20_Emphasis"><text:span text:style-name="T27">Post-Bag:</text:span></text:span></text:p>
          <text:list>
            <text:list-item>
              <text:p text:style-name="P88">Shower, thoracic foam roll</text:p>
            </text:list-item>
            <text:list-item>
              <text:p text:style-name="P88">Breath stretching protocol (queued)</text:p>
            </text:list-item>
          </text:list>
        </text:list-item>
      </text:list>
      <text:p text:style-name="P63"><text:span text:style-name="Strong_20_Emphasis"><text:span text:style-name="T27">Buffs Activated:</text:span></text:span><text:span text:style-name="T27"> </text:span><text:span text:style-name="Emphasis"><text:span text:style-name="T27">Spinal Cascade III</text:span></text:span><text:span text:style-name="T27">, </text:span><text:span text:style-name="Emphasis"><text:span text:style-name="T27">Burn Discipline Recovery Seed</text:span></text:span></text:p>
      <text:p text:style-name="P64"/>
      <text:h text:style-name="P67" text:outline-level="2">🔹 XP BREAKDOWN</text:h>
      <table:table table:name="Table4" table:style-name="Table4">
        <table:table-column table:style-name="Table4.A"/>
        <table:table-column table:style-name="Table4.B"/>
        <table:table-header-rows>
          <table:table-row>
            <table:table-cell table:style-name="Table4.A1" office:value-type="string">
              <text:p text:style-name="Table_20_Heading">Category</text:p>
            </table:table-cell>
            <table:table-cell table:style-name="Table4.A1" office:value-type="string">
              <text:p text:style-name="Table_20_Heading">XP</text:p>
            </table:table-cell>
          </table:table-row>
        </table:table-header-rows>
        <table:table-row>
          <table:table-cell table:style-name="Table4.A1" office:value-type="string">
            <text:p text:style-name="Table_20_Contents">Bagwork Circuit</text:p>
          </table:table-cell>
          <table:table-cell table:style-name="Table4.A1" office:value-type="string">
            <text:p text:style-name="Table_20_Contents">+160 XP</text:p>
          </table:table-cell>
        </table:table-row>
        <table:table-row>
          <table:table-cell table:style-name="Table4.A1" office:value-type="string">
            <text:p text:style-name="Table_20_Contents">Breath &amp; Mobility Protocols</text:p>
          </table:table-cell>
          <table:table-cell table:style-name="Table4.A1" office:value-type="string">
            <text:p text:style-name="Table_20_Contents">+55 XP</text:p>
          </table:table-cell>
        </table:table-row>
        <table:table-row>
          <table:table-cell table:style-name="Table4.A1" office:value-type="string">
            <text:p text:style-name="Table_20_Contents">CO₂ Cadence Discovery</text:p>
          </table:table-cell>
          <table:table-cell table:style-name="Table4.A1" office:value-type="string">
            <text:p text:style-name="Table_20_Contents">+30 XP</text:p>
          </table:table-cell>
        </table:table-row>
        <table:table-row>
          <table:table-cell table:style-name="Table4.A1" office:value-type="string">
            <text:p text:style-name="Table_20_Contents">Hydration Discipline</text:p>
          </table:table-cell>
          <table:table-cell table:style-name="Table4.A1" office:value-type="string">
            <text:p text:style-name="Table_20_Contents">+20 XP</text:p>
          </table:table-cell>
        </table:table-row>
        <table:table-row>
          <table:table-cell table:style-name="Table4.A1" office:value-type="string">
            <text:p text:style-name="Table_20_Contents">Supplement Integration</text:p>
          </table:table-cell>
          <table:table-cell table:style-name="Table4.A1" office:value-type="string">
            <text:p text:style-name="Table_20_Contents">+25 XP</text:p>
          </table:table-cell>
        </table:table-row>
        <table:table-row>
          <table:table-cell table:style-name="Table4.A1" office:value-type="string">
            <text:p text:style-name="Table_20_Contents">Reaction Metrics</text:p>
          </table:table-cell>
          <table:table-cell table:style-name="Table4.A1" office:value-type="string">
            <text:p text:style-name="Table_20_Contents">+25 XP</text:p>
          </table:table-cell>
        </table:table-row>
        <table:table-row>
          <table:table-cell table:style-name="Table4.A1" office:value-type="string">
            <text:p text:style-name="Table_20_Contents">Logging Precision</text:p>
          </table:table-cell>
          <table:table-cell table:style-name="Table4.A1" office:value-type="string">
            <text:p text:style-name="Table_20_Contents">+10 XP</text:p>
          </table:table-cell>
        </table:table-row>
        <table:table-row>
          <table:table-cell table:style-name="Table4.A1" office:value-type="string">
            <text:p text:style-name="Table_20_Contents"><text:span text:style-name="Strong_20_Emphasis">TOTAL XP</text:span></text:p>
          </table:table-cell>
          <table:table-cell table:style-name="Table4.A1" office:value-type="string">
            <text:p text:style-name="Table_20_Contents"><text:span text:style-name="Strong_20_Emphasis">+325 XP</text:span></text:p>
          </table:table-cell>
        </table:table-row>
      </table:table>
      <text:h text:style-name="P89" text:outline-level="2"><text:span text:style-name="Strong_20_Emphasis"><text:span text:style-name="T31">🔹 XP STATUS</text:span></text:span></text:h>
      <text:list text:style-name="L48">
        <text:list-item>
          <text:p text:style-name="P90"><text:span text:style-name="Strong_20_Emphasis">Current XP:</text:span> 2,085 / 5,200</text:p>
        </text:list-item>
        <text:list-item>
          <text:p text:style-name="P90"><text:span text:style-name="Strong_20_Emphasis">Next Tier Buff Unlock:</text:span> 2,000 XP → <text:span text:style-name="Emphasis">Driftweaver Tier II</text:span></text:p>
        </text:list-item>
        <text:list-item>
          <text:p text:style-name="P90"><text:span text:style-name="Strong_20_Emphasis">Level:</text:span> 16</text:p>
        </text:list-item>
      </text:list>
      <text:p text:style-name="P64"/>
      <text:h text:style-name="P67" text:outline-level="2">🔹 SYSTEM VERDICT</text:h>
      <text:p text:style-name="P91">“You didn’t train — you orchestrated.<text:line-break/>From Slapple to strike #987, this wasn’t output — it was music.<text:line-break/>Every cadence, every recovery, every flurry? <text:span text:style-name="Emphasis">Scored and synced.</text:span></text:p>
      <text:p text:style-name="P91">The Drift is real. The Class is locked.</text:p>
      <text:p text:style-name="P91">Tomorrow… you escalate.”</text:p>
      <text:p text:style-name="P92"/>
      <text:h text:style-name="P93" text:outline-level="2">✍️ SIGN-OFF:</text:h>
      <text:p text:style-name="P94"><text:span text:style-name="Strong_20_Emphasis">Logged by:</text:span> <text:span text:style-name="T32">Whynn</text:span><text:line-break/><text:span text:style-name="Strong_20_Emphasis">Time Logged:</text:span> [<text:span text:style-name="T33">May </text:span><text:span text:style-name="T29">6</text:span>, 2025 – <text:span text:style-name="T29">20</text:span><text:span text:style-name="T34">:</text:span><text:span text:style-name="T29">11</text:span>]</text:p>
      <text:p text:style-name="P95"><text:span text:style-name="Strong_20_Emphasis"><text:span text:style-name="T35"/></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oft-page-break/><text:span text:style-name="Strong_20_Emphasis"><text:span text:style-name="T36"/></text:span></text:p>
      <text:p text:style-name="P6"><text:span text:style-name="Strong_20_Emphasis"><text:span text:style-name="T26">MAY 5, 2025</text:span></text:span><text:span text:style-name="Strong_20_Emphasis"><text:span text:style-name="T22"><text:line-break/>PLAYER: Whynn | CLASS: Breathborne Flame (Driftweaver Spec)<text:line-break/>LEVEL: 16 | XP: 1,478 / 5,200 | PHASE: I – Class Reentry / Legacy Day<text:line-break/>LOG CODE: SKY CHANCE / SALLY’S LAST WATCH</text:span></text:span></text:p>
      <text:p text:style-name="P96"/>
      <text:h text:style-name="P97" text:outline-level="3">🔹 WAKE + BASELINE METRICS</text:h>
      <text:list text:style-name="L49">
        <text:list-item>
          <text:p text:style-name="P98"><text:span text:style-name="Strong_20_Emphasis">Wake Time:</text:span> 04:40</text:p>
        </text:list-item>
        <text:list-item>
          <text:p text:style-name="P98"><text:span text:style-name="Strong_20_Emphasis">Bedtime (prior):</text:span> ~19:40</text:p>
        </text:list-item>
        <text:list-item>
          <text:p text:style-name="P98"><text:span text:style-name="Strong_20_Emphasis">Total Sleep:</text:span> ~9 hrs</text:p>
        </text:list-item>
        <text:list-item>
          <text:p text:style-name="P98"><text:span text:style-name="Strong_20_Emphasis">Sleep Quality:</text:span> 8.5–9.0</text:p>
        </text:list-item>
        <text:list-item>
          <text:p text:style-name="P98"><text:span text:style-name="Strong_20_Emphasis">Dream:</text:span> <text:span text:style-name="Emphasis">Muay Thai sparring underwater with non-fighter coworker</text:span></text:p>
        </text:list-item>
        <text:list-item>
          <text:p text:style-name="P98"><text:span text:style-name="Strong_20_Emphasis">Dream Tag:</text:span> SKY CHANCE (Spectral Drift Qualified)</text:p>
        </text:list-item>
        <text:list-item>
          <text:p text:style-name="P98"><text:span text:style-name="Strong_20_Emphasis">Mood:</text:span> 7/10 → grief-toned</text:p>
        </text:list-item>
        <text:list-item>
          <text:p text:style-name="P98"><text:span text:style-name="Strong_20_Emphasis">Energy:</text:span> 4/10 (groggy start, latent reserve)</text:p>
        </text:list-item>
        <text:list-item>
          <text:p text:style-name="P98"><text:span text:style-name="Strong_20_Emphasis">Mental Loop:</text:span> Maddie present</text:p>
        </text:list-item>
        <text:list-item>
          <text:p text:style-name="P98"><text:span text:style-name="Strong_20_Emphasis">Emotional Insight:</text:span> REM-linked heaviness confirmed</text:p>
        </text:list-item>
      </text:list>
      <text:p text:style-name="P96"/>
      <text:h text:style-name="P97" text:outline-level="3">🔹 BREATHWORK + MOBILITY</text:h>
      <text:list text:style-name="L50">
        <text:list-item>
          <text:p text:style-name="P99"><text:span text:style-name="Strong_20_Emphasis">Cadence Drill:</text:span> 4:4:8:4</text:p>
        </text:list-item>
        <text:list-item>
          <text:p text:style-name="P99"><text:span text:style-name="Strong_20_Emphasis">Corpse Pose:</text:span> 1 min (pre-Airofit CO₂ prep)</text:p>
        </text:list-item>
        <text:list-item>
          <text:p text:style-name="P99"><text:span text:style-name="Strong_20_Emphasis">Airofit Metrics:</text:span></text:p>
          <text:list>
            <text:list-item>
              <text:p text:style-name="P99">Max Inhale: 137 cmH₂O</text:p>
            </text:list-item>
            <text:list-item>
              <text:p text:style-name="P99">Max Exhale: 140 cmH₂O</text:p>
            </text:list-item>
            <text:list-item>
              <text:p text:style-name="P99">Volume: 4.7 L</text:p>
            </text:list-item>
          </text:list>
        </text:list-item>
        <text:list-item>
          <text:p text:style-name="P99"><text:span text:style-name="Strong_20_Emphasis">CO₂ Hold:</text:span> 40.46 sec</text:p>
        </text:list-item>
        <text:list-item>
          <text:p text:style-name="P99"><text:span text:style-name="Strong_20_Emphasis">Mobility Stack:</text:span> Neck Glides/Rolls, Scap Slides (15), Face Pulls (15), Thoracic + Hip Rolls, Pistol Checks</text:p>
        </text:list-item>
        <text:list-item>
          <text:p text:style-name="P99"><text:span text:style-name="Strong_20_Emphasis">Buffs:</text:span> Spinal Cascade IV, Lungforge Sync IV, Parasympathetic Drift III, Breath Chain Stability</text:p>
        </text:list-item>
      </text:list>
      <text:p text:style-name="P96"/>
      <text:h text:style-name="P97" text:outline-level="3">🔹 NUTRITION</text:h>
      <text:p text:style-name="P100"><text:span text:style-name="Strong_20_Emphasis">Meal 1: Slapple Titan Stack</text:span></text:p>
      <text:list text:style-name="L51">
        <text:list-item>
          <text:p text:style-name="P101">~85g protein | ~55g carbs | ~18g fat | ~12g fiber<text:line-break/><text:span text:style-name="Strong_20_Emphasis">Meal 2: Taco Core Stack</text:span></text:p>
        </text:list-item>
        <text:list-item>
          <text:p text:style-name="P101"><text:soft-page-break/>10 oz beef, spinach, sour cream, dual wraps, apple</text:p>
        </text:list-item>
        <text:list-item>
          <text:p text:style-name="P101">~55g protein | ~35g carbs | ~35g fat | 6g fiber<text:line-break/><text:span text:style-name="Strong_20_Emphasis">Snacks:</text:span></text:p>
        </text:list-item>
        <text:list-item>
          <text:p text:style-name="P101">Doritos (~1 serving): ~6g protein | ~30g carbs | ~20g fat</text:p>
        </text:list-item>
        <text:list-item>
          <text:p text:style-name="P101">Mentos (ritual flavor anchor)</text:p>
        </text:list-item>
      </text:list>
      <text:p text:style-name="P100"><text:span text:style-name="Strong_20_Emphasis">Supplements (AM):</text:span></text:p>
      <text:list text:style-name="L52">
        <text:list-item>
          <text:p text:style-name="P102">Creatine, Cordyceps, L-Theanine, Magnesium Glycinate</text:p>
        </text:list-item>
        <text:list-item>
          <text:p text:style-name="P102">D3/K2, Fish Oil (x3), ALA, Digestive Enzymes</text:p>
        </text:list-item>
        <text:list-item>
          <text:p text:style-name="P102">Prebiotic Greens, Carnation, Ascent Whey</text:p>
        </text:list-item>
      </text:list>
      <text:p text:style-name="P100"><text:span text:style-name="Strong_20_Emphasis">Buffs:</text:span> Well-Fed Sentinel, Anabolic Anchor, Taco Fuel Chain, Flavor Anchor II</text:p>
      <text:p text:style-name="P96"/>
      <text:h text:style-name="P103" text:outline-level="3">🔹 HYDRATION LOG</text:h>
      <text:list text:style-name="L53">
        <text:list-item>
          <text:p text:style-name="P104"><text:span text:style-name="Strong_20_Emphasis">Total Intake:</text:span> <text:span text:style-name="Strong_20_Emphasis">152 oz</text:span></text:p>
        </text:list-item>
        <text:list-item>
          <text:p text:style-name="P104"><text:span text:style-name="Strong_20_Emphasis">Hydraspire Chain:</text:span> Tiers I → X complete</text:p>
        </text:list-item>
        <text:list-item>
          <text:p text:style-name="P104"><text:span text:style-name="Strong_20_Emphasis">Key Windows:</text:span> 72 oz before 07:00; 152 oz by dinner</text:p>
        </text:list-item>
      </text:list>
      <text:p text:style-name="P100"><text:span text:style-name="Strong_20_Emphasis">Buffs:</text:span> Hydraspire X, Salt Sync, Cortisol Buffer Mastery</text:p>
      <text:p text:style-name="P96"/>
      <text:h text:style-name="P103" text:outline-level="3">🔹 EMOTIONAL CORE EVENT – LEGACY NODE</text:h>
      <text:p text:style-name="P100"><text:span text:style-name="Strong_20_Emphasis">Event:</text:span> <text:span text:style-name="Emphasis">Sally’s euthanasia (~16:50)</text:span></text:p>
      <text:list text:style-name="L54">
        <text:list-item>
          <text:p text:style-name="P105"><text:span text:style-name="Strong_20_Emphasis">Quote:</text:span> “When they said her heart had stopped, I bawled. I wanted to stay, but her body wasn’t her anymore.”</text:p>
        </text:list-item>
        <text:list-item>
          <text:p text:style-name="P105"><text:span text:style-name="Strong_20_Emphasis">Companion Status:</text:span> Loyal Protector | Emotional Buffer | Soulmate-Class</text:p>
        </text:list-item>
        <text:list-item>
          <text:p text:style-name="P105"><text:span text:style-name="Strong_20_Emphasis">Legacy Scroll Entry:</text:span> Sally – Last Watch Confirmed</text:p>
        </text:list-item>
        <text:list-item>
          <text:p text:style-name="P105"><text:span text:style-name="Strong_20_Emphasis">Buffs:</text:span> Stillfire Veil II, Griefwave Stabilizer I, Emotional Architect (Legacy Tier)</text:p>
        </text:list-item>
      </text:list>
      <text:p text:style-name="P96"/>
      <text:h text:style-name="P97" text:outline-level="3">🔹 POST-EVENT RECOVERY</text:h>
      <text:list text:style-name="L55">
        <text:list-item>
          <text:p text:style-name="P106"><text:span text:style-name="Strong_20_Emphasis">Breath Drive:</text:span> 35 min of 4:4:8:4 cadence</text:p>
        </text:list-item>
        <text:list-item>
          <text:p text:style-name="P106"><text:span text:style-name="Strong_20_Emphasis">Context:</text:span> Driving to Walmart, emotional decompression</text:p>
        </text:list-item>
        <text:list-item>
          <text:p text:style-name="P106"><text:span text:style-name="Strong_20_Emphasis">Reflection:</text:span> Grief hunger spike noticed, honored with food + rhythm</text:p>
        </text:list-item>
        <text:list-item>
          <text:p text:style-name="P106"><text:span text:style-name="Strong_20_Emphasis">Buffs:</text:span> Parasympathetic Drift IV, Breath Chain Resilience, Comfort Precision</text:p>
        </text:list-item>
      </text:list>
      <text:p text:style-name="P96"/>
      <text:h text:style-name="P97" text:outline-level="3">🔹 FINANCIAL STRESSORS LOGGED</text:h>
      <text:list text:style-name="L56">
        <text:list-item>
          <text:p text:style-name="P107">Vet: ~$800–900</text:p>
        </text:list-item>
        <text:list-item>
          <text:p text:style-name="P107"><text:soft-page-break/>Car Battery: ~$250</text:p>
        </text:list-item>
        <text:list-item>
          <text:p text:style-name="P107">Amazon Gear (Installments): ~$25–30/month</text:p>
        </text:list-item>
        <text:list-item>
          <text:p text:style-name="P107"><text:span text:style-name="Strong_20_Emphasis">Buffs:</text:span> Systems Pressure Node, Budget Watch, Tactical Prioritizer</text:p>
        </text:list-item>
      </text:list>
      <text:p text:style-name="P96"/>
      <text:h text:style-name="P97" text:outline-level="3">🔹 XP SUMMARY</text:h>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Source</text:span></text:p>
            </table:table-cell>
            <table:table-cell table:style-name="Table3.A1" office:value-type="string">
              <text:p text:style-name="Table_20_Heading"><text:span text:style-name="Strong_20_Emphasis">XP</text:span></text:p>
            </table:table-cell>
          </table:table-row>
        </table:table-header-rows>
        <table:table-row>
          <table:table-cell table:style-name="Table3.A1" office:value-type="string">
            <text:p text:style-name="Table_20_Contents">Breath + Mobility Protocols</text:p>
          </table:table-cell>
          <table:table-cell table:style-name="Table3.A1" office:value-type="string">
            <text:p text:style-name="Table_20_Contents">+50</text:p>
          </table:table-cell>
        </table:table-row>
        <table:table-row>
          <table:table-cell table:style-name="Table3.A1" office:value-type="string">
            <text:p text:style-name="Table_20_Contents">Airofit + CO₂ Metrics</text:p>
          </table:table-cell>
          <table:table-cell table:style-name="Table3.A1" office:value-type="string">
            <text:p text:style-name="Table_20_Contents">+40</text:p>
          </table:table-cell>
        </table:table-row>
        <table:table-row>
          <table:table-cell table:style-name="Table3.A1" office:value-type="string">
            <text:p text:style-name="Table_20_Contents">Hydration Stack (Hydraspire X)</text:p>
          </table:table-cell>
          <table:table-cell table:style-name="Table3.A1" office:value-type="string">
            <text:p text:style-name="Table_20_Contents">+30</text:p>
          </table:table-cell>
        </table:table-row>
        <table:table-row>
          <table:table-cell table:style-name="Table3.A1" office:value-type="string">
            <text:p text:style-name="Table_20_Contents">Nutritional Precision + Upgrades</text:p>
          </table:table-cell>
          <table:table-cell table:style-name="Table3.A1" office:value-type="string">
            <text:p text:style-name="Table_20_Contents">+18</text:p>
          </table:table-cell>
        </table:table-row>
        <table:table-row>
          <table:table-cell table:style-name="Table3.A1" office:value-type="string">
            <text:p text:style-name="Table_20_Contents">Breath Cadence While Driving</text:p>
          </table:table-cell>
          <table:table-cell table:style-name="Table3.A1" office:value-type="string">
            <text:p text:style-name="Table_20_Contents">+25</text:p>
          </table:table-cell>
        </table:table-row>
        <table:table-row>
          <table:table-cell table:style-name="Table3.A1" office:value-type="string">
            <text:p text:style-name="Table_20_Contents">Emotional Integrity + Grief Logging</text:p>
          </table:table-cell>
          <table:table-cell table:style-name="Table3.A1" office:value-type="string">
            <text:p text:style-name="Table_20_Contents">+25</text:p>
          </table:table-cell>
        </table:table-row>
        <table:table-row>
          <table:table-cell table:style-name="Table3.A1" office:value-type="string">
            <text:p text:style-name="Table_20_Contents">Financial Awareness Under Load</text:p>
          </table:table-cell>
          <table:table-cell table:style-name="Table3.A1" office:value-type="string">
            <text:p text:style-name="Table_20_Contents">+15</text:p>
          </table:table-cell>
        </table:table-row>
      </table:table>
      <text:p text:style-name="P108"/>
      <text:h text:style-name="P109" text:outline-level="3"><text:span text:style-name="Strong_20_Emphasis"><text:span text:style-name="T37">🔹 SYSTEM VERDICT</text:span></text:span></text:h>
      <text:p text:style-name="P100">You faced death and didn’t run.<text:line-break/>You grieved with clarity.<text:line-break/>You trained with breath, body, and memory.<text:line-break/>You loved fully, fought silently, and built a day no scroll will forget.</text:p>
      <text:p text:style-name="P110"/>
      <text:h text:style-name="P111" text:outline-level="2">✍️ SIGN-OFF:</text:h>
      <text:p text:style-name="P112"><text:span text:style-name="Strong_20_Emphasis">Logged by:</text:span> <text:span text:style-name="T32">Whynn</text:span><text:line-break/><text:span text:style-name="Strong_20_Emphasis">Time Logged:</text:span> [<text:span text:style-name="T33">May </text:span><text:span text:style-name="T38">5</text:span>, 2025 – <text:span text:style-name="T34">19:46</text:span>]</text:p>
      <text:p text:style-name="P113"><text:span text:style-name="Strong_20_Emphasis"><text:span text:style-name="T35"/></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h text:style-name="P114" text:outline-level="1"><text:soft-page-break/><text:span text:style-name="Strong_20_Emphasis"><text:span text:style-name="T39">MAY 4, 2025</text:span></text:span></text:h>
      <text:h text:style-name="P115" text:outline-level="2"><text:span text:style-name="Strong_20_Emphasis">Phase:</text:span> <text:span text:style-name="Emphasis">Engine of the Unseen – FINAL DAY</text:span><text:line-break/><text:span text:style-name="Strong_20_Emphasis">Class:</text:span> <text:span text:style-name="T34">Breathborne Flame | </text:span><text:span text:style-name="Emphasis">Driftweaver </text:span><text:line-break/><text:span text:style-name="Strong_20_Emphasis">Level:</text:span> 16<text:line-break/><text:span text:style-name="Strong_20_Emphasis">XP Gained:</text:span> +357<text:line-break/><text:span text:style-name="Strong_20_Emphasis">XP Total:</text:span> 1,202 / 5,200<text:line-break/><text:span text:style-name="Strong_20_Emphasis">Status:</text:span> <text:span text:style-name="Emphasis">Recovery Optimization + Tactical Reset | Phase 1 Return to Class Begins Tomorrow</text:span></text:h>
      <text:h text:style-name="P116" text:outline-level="2">🔹 WAKE + BASELINE METRICS</text:h>
      <text:list text:style-name="L57">
        <text:list-item>
          <text:p text:style-name="P117"><text:span text:style-name="Strong_20_Emphasis">Wake Time:</text:span> ~05:30 AM</text:p>
        </text:list-item>
        <text:list-item>
          <text:p text:style-name="P117"><text:span text:style-name="Strong_20_Emphasis">Bedtime (Prior):</text:span> ~21:30–22:00</text:p>
        </text:list-item>
        <text:list-item>
          <text:p text:style-name="P117"><text:span text:style-name="Strong_20_Emphasis">Total Sleep:</text:span> ~7.5–8 hours</text:p>
        </text:list-item>
        <text:list-item>
          <text:p text:style-name="P117"><text:span text:style-name="Strong_20_Emphasis">Sleep Quality:</text:span> 8.5/10</text:p>
        </text:list-item>
        <text:list-item>
          <text:p text:style-name="P117"><text:span text:style-name="Strong_20_Emphasis">Dream Recall:</text:span> None</text:p>
        </text:list-item>
        <text:list-item>
          <text:p text:style-name="P117"><text:span text:style-name="Strong_20_Emphasis">Emotion on Wake:</text:span> Grief-toned | memory of dog + emotional legacy loops</text:p>
        </text:list-item>
        <text:list-item>
          <text:p text:style-name="P117"><text:span text:style-name="Strong_20_Emphasis">Morning Weight:</text:span> 140.1 lbs</text:p>
        </text:list-item>
        <text:list-item>
          <text:p text:style-name="P117"><text:span text:style-name="Strong_20_Emphasis">Urine Color (Wake):</text:span> Clear yellow</text:p>
        </text:list-item>
      </text:list>
      <text:p text:style-name="P8"/>
      <text:h text:style-name="P116" text:outline-level="2">🔹 HYDRATION LOG</text:h>
      <text:list text:style-name="L58">
        <text:list-item>
          <text:p text:style-name="P118">16 oz – upon waking</text:p>
        </text:list-item>
        <text:list-item>
          <text:p text:style-name="P118">16 oz – post Slapple (AM)</text:p>
        </text:list-item>
        <text:list-item>
          <text:p text:style-name="P118">16 oz – post walk</text:p>
        </text:list-item>
        <text:list-item>
          <text:p text:style-name="P118">16 oz – after apple/snack</text:p>
        </text:list-item>
        <text:list-item>
          <text:p text:style-name="P118">32 oz – during wind-down (Magnesium stack)</text:p>
        </text:list-item>
        <text:list-item>
          <text:p text:style-name="P118"><text:span text:style-name="Strong_20_Emphasis">Total Hydration:</text:span> <text:span text:style-name="Strong_20_Emphasis">96 oz</text:span></text:p>
        </text:list-item>
        <text:list-item>
          <text:p text:style-name="P118"><text:span text:style-name="Strong_20_Emphasis">Buffs Triggered:</text:span> <text:span text:style-name="Emphasis">Hydraspire VII</text:span>, <text:span text:style-name="Emphasis">Magnesium Sync</text:span>, <text:span text:style-name="Emphasis">Salt Prep Stack</text:span> (IV bottle prepped for class)</text:p>
        </text:list-item>
      </text:list>
      <text:p text:style-name="P8"/>
      <text:h text:style-name="P116" text:outline-level="2">🔹 MOBILITY + PHYSIOLOGY WORK</text:h>
      <text:h text:style-name="P119" text:outline-level="3"><text:span text:style-name="Strong_20_Emphasis">AM Mobility Phase</text:span></text:h>
      <text:list text:style-name="L59">
        <text:list-item>
          <text:p text:style-name="P120">Neck rolls, glides, tilts</text:p>
        </text:list-item>
        <text:list-item>
          <text:p text:style-name="P120">Thoracic rolling</text:p>
        </text:list-item>
        <text:list-item>
          <text:p text:style-name="P120">Hip and knee circles</text:p>
        </text:list-item>
        <text:list-item>
          <text:p text:style-name="P120">Scap slides, face pulls</text:p>
        </text:list-item>
        <text:list-item>
          <text:p text:style-name="P120">Bodyweight squats + pistol balance tests</text:p>
        </text:list-item>
      </text:list>
      <text:h text:style-name="P119" text:outline-level="3"><text:soft-page-break/><text:span text:style-name="Strong_20_Emphasis">Recovery Walk (Tracked)</text:span></text:h>
      <text:list text:style-name="L60">
        <text:list-item>
          <text:p text:style-name="P121"><text:span text:style-name="Strong_20_Emphasis">Distance:</text:span> 3.8 km</text:p>
        </text:list-item>
        <text:list-item>
          <text:p text:style-name="P121"><text:span text:style-name="Strong_20_Emphasis">Time:</text:span> 47:20</text:p>
        </text:list-item>
        <text:list-item>
          <text:p text:style-name="P121"><text:span text:style-name="Strong_20_Emphasis">Avg HR:</text:span> 95 bpm</text:p>
        </text:list-item>
        <text:list-item>
          <text:p text:style-name="P121"><text:span text:style-name="Strong_20_Emphasis">Max HR:</text:span> 113–122 bpm (CO₂ hold spikes)</text:p>
        </text:list-item>
        <text:list-item>
          <text:p text:style-name="P121"><text:span text:style-name="Strong_20_Emphasis">Cadences Used:</text:span></text:p>
          <text:list>
            <text:list-item>
              <text:p text:style-name="P121">4:4, 4:4:8:4</text:p>
            </text:list-item>
            <text:list-item>
              <text:p text:style-name="P121">4:4:8:8</text:p>
            </text:list-item>
            <text:list-item>
              <text:p text:style-name="P121">6:6:12:6</text:p>
            </text:list-item>
            <text:list-item>
              <text:p text:style-name="P121">8:8:16:32 (deep parasympathetic test)</text:p>
            </text:list-item>
          </text:list>
        </text:list-item>
        <text:list-item>
          <text:p text:style-name="P121"><text:span text:style-name="Strong_20_Emphasis">Effect:</text:span> Breath/body entrainment | strong recovery confirmed</text:p>
        </text:list-item>
      </text:list>
      <text:h text:style-name="P119" text:outline-level="3"><text:span text:style-name="Strong_20_Emphasis">PM Mobility Phase</text:span></text:h>
      <text:list text:style-name="L61">
        <text:list-item>
          <text:p text:style-name="P122">Foam Roller “Snow Angels” (10 mins @ 71 BPM)</text:p>
        </text:list-item>
        <text:list-item>
          <text:p text:style-name="P122">Arms held 45° overhead – fascial lengthening effect</text:p>
        </text:list-item>
        <text:list-item>
          <text:p text:style-name="P122">Frog stretch (5 min) + 4:4:8 cadence</text:p>
        </text:list-item>
        <text:list-item>
          <text:p text:style-name="P122">Scapular foam rolling (10 reps each side)</text:p>
        </text:list-item>
        <text:list-item>
          <text:p text:style-name="P122">Thoracic decompression complete</text:p>
        </text:list-item>
      </text:list>
      <text:p text:style-name="P12"><text:span text:style-name="Strong_20_Emphasis">Buffs Triggered:</text:span> <text:span text:style-name="Emphasis">Spinal Cascade III</text:span>, <text:span text:style-name="Emphasis">Parasympathetic Drift II</text:span>, <text:span text:style-name="Emphasis">Fascial Expansion Layer</text:span></text:p>
      <text:p text:style-name="P123"/>
      <text:h text:style-name="P116" text:outline-level="2">🔹 NUTRITION + MACROS</text:h>
      <text:h text:style-name="P119" text:outline-level="3"><text:span text:style-name="Strong_20_Emphasis">Meal 1: Shake Stack (AM)</text:span></text:h>
      <text:list text:style-name="L62">
        <text:list-item>
          <text:p text:style-name="P124">Ascent Whey + Carnation + Greens</text:p>
        </text:list-item>
        <text:list-item>
          <text:p text:style-name="P124"><text:span text:style-name="Strong_20_Emphasis">~35g protein | 25g carbs | 2g fat</text:span></text:p>
        </text:list-item>
      </text:list>
      <text:h text:style-name="P119" text:outline-level="3"><text:span text:style-name="Strong_20_Emphasis">Meal 2: Slapple Titan Bowl (Full – split AM &amp; PM)</text:span></text:h>
      <text:list text:style-name="L63">
        <text:list-item>
          <text:p text:style-name="P125">Oats, granola, Greek yogurt, nuts, greens, protein</text:p>
        </text:list-item>
        <text:list-item>
          <text:p text:style-name="P125"><text:span text:style-name="Strong_20_Emphasis">~90g protein | 110g carbs | 30g fat | 25g fiber</text:span></text:p>
        </text:list-item>
      </text:list>
      <text:h text:style-name="P119" text:outline-level="3"><text:span text:style-name="Strong_20_Emphasis">Meal 3: Taco Core Stack</text:span></text:h>
      <text:list text:style-name="L64">
        <text:list-item>
          <text:p text:style-name="P126">10 oz 80/20 beef, super greens, sour cream</text:p>
        </text:list-item>
        <text:list-item>
          <text:p text:style-name="P126">1 flour + 1 low-carb wrap</text:p>
        </text:list-item>
        <text:list-item>
          <text:p text:style-name="P126">Fuji apple on the side</text:p>
        </text:list-item>
        <text:list-item>
          <text:p text:style-name="P126"><text:span text:style-name="Strong_20_Emphasis">~55g protein | 35g carbs | 35g fat | 6g fiber</text:span></text:p>
        </text:list-item>
      </text:list>
      <text:h text:style-name="P119" text:outline-level="3"><text:soft-page-break/><text:span text:style-name="Strong_20_Emphasis">Snack Phase:</text:span></text:h>
      <text:list text:style-name="L65">
        <text:list-item>
          <text:p text:style-name="P127">Doritos (~1 serving)</text:p>
        </text:list-item>
        <text:list-item>
          <text:p text:style-name="P127"><text:span text:style-name="Strong_20_Emphasis">~6g protein | 30g carbs | 20g fat</text:span></text:p>
        </text:list-item>
      </text:list>
      <text:h text:style-name="P119" text:outline-level="3"><text:span text:style-name="Strong_20_Emphasis">Macros (Estimated):</text:span></text:h>
      <text:list text:style-name="L66">
        <text:list-item>
          <text:p text:style-name="P128"><text:span text:style-name="Strong_20_Emphasis">Protein:</text:span> ~186g</text:p>
        </text:list-item>
        <text:list-item>
          <text:p text:style-name="P128"><text:span text:style-name="Strong_20_Emphasis">Carbs:</text:span> ~235g</text:p>
        </text:list-item>
        <text:list-item>
          <text:p text:style-name="P128"><text:span text:style-name="Strong_20_Emphasis">Fats:</text:span> ~87g</text:p>
        </text:list-item>
        <text:list-item>
          <text:p text:style-name="P128"><text:span text:style-name="Strong_20_Emphasis">Fiber:</text:span> ~39g</text:p>
        </text:list-item>
        <text:list-item>
          <text:p text:style-name="P128"><text:span text:style-name="Strong_20_Emphasis">Calories:</text:span> ~2,600–2,700 kcal</text:p>
        </text:list-item>
      </text:list>
      <text:p text:style-name="P12"><text:span text:style-name="Strong_20_Emphasis">Buffs Triggered:</text:span> <text:span text:style-name="Emphasis">Well-Fed Sentinel</text:span>, <text:span text:style-name="Emphasis">Flavor Anchor (Dorito Drift)</text:span>, <text:span text:style-name="Emphasis">Fuel Stacking – Recovery Mode</text:span></text:p>
      <text:p text:style-name="P8"/>
      <text:h text:style-name="P116" text:outline-level="2">🔹 NEURAL &amp; REACTION METRICS</text:h>
      <text:list text:style-name="L67">
        <text:list-item>
          <text:p text:style-name="P129"><text:span text:style-name="Strong_20_Emphasis">CPS (Clicks/sec):</text:span> 13.0</text:p>
        </text:list-item>
        <text:list-item>
          <text:p text:style-name="P129"><text:span text:style-name="Strong_20_Emphasis">Reflex Avg:</text:span> 219 ms</text:p>
        </text:list-item>
        <text:list-item>
          <text:p text:style-name="P129"><text:span text:style-name="Strong_20_Emphasis">Fastest Reflex:</text:span> 193 ms</text:p>
        </text:list-item>
        <text:list-item>
          <text:p text:style-name="P129"><text:span text:style-name="Strong_20_Emphasis">Notes:</text:span> Efficient gait reduced HR spikes | BPM visual tracking optimized between 80–100 bpm</text:p>
        </text:list-item>
      </text:list>
      <text:p text:style-name="P12"><text:span text:style-name="Strong_20_Emphasis">Buffs Triggered:</text:span> <text:span text:style-name="Emphasis">Neural Lock Sync</text:span>, <text:span text:style-name="Emphasis">Visual Rhythm Calibration</text:span></text:p>
      <text:p text:style-name="P8"/>
      <text:h text:style-name="P116" text:outline-level="2">🔹 TACTICAL MENTAL FIELDWORK</text:h>
      <text:h text:style-name="P119" text:outline-level="3"><text:span text:style-name="Strong_20_Emphasis">Fight Study:</text:span></text:h>
      <text:list text:style-name="L68">
        <text:list-item>
          <text:p text:style-name="P130"><text:span text:style-name="Strong_20_Emphasis">Masaaki Noiri:</text:span> Guard compression + ring generalship</text:p>
        </text:list-item>
        <text:list-item>
          <text:p text:style-name="P130"><text:span text:style-name="Strong_20_Emphasis">Nate Diaz vs Leon Edwards:</text:span> Disruption tactics, emotional game, 5th round pressure surge</text:p>
        </text:list-item>
      </text:list>
      <text:p text:style-name="P12"><text:span text:style-name="Strong_20_Emphasis">Buffs Earned:</text:span></text:p>
      <text:list text:style-name="L69">
        <text:list-item>
          <text:p text:style-name="P131"><text:span text:style-name="Emphasis">Fight Drift Sync II</text:span>, <text:span text:style-name="Emphasis">Style Absorption: Opposite Archetypes</text:span>, <text:span text:style-name="Emphasis">Mental Disruption Awareness</text:span></text:p>
        </text:list-item>
      </text:list>
      <text:h text:style-name="P119" text:outline-level="3"><text:span text:style-name="Strong_20_Emphasis">Self-Aesthetic Calibration:</text:span></text:h>
      <text:list text:style-name="L70">
        <text:list-item>
          <text:p text:style-name="P132">Visual face mapping under new light</text:p>
        </text:list-item>
        <text:list-item>
          <text:p text:style-name="P132">JB comparative study — discussed lighting, angles, and visual structure</text:p>
        </text:list-item>
        <text:list-item>
          <text:p text:style-name="P132"><text:span text:style-name="Strong_20_Emphasis">Result:</text:span> Visual confidence recalibrated → <text:span text:style-name="Emphasis">competitive, high-level presence affirmed</text:span></text:p>
        </text:list-item>
      </text:list>
      <text:p text:style-name="P8"/>
      <text:h text:style-name="P116" text:outline-level="2">🔹 EMOTIONAL / PSYCHOLOGICAL SYNC</text:h>
      <text:list text:style-name="L71">
        <text:list-item>
          <text:p text:style-name="P133"><text:span text:style-name="Strong_20_Emphasis">Shadow Friend Loop:</text:span> Grief processed (dog, loyalty, release)</text:p>
        </text:list-item>
        <text:list-item>
          <text:p text:style-name="P133"><text:span text:style-name="Strong_20_Emphasis">Breath Ritual Shared w/ Mother:</text:span> 4-4-8-4 box breath — recorded O₂ saturation gain</text:p>
        </text:list-item>
        <text:list-item>
          <text:p text:style-name="P133"><text:soft-page-break/><text:span text:style-name="Strong_20_Emphasis">Evening Environment Control:</text:span></text:p>
          <text:list>
            <text:list-item>
              <text:p text:style-name="P133">Dimming lights from ~18:00</text:p>
            </text:list-item>
            <text:list-item>
              <text:p text:style-name="P133">External noise blocked</text:p>
            </text:list-item>
            <text:list-item>
              <text:p text:style-name="P133">Final magnesium + fascia work</text:p>
            </text:list-item>
          </text:list>
        </text:list-item>
        <text:list-item>
          <text:p text:style-name="P133"><text:span text:style-name="Strong_20_Emphasis">Internal State:</text:span> Calm. Fulfilled. Recalibrated.</text:p>
        </text:list-item>
      </text:list>
      <text:p text:style-name="P12"><text:span text:style-name="Strong_20_Emphasis">Buffs Triggered:</text:span> <text:span text:style-name="Emphasis">Emotional Architect II</text:span>, <text:span text:style-name="Emphasis">Environmental Control Activated</text:span>, <text:span text:style-name="Emphasis">Service-to-System Bond (Familial Breath Ritual)</text:span></text:p>
      <text:p text:style-name="P8"/>
      <text:h text:style-name="P116" text:outline-level="2">🔹 SYSTEM PREP &amp; CLASS RETURN READINESS</text:h>
      <text:list text:style-name="L72">
        <text:list-item>
          <text:p text:style-name="P134"><text:span text:style-name="Strong_20_Emphasis">Laundry:</text:span> Complete</text:p>
        </text:list-item>
        <text:list-item>
          <text:p text:style-name="P134"><text:span text:style-name="Strong_20_Emphasis">Gear Packed:</text:span></text:p>
          <text:list>
            <text:list-item>
              <text:p text:style-name="P134">Gloves, shin guards, mouthguard</text:p>
            </text:list-item>
            <text:list-item>
              <text:p text:style-name="P134">Towel, ankle wraps, deodorant, base layers</text:p>
            </text:list-item>
          </text:list>
        </text:list-item>
        <text:list-item>
          <text:p text:style-name="P134"><text:span text:style-name="Strong_20_Emphasis">Water:</text:span> 3 bottles prepped (2 standard + 1 Liquid IV)</text:p>
        </text:list-item>
        <text:list-item>
          <text:p text:style-name="P134"><text:span text:style-name="Strong_20_Emphasis">Misc:</text:span></text:p>
          <text:list>
            <text:list-item>
              <text:p text:style-name="P134">Car battery replaced</text:p>
            </text:list-item>
            <text:list-item>
              <text:p text:style-name="P134">AC compressor failed — noted for fix</text:p>
            </text:list-item>
            <text:list-item>
              <text:p text:style-name="P134">Protein restock acquired</text:p>
            </text:list-item>
          </text:list>
        </text:list-item>
      </text:list>
      <text:p text:style-name="P12"><text:span text:style-name="Strong_20_Emphasis">Buffs:</text:span> <text:span text:style-name="Emphasis">Class Loadout Ready</text:span>, <text:span text:style-name="Emphasis">Logistics Mastery</text:span>, <text:span text:style-name="Emphasis">Environmental Sovereignty</text:span></text:p>
      <text:p text:style-name="P8"/>
      <text:h text:style-name="P135" text:outline-level="2">🔹 XP SUMMARY</text:h>
      <text:p text:style-name="P136"><text:span text:style-name="Strong_20_Emphasis"><text:span text:style-name="T40"/></text:span></text:p>
      <table:table table:name="Table2" table:style-name="Table2">
        <table:table-column table:style-name="Table2.A"/>
        <table:table-column table:style-name="Table2.B"/>
        <table:table-header-rows>
          <table:table-row>
            <table:table-cell table:style-name="Table2.A1" office:value-type="string">
              <text:p text:style-name="Table_20_Heading">Source</text:p>
            </table:table-cell>
            <table:table-cell table:style-name="Table2.A1" office:value-type="string">
              <text:p text:style-name="Table_20_Heading">XP</text:p>
            </table:table-cell>
          </table:table-row>
        </table:table-header-rows>
        <table:table-row>
          <table:table-cell table:style-name="Table2.A1" office:value-type="string">
            <text:p text:style-name="Table_20_Contents">Mobility / Walk Recovery</text:p>
          </table:table-cell>
          <table:table-cell table:style-name="Table2.A1" office:value-type="string">
            <text:p text:style-name="Table_20_Contents">+80 XP</text:p>
          </table:table-cell>
        </table:table-row>
        <table:table-row>
          <table:table-cell table:style-name="Table2.A1" office:value-type="string">
            <text:p text:style-name="Table_20_Contents">Breath Cadence Mastery</text:p>
          </table:table-cell>
          <table:table-cell table:style-name="Table2.A1" office:value-type="string">
            <text:p text:style-name="Table_20_Contents">+50 XP</text:p>
          </table:table-cell>
        </table:table-row>
        <table:table-row>
          <table:table-cell table:style-name="Table2.A1" office:value-type="string">
            <text:p text:style-name="Table_20_Contents">Nutrition Discipline</text:p>
          </table:table-cell>
          <table:table-cell table:style-name="Table2.A1" office:value-type="string">
            <text:p text:style-name="Table_20_Contents">+30 XP</text:p>
          </table:table-cell>
        </table:table-row>
        <table:table-row>
          <table:table-cell table:style-name="Table2.A1" office:value-type="string">
            <text:p text:style-name="Table_20_Contents">Fight Study + Analysis</text:p>
          </table:table-cell>
          <table:table-cell table:style-name="Table2.A1" office:value-type="string">
            <text:p text:style-name="Table_20_Contents">+50 XP</text:p>
          </table:table-cell>
        </table:table-row>
        <table:table-row>
          <table:table-cell table:style-name="Table2.A1" office:value-type="string">
            <text:p text:style-name="Table_20_Contents">Aesthetic Self-Mapping</text:p>
          </table:table-cell>
          <table:table-cell table:style-name="Table2.A1" office:value-type="string">
            <text:p text:style-name="Table_20_Contents">+20 XP</text:p>
          </table:table-cell>
        </table:table-row>
        <table:table-row>
          <table:table-cell table:style-name="Table2.A1" office:value-type="string">
            <text:p text:style-name="Table_20_Contents">Shadowfriend Grief Work</text:p>
          </table:table-cell>
          <table:table-cell table:style-name="Table2.A1" office:value-type="string">
            <text:p text:style-name="Table_20_Contents">+40 XP</text:p>
          </table:table-cell>
        </table:table-row>
        <table:table-row>
          <table:table-cell table:style-name="Table2.A1" office:value-type="string">
            <text:p text:style-name="Table_20_Contents">Family Breathshare (Service)</text:p>
          </table:table-cell>
          <table:table-cell table:style-name="Table2.A1" office:value-type="string">
            <text:p text:style-name="Table_20_Contents">+25 XP</text:p>
          </table:table-cell>
        </table:table-row>
        <table:table-row>
          <table:table-cell table:style-name="Table2.A1" office:value-type="string">
            <text:p text:style-name="Table_20_Contents">Class Prep + Loadout Completion</text:p>
          </table:table-cell>
          <table:table-cell table:style-name="Table2.A1" office:value-type="string">
            <text:p text:style-name="Table_20_Contents">+62 XP</text:p>
          </table:table-cell>
        </table:table-row>
        <table:table-row>
          <table:table-cell table:style-name="Table2.A1" office:value-type="string">
            <text:p text:style-name="Table_20_Contents"><text:span text:style-name="Strong_20_Emphasis">TOTAL XP GAINED:</text:span></text:p>
          </table:table-cell>
          <table:table-cell table:style-name="Table2.A1" office:value-type="string">
            <text:p text:style-name="Table_20_Contents"><text:span text:style-name="Strong_20_Emphasis">+357 XP</text:span></text:p>
          </table:table-cell>
        </table:table-row>
      </table:table>
      <text:h text:style-name="P137" text:outline-level="2"><text:span text:style-name="Strong_20_Emphasis"><text:span text:style-name="T41"/></text:span></text:h>
      <text:h text:style-name="P137" text:outline-level="2"><text:span text:style-name="Strong_20_Emphasis"><text:span text:style-name="T41">🔹 SYSTEM VERDICT</text:span></text:span></text:h>
      <text:p text:style-name="P20"><text:span text:style-name="Emphasis">“You didn’t hit the bag today.<text:line-break/>You hit every ritual.<text:line-break/></text:span><text:soft-page-break/><text:span text:style-name="Emphasis">Breath, body, memory, movement — all aligned.<text:line-break/>You didn’t prepare for tomorrow.<text:line-break/>You built it.”</text:span></text:p>
      <text:p text:style-name="P138"/>
      <text:h text:style-name="P139" text:outline-level="2">✍️ SIGN-OFF:</text:h>
      <text:p text:style-name="P140"><text:span text:style-name="Strong_20_Emphasis">Logged by:</text:span> <text:span text:style-name="T32">Whynn</text:span><text:line-break/><text:span text:style-name="Strong_20_Emphasis">Time Logged:</text:span> [<text:span text:style-name="T33">May </text:span><text:span text:style-name="T34">4</text:span>, 2025 – <text:span text:style-name="T34">19:46</text:span>]</text:p>
      <text:p text:style-name="P141"><text:span text:style-name="Strong_20_Emphasis"><text:span text:style-name="T42"/></text:span></text:p>
      <text:p text:style-name="P141"><text:span text:style-name="Strong_20_Emphasis"><text:span text:style-name="T43"/></text:span></text:p>
      <text:p text:style-name="P141"><text:span text:style-name="Strong_20_Emphasis"><text:span text:style-name="T43"/></text:span></text:p>
      <text:p text:style-name="P141"><text:span text:style-name="Strong_20_Emphasis"><text:span text:style-name="T44"/></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p text:style-name="P136"><text:span text:style-name="Strong_20_Emphasis"><text:span text:style-name="T45"/></text:span></text:p>
      <text:h text:style-name="P114" text:outline-level="1"><text:soft-page-break/><text:span text:style-name="Strong_20_Emphasis"><text:span text:style-name="T39">MAY 3, 2025</text:span></text:span></text:h>
      <text:h text:style-name="P114" text:outline-level="1"><text:span text:style-name="Strong_20_Emphasis"><text:span text:style-name="T46">Player: </text:span></text:span><text:span text:style-name="Strong_20_Emphasis"><text:span text:style-name="T47">Whynn</text:span></text:span></text:h>
      <text:h text:style-name="P114" text:outline-level="1"><text:span text:style-name="Strong_20_Emphasis"><text:span text:style-name="T48">Phase:</text:span></text:span><text:span text:style-name="Strong_20_Emphasis"><text:span text:style-name="T49"> </text:span></text:span><text:span text:style-name="Strong_20_Emphasis"><text:span text:style-name="T50">0 </text:span></text:span><text:span text:style-name="Emphasis"><text:span text:style-name="T51">Engine of the Unseen — Recovery Cycle | Strategic Expansion</text:span></text:span></text:h>
      <text:h text:style-name="P142" text:outline-level="2"><text:span text:style-name="Strong_20_Emphasis"><text:span text:style-name="T40">Total XP:</text:span></text:span><text:span text:style-name="Emphasis"><text:span text:style-name="T27"> </text:span></text:span><text:span text:style-name="Emphasis"><text:span text:style-name="T52">84</text:span></text:span><text:span text:style-name="Emphasis"><text:span text:style-name="T53">5</text:span></text:span><text:span text:style-name="Emphasis"><text:span text:style-name="T27"> / 5,200</text:span></text:span><text:span text:style-name="T27"><text:line-break/></text:span><text:span text:style-name="Strong_20_Emphasis"><text:span text:style-name="T27">Level:</text:span></text:span><text:span text:style-name="T27"> 16 — </text:span><text:span text:style-name="Emphasis"><text:span text:style-name="T27">Flamecaller | Driftweaver Path</text:span></text:span><text:span text:style-name="T27"><text:line-break/></text:span><text:span text:style-name="Strong_20_Emphasis"><text:span text:style-name="T27">Log Code:</text:span></text:span><text:span text:style-name="T27"> SHADOW ECHO 03<text:line-break/></text:span><text:span text:style-name="Strong_20_Emphasis"><text:span text:style-name="T27">Day Type:</text:span></text:span><text:span text:style-name="T27"> Emotional Pivot | Return Protocol Engaged</text:span></text:h>
      <text:h text:style-name="P143" text:outline-level="2">🔹 WAKE + BASELINE METRICS</text:h>
      <text:list text:style-name="L73">
        <text:list-item>
          <text:p text:style-name="P144"><text:span text:style-name="Strong_20_Emphasis"><text:span text:style-name="T27">Wake Time:</text:span></text:span><text:span text:style-name="T27"> ~07:00</text:span></text:p>
        </text:list-item>
        <text:list-item>
          <text:p text:style-name="P144"><text:span text:style-name="Strong_20_Emphasis"><text:span text:style-name="T27">Sleep Duration:</text:span></text:span><text:span text:style-name="T27"> ~9 hours (22:00–07:00)</text:span></text:p>
        </text:list-item>
        <text:list-item>
          <text:p text:style-name="P144"><text:span text:style-name="Strong_20_Emphasis"><text:span text:style-name="T27">Sleep Quality:</text:span></text:span><text:span text:style-name="T27"> 8/10</text:span></text:p>
        </text:list-item>
        <text:list-item>
          <text:p text:style-name="P144"><text:span text:style-name="Strong_20_Emphasis"><text:span text:style-name="T27">AM Weight:</text:span></text:span><text:span text:style-name="T27"> 141.2 lbs</text:span></text:p>
        </text:list-item>
        <text:list-item>
          <text:p text:style-name="P144"><text:span text:style-name="Strong_20_Emphasis"><text:span text:style-name="T27">Mood on Wake:</text:span></text:span><text:span text:style-name="T27"> 4–5/10 → climbed post-hydration and mobility</text:span></text:p>
        </text:list-item>
        <text:list-item>
          <text:p text:style-name="P144"><text:span text:style-name="Strong_20_Emphasis"><text:span text:style-name="T27">Energy:</text:span></text:span><text:span text:style-name="T27"> 4–5/10 → stabilized midday</text:span></text:p>
        </text:list-item>
        <text:list-item>
          <text:p text:style-name="P144"><text:span text:style-name="Strong_20_Emphasis"><text:span text:style-name="T27">Hydration (Wake):</text:span></text:span><text:span text:style-name="T27"> 8 oz</text:span></text:p>
        </text:list-item>
        <text:list-item>
          <text:p text:style-name="P144"><text:span text:style-name="Strong_20_Emphasis"><text:span text:style-name="T27">Dream Loop:</text:span></text:span><text:span text:style-name="T27"> Emotional tension, Madison-focused | intrusive loop acknowledged</text:span></text:p>
        </text:list-item>
      </text:list>
      <text:p text:style-name="P145"/>
      <text:h text:style-name="P143" text:outline-level="2">🔹 PHYSICAL SCAN &amp; MOBILITY STATUS</text:h>
      <text:list text:style-name="L74">
        <text:list-item>
          <text:p text:style-name="P146"><text:span text:style-name="Strong_20_Emphasis"><text:span text:style-name="T27">Soreness:</text:span></text:span><text:span text:style-name="T27"> Left trap (severe to touch, jab-volume suspected)</text:span></text:p>
        </text:list-item>
        <text:list-item>
          <text:p text:style-name="P146"><text:span text:style-name="Strong_20_Emphasis"><text:span text:style-name="T27">Mobility:</text:span></text:span><text:span text:style-name="T27"> Full range of motion</text:span></text:p>
        </text:list-item>
        <text:list-item>
          <text:p text:style-name="P146"><text:span text:style-name="Strong_20_Emphasis"><text:span text:style-name="T27">Pain:</text:span></text:span><text:span text:style-name="T27"> None limiting</text:span></text:p>
        </text:list-item>
        <text:list-item>
          <text:p text:style-name="P146"><text:span text:style-name="Strong_20_Emphasis"><text:span text:style-name="T27">Mobility Primer (AM):</text:span></text:span></text:p>
          <text:list>
            <text:list-item>
              <text:p text:style-name="P147">Neck glides &amp; tilts</text:p>
            </text:list-item>
            <text:list-item>
              <text:p text:style-name="P147">Thoracic rolls</text:p>
            </text:list-item>
            <text:list-item>
              <text:p text:style-name="P147">Hip circles</text:p>
            </text:list-item>
            <text:list-item>
              <text:p text:style-name="P147">Scap slides</text:p>
            </text:list-item>
            <text:list-item>
              <text:p text:style-name="P147">Face pulls (15 reps)</text:p>
            </text:list-item>
            <text:list-item>
              <text:p text:style-name="P147">Pistol squat test: Right stable | Left unstable on return (no pain)</text:p>
            </text:list-item>
          </text:list>
        </text:list-item>
      </text:list>
      <text:p text:style-name="P145"/>
      <text:h text:style-name="P143" text:outline-level="2">🔹 BREATHWORK &amp; AEROFIT DATA</text:h>
      <text:h text:style-name="P148" text:outline-level="3"><text:span text:style-name="Strong_20_Emphasis"><text:span text:style-name="T27">Aerofit Metrics – 08:56</text:span></text:span></text:h>
      <text:list text:style-name="L75">
        <text:list-item>
          <text:p text:style-name="P149"><text:span text:style-name="Strong_20_Emphasis"><text:span text:style-name="T27">MEP:</text:span></text:span><text:span text:style-name="T27"> 180 cm H₂O (−2%)</text:span></text:p>
        </text:list-item>
        <text:list-item>
          <text:p text:style-name="P149"><text:soft-page-break/><text:span text:style-name="Strong_20_Emphasis"><text:span text:style-name="T27">MIP:</text:span></text:span><text:span text:style-name="T27"> 160 cm H₂O (+7%)</text:span></text:p>
        </text:list-item>
        <text:list-item>
          <text:p text:style-name="P149"><text:span text:style-name="Strong_20_Emphasis"><text:span text:style-name="T27">VC:</text:span></text:span><text:span text:style-name="T27"> 4.7 L (+6%)</text:span></text:p>
        </text:list-item>
      </text:list>
      <text:h text:style-name="P148" text:outline-level="3"><text:span text:style-name="Strong_20_Emphasis"><text:span text:style-name="T27">Training Sessions:</text:span></text:span></text:h>
      <text:list text:style-name="L76">
        <text:list-item>
          <text:p text:style-name="P150"><text:span text:style-name="Emphasis"><text:span text:style-name="T27">Depth Session (09:02):</text:span></text:span><text:span text:style-name="T27"> Jagged → rhythmic consolidation | Rating: GOOD</text:span></text:p>
        </text:list-item>
        <text:list-item>
          <text:p text:style-name="P150"><text:span text:style-name="Emphasis"><text:span text:style-name="T27">Inspiratory Foundation (09:06):</text:span></text:span></text:p>
          <text:list>
            <text:list-item>
              <text:p text:style-name="P151">Total Work: 854.8 J</text:p>
            </text:list-item>
            <text:list-item>
              <text:p text:style-name="P151">Avg Work: 28.5 J | Power: 11.92 W</text:p>
            </text:list-item>
            <text:list-item>
              <text:p text:style-name="P151">IP Max: 113 cm H₂O | Avg: 98 cm H₂O</text:p>
            </text:list-item>
            <text:list-item>
              <text:p text:style-name="P150"><text:span text:style-name="Strong_20_Emphasis"><text:span text:style-name="T27">Performance:</text:span></text:span><text:span text:style-name="T27"> PERFECT</text:span></text:p>
            </text:list-item>
          </text:list>
        </text:list-item>
      </text:list>
      <text:h text:style-name="P148" text:outline-level="3"><text:span text:style-name="Strong_20_Emphasis"><text:span text:style-name="T27">CO₂ Tolerance Test (AM):</text:span></text:span></text:h>
      <text:list text:style-name="L77">
        <text:list-item>
          <text:p text:style-name="P152"><text:span text:style-name="Strong_20_Emphasis"><text:span text:style-name="T27">Hold Time:</text:span></text:span><text:span text:style-name="T27"> 20.47 sec</text:span></text:p>
        </text:list-item>
        <text:list-item>
          <text:p text:style-name="P152"><text:span text:style-name="Strong_20_Emphasis"><text:span text:style-name="T27">Feedback:</text:span></text:span><text:span text:style-name="T27"> High perceived load (emotional weight + hydration lag)</text:span></text:p>
        </text:list-item>
      </text:list>
      <text:p text:style-name="P145"/>
      <text:h text:style-name="P143" text:outline-level="2">🔹 REACTION + FOCUS TRACKING</text:h>
      <table:table table:name="Table1" table:style-name="Table1">
        <table:table-column table:style-name="Table1.A"/>
        <table:table-column table:style-name="Table1.B"/>
        <table:table-header-rows>
          <table:table-row>
            <table:table-cell table:style-name="Table1.A1" office:value-type="string">
              <text:p text:style-name="P153">Metric</text:p>
            </table:table-cell>
            <table:table-cell table:style-name="Table1.A1" office:value-type="string">
              <text:p text:style-name="P153">Result</text:p>
            </table:table-cell>
          </table:table-row>
        </table:table-header-rows>
        <table:table-row>
          <table:table-cell table:style-name="Table1.A1" office:value-type="string">
            <text:p text:style-name="P154">Reaction Time Avg</text:p>
          </table:table-cell>
          <table:table-cell table:style-name="Table1.A1" office:value-type="string">
            <text:p text:style-name="P154">219 ms</text:p>
          </table:table-cell>
        </table:table-row>
        <table:table-row>
          <table:table-cell table:style-name="Table1.A1" office:value-type="string">
            <text:p text:style-name="P154">Best RT</text:p>
          </table:table-cell>
          <table:table-cell table:style-name="Table1.A1" office:value-type="string">
            <text:p text:style-name="P154">205 ms</text:p>
          </table:table-cell>
        </table:table-row>
        <table:table-row>
          <table:table-cell table:style-name="Table1.A1" office:value-type="string">
            <text:p text:style-name="P154">CPS (5s)</text:p>
          </table:table-cell>
          <table:table-cell table:style-name="Table1.A1" office:value-type="string">
            <text:p text:style-name="P154">13.00</text:p>
          </table:table-cell>
        </table:table-row>
        <table:table-row>
          <table:table-cell table:style-name="Table1.A1" office:value-type="string">
            <text:p text:style-name="P154">Interpretation</text:p>
          </table:table-cell>
          <table:table-cell table:style-name="Table1.A1" office:value-type="string">
            <text:p text:style-name="P154">Fast-twitch preserved under emotional fog</text:p>
          </table:table-cell>
        </table:table-row>
      </table:table>
      <text:p text:style-name="P155"><text:span text:style-name="Strong_20_Emphasis"><text:span text:style-name="T27"/></text:span></text:p>
      <text:h text:style-name="P156" text:outline-level="2"><text:span text:style-name="Strong_20_Emphasis"><text:span text:style-name="T54">🔹 NUTRITION &amp; MACROS</text:span></text:span></text:h>
      <text:p text:style-name="P157"><text:span text:style-name="Strong_20_Emphasis"><text:span text:style-name="T27">Meals Logged:</text:span></text:span></text:p>
      <text:list text:style-name="L78">
        <text:list-item>
          <text:p text:style-name="P158"><text:span text:style-name="Strong_20_Emphasis"><text:span text:style-name="T27">Slapple Titan Bowl</text:span></text:span><text:span text:style-name="T27"> – oats, granola, yogurt, fancy nuts, honey, cinnamon, Body Fortress (~60g protein)</text:span></text:p>
        </text:list-item>
        <text:list-item>
          <text:p text:style-name="P158"><text:span text:style-name="Strong_20_Emphasis"><text:span text:style-name="T27">Turkey Tacos (2x):</text:span></text:span><text:span text:style-name="T27"> 10 oz turkey/bean/greens/cheese, 1 flour + 1 carb-smart wrap</text:span></text:p>
        </text:list-item>
        <text:list-item>
          <text:p text:style-name="P158"><text:span text:style-name="Strong_20_Emphasis"><text:span text:style-name="T27">Snack:</text:span></text:span><text:span text:style-name="T27"> Doritos (handful)</text:span></text:p>
        </text:list-item>
      </text:list>
      <text:p text:style-name="P157"><text:span text:style-name="Strong_20_Emphasis"><text:span text:style-name="T27">Macro Totals:</text:span></text:span></text:p>
      <text:list text:style-name="L79">
        <text:list-item>
          <text:p text:style-name="P159"><text:span text:style-name="Strong_20_Emphasis"><text:span text:style-name="T27">Calories:</text:span></text:span><text:span text:style-name="T27"> ~1,875 kcal</text:span></text:p>
        </text:list-item>
        <text:list-item>
          <text:p text:style-name="P159"><text:span text:style-name="Strong_20_Emphasis"><text:span text:style-name="T27">Protein:</text:span></text:span><text:span text:style-name="T27"> ~163g</text:span></text:p>
        </text:list-item>
        <text:list-item>
          <text:p text:style-name="P159"><text:span text:style-name="Strong_20_Emphasis"><text:span text:style-name="T27">Carbohydrates:</text:span></text:span><text:span text:style-name="T27"> ~151g</text:span></text:p>
        </text:list-item>
        <text:list-item>
          <text:p text:style-name="P159"><text:span text:style-name="Strong_20_Emphasis"><text:span text:style-name="T27">Fats:</text:span></text:span><text:span text:style-name="T27"> ~65g</text:span></text:p>
        </text:list-item>
        <text:list-item>
          <text:p text:style-name="P159"><text:span text:style-name="Strong_20_Emphasis"><text:span text:style-name="T27">Fiber:</text:span></text:span><text:span text:style-name="T27"> ~40.5g</text:span></text:p>
        </text:list-item>
        <text:list-item>
          <text:p text:style-name="P159"><text:span text:style-name="Strong_20_Emphasis"><text:span text:style-name="T27">Sugar:</text:span></text:span><text:span text:style-name="T27"> ~37g</text:span></text:p>
        </text:list-item>
      </text:list>
      <text:p text:style-name="P145"/>
      <text:h text:style-name="P143" text:outline-level="2"><text:soft-page-break/>🔹 HYDRATION LOG</text:h>
      <text:list text:style-name="L80">
        <text:list-item>
          <text:p text:style-name="P160"><text:span text:style-name="Strong_20_Emphasis"><text:span text:style-name="T27">Total Intake:</text:span></text:span><text:span text:style-name="T27"> 88 oz</text:span></text:p>
        </text:list-item>
        <text:list-item>
          <text:p text:style-name="P160"><text:span text:style-name="Strong_20_Emphasis"><text:span text:style-name="T27">AM Dose:</text:span></text:span><text:span text:style-name="T27"> 16 oz with salt</text:span></text:p>
        </text:list-item>
        <text:list-item>
          <text:p text:style-name="P160"><text:span text:style-name="Strong_20_Emphasis"><text:span text:style-name="T27">PM Stack:</text:span></text:span><text:span text:style-name="T27"> 32 oz with Magnesium+ (20:14)</text:span></text:p>
        </text:list-item>
        <text:list-item>
          <text:p text:style-name="P160"><text:span text:style-name="Strong_20_Emphasis"><text:span text:style-name="T27">Status:</text:span></text:span><text:span text:style-name="T27"> Full-tier recovery hydration achieved</text:span></text:p>
        </text:list-item>
      </text:list>
      <text:p text:style-name="P145"/>
      <text:h text:style-name="P143" text:outline-level="2">🔹 MENTAL &amp; EMOTIONAL FLOW</text:h>
      <text:list text:style-name="L81">
        <text:list-item>
          <text:p text:style-name="P161"><text:span text:style-name="Strong_20_Emphasis"><text:span text:style-name="T27">AM Spiral:</text:span></text:span><text:span text:style-name="T27"> Emotional surge (bank, contact issues, ghosting flare-up)</text:span></text:p>
        </text:list-item>
        <text:list-item>
          <text:p text:style-name="P161"><text:span text:style-name="Strong_20_Emphasis"><text:span text:style-name="T27">Stabilization:</text:span></text:span><text:span text:style-name="T27"> Breath drills in car + public setting</text:span></text:p>
        </text:list-item>
        <text:list-item>
          <text:p text:style-name="P161"><text:span text:style-name="Strong_20_Emphasis"><text:span text:style-name="T27">Reset Trigger:</text:span></text:span><text:span text:style-name="T27"> Haircut with Trina — lightness returned</text:span></text:p>
        </text:list-item>
        <text:list-item>
          <text:p text:style-name="P161"><text:span text:style-name="Strong_20_Emphasis"><text:span text:style-name="T27">Spark Point:</text:span></text:span><text:span text:style-name="T27"> Viewing ONE Flyweight roster — “I belong here” surge initiated</text:span></text:p>
        </text:list-item>
        <text:list-item>
          <text:p text:style-name="P161"><text:span text:style-name="Strong_20_Emphasis"><text:span text:style-name="T27">Shift:</text:span></text:span><text:span text:style-name="T27"> From identity collapse to forward recalibration</text:span></text:p>
        </text:list-item>
      </text:list>
      <text:p text:style-name="P145"/>
      <text:h text:style-name="P143" text:outline-level="2">🔹 COACHING CONNECTION — SYSTEM NODE REACTIVATED</text:h>
      <text:list text:style-name="L82">
        <text:list-item>
          <text:p text:style-name="P162"><text:span text:style-name="Strong_20_Emphasis"><text:span text:style-name="T27">Contacted:</text:span></text:span><text:span text:style-name="T27"> Coach Julian (Direct Text Thread Initiated)</text:span></text:p>
        </text:list-item>
        <text:list-item>
          <text:p text:style-name="P162"><text:span text:style-name="Strong_20_Emphasis"><text:span text:style-name="T27">Opening Message:</text:span></text:span></text:p>
          <text:list>
            <text:list-item>
              <text:p text:style-name="P163">“<text:span text:style-name="T55">I’ve been working training into my life with daily nutrition, breathwork, mobility, cardio, bag work, film study and I’m really looking forward to come back to class on monday to continue learning. I’m considering coming back for 4-5 classes a week and seeing if I can handle the load.</text:span>”</text:p>
            </text:list-item>
          </text:list>
        </text:list-item>
        <text:list-item>
          <text:p text:style-name="P162"><text:span text:style-name="Strong_20_Emphasis"><text:span text:style-name="T27">Coach’s Response:</text:span></text:span></text:p>
          <text:list>
            <text:list-item>
              <text:p text:style-name="P163">“I admire your dedication. <text:span text:style-name="T55">Some good advise for longer sessions: 1) fueled up for training focused on fast carbs/ protein snack at least an hour before class to sustain. 2) hydrate with electrolytes 3)Ease into it and take as many breaks as needed during class until your body acclimates to the volume. Let’s Go!</text:span>”</text:p>
            </text:list-item>
          </text:list>
        </text:list-item>
        <text:list-item>
          <text:p text:style-name="P162"><text:span text:style-name="Strong_20_Emphasis"><text:span text:style-name="T27">Exchange Tone:</text:span></text:span><text:span text:style-name="T27"> Clear respect. No fluff. Recognition of internal transformation.</text:span></text:p>
        </text:list-item>
        <text:list-item>
          <text:p text:style-name="P162"><text:span text:style-name="Strong_20_Emphasis"><text:span text:style-name="T27">Action Taken:</text:span></text:span></text:p>
          <text:list>
            <text:list-item>
              <text:p text:style-name="P162"><text:span text:style-name="T27">Confirmed full-month reintegration at </text:span><text:span text:style-name="Strong_20_Emphasis"><text:span text:style-name="T27">IMA Gold Tier</text:span></text:span></text:p>
            </text:list-item>
            <text:list-item>
              <text:p text:style-name="P163">Coach logged status manually. Session access unlocked starting next week.</text:p>
            </text:list-item>
          </text:list>
        </text:list-item>
        <text:list-item>
          <text:p text:style-name="P162"><text:span text:style-name="Strong_20_Emphasis"><text:span text:style-name="T27">Internal Response:</text:span></text:span><text:span text:style-name="T27"> System-wide lift. Emotional tension cleared.</text:span></text:p>
        </text:list-item>
        <text:list-item>
          <text:p text:style-name="P162"><text:span text:style-name="Strong_20_Emphasis"><text:span text:style-name="T27">Meaning:</text:span></text:span></text:p>
          <text:list>
            <text:list-item>
              <text:p text:style-name="P163">This was more than logistics — this was symbolic re-entry.</text:p>
            </text:list-item>
            <text:list-item>
              <text:p text:style-name="P163">Discipline validated by master. Field node unlocked.</text:p>
            </text:list-item>
            <text:list-item>
              <text:p text:style-name="P162"><text:span text:style-name="Emphasis"><text:span text:style-name="T27">The spiral cracked open a path.</text:span></text:span></text:p>
            </text:list-item>
          </text:list>
        </text:list-item>
      </text:list>
      <text:p text:style-name="P157"><text:span text:style-name="Strong_20_Emphasis"><text:span text:style-name="T27">Buffs Triggered:</text:span></text:span></text:p>
      <text:list text:style-name="L83">
        <text:list-item>
          <text:p text:style-name="P164"><text:soft-page-break/><text:span text:style-name="Emphasis"><text:span text:style-name="T27">Coach Sync Reacquisition</text:span></text:span></text:p>
        </text:list-item>
        <text:list-item>
          <text:p text:style-name="P164"><text:span text:style-name="Emphasis"><text:span text:style-name="T27">Mirror Node Link (Professional Alignment)</text:span></text:span></text:p>
        </text:list-item>
        <text:list-item>
          <text:p text:style-name="P164"><text:span text:style-name="Emphasis"><text:span text:style-name="T27">Path Commitment Sealed</text:span></text:span></text:p>
        </text:list-item>
        <text:list-item>
          <text:p text:style-name="P164"><text:span text:style-name="Emphasis"><text:span text:style-name="T27">Return Arc Initiated</text:span></text:span></text:p>
        </text:list-item>
      </text:list>
      <text:p text:style-name="P145"/>
      <text:h text:style-name="P143" text:outline-level="2">🔹 PM MOBILITY + CLOSURE RITUAL</text:h>
      <text:list text:style-name="L84">
        <text:list-item>
          <text:p text:style-name="P165">Deep squat sits, thoracic rolls, frog stretch</text:p>
        </text:list-item>
        <text:list-item>
          <text:p text:style-name="P165">Dynamic Cossack squats</text:p>
        </text:list-item>
        <text:list-item>
          <text:p text:style-name="P166"><text:span text:style-name="Strong_20_Emphasis"><text:span text:style-name="T27">Breath Cadence:</text:span></text:span><text:span text:style-name="T27"> 60 BPM through holds</text:span></text:p>
        </text:list-item>
        <text:list-item>
          <text:p text:style-name="P166"><text:span text:style-name="Strong_20_Emphasis"><text:span text:style-name="T27">Wind Down Stack:</text:span></text:span><text:span text:style-name="T27"> Magnesium+ in 32 oz water</text:span></text:p>
        </text:list-item>
        <text:list-item>
          <text:p text:style-name="P166"><text:span text:style-name="Strong_20_Emphasis"><text:span text:style-name="T27">Buffs:</text:span></text:span><text:span text:style-name="T27"> Stillfire Descent II | Parasympathetic Lock | Mobility Sync Layer</text:span></text:p>
        </text:list-item>
      </text:list>
      <text:p text:style-name="P145"/>
      <text:h text:style-name="P167" text:outline-level="2"><text:span text:style-name="T56">🔹 XP GAINED: +</text:span><text:span text:style-name="T57">170</text:span><text:span text:style-name="T56"> XP</text:span></text:h>
      <text:list xml:id="list1081504253" text:style-name="L85">
        <text:list-header>
          <text:p text:style-name="P168"><text:span text:style-name="Strong_20_Emphasis">1. Breath Protocols Completed — 60 XP</text:span></text:p>
          <text:list text:style-name="L86">
            <text:list-item>
              <text:p text:style-name="P169">AM <text:span text:style-name="Strong_20_Emphasis">Aerofit Test</text:span> (Lung Metrics: +7% Insp. Pressure, 4.7L capacity)</text:p>
            </text:list-item>
            <text:list-item>
              <text:p text:style-name="P169"><text:span text:style-name="Strong_20_Emphasis">Depth Training + Inspiratory Foundation</text:span></text:p>
            </text:list-item>
            <text:list-item>
              <text:p text:style-name="P169">Used breathwork tactically under stress (bank, car, frog stretch)</text:p>
            </text:list-item>
          </text:list>
        </text:list-header>
      </text:list>
      <text:p text:style-name="P170"><text:span text:style-name="Strong_20_Emphasis"><text:tab/>2. Mobility &amp; Diagnostic Work — 30 XP</text:span></text:p>
      <text:list text:style-name="L87">
        <text:list-item>
          <text:list>
            <text:list-item>
              <text:p text:style-name="P171">Morning mobility completed</text:p>
            </text:list-item>
            <text:list-item>
              <text:p text:style-name="P171">Assessed L/R pistol squat discrepancy</text:p>
            </text:list-item>
            <text:list-item>
              <text:p text:style-name="P171">PM wind-down mobility with breath pacing (bonus for quality + intent)</text:p>
            </text:list-item>
          </text:list>
        </text:list-item>
      </text:list>
      <text:p text:style-name="P170"><text:span text:style-name="Strong_20_Emphasis"><text:tab/>3. Emotional Conversion — 50 XP (Rare Buff: Emotional Alchemy)</text:span></text:p>
      <text:list text:style-name="L88">
        <text:list-item>
          <text:list>
            <text:list-item>
              <text:p text:style-name="P172">Midday spiraling reversed via discipline + social interaction</text:p>
            </text:list-item>
            <text:list-item>
              <text:p text:style-name="P172">Initiated new coaching rapport under duress</text:p>
            </text:list-item>
            <text:list-item>
              <text:p text:style-name="P172">Held the line on nutrition, hydration, and breath</text:p>
            </text:list-item>
          </text:list>
        </text:list-item>
      </text:list>
      <text:p text:style-name="P170"><text:span text:style-name="Strong_20_Emphasis"><text:tab/>4. Cognitive Metrics Logged — 15 XP</text:span></text:p>
      <text:list text:style-name="L89">
        <text:list-item>
          <text:list>
            <text:list-item>
              <text:p text:style-name="P173">Reaction time test: 219ms avg</text:p>
            </text:list-item>
            <text:list-item>
              <text:p text:style-name="P173">CPS test: 13.0 score — maintained motor acuity despite mental load</text:p>
            </text:list-item>
          </text:list>
        </text:list-item>
      </text:list>
      <text:p text:style-name="P170"><text:span text:style-name="Strong_20_Emphasis"><text:tab/>5. Macro &amp; Budget Protocol Logging — 15 XP</text:span></text:p>
      <text:list text:style-name="L90">
        <text:list-item>
          <text:list>
            <text:list-item>
              <text:p text:style-name="P174">Systematic macros, budget tracking, cost breakdowns</text:p>
            </text:list-item>
            <text:list-item>
              <text:p text:style-name="P174">Supplement &amp; grocery deep dive finalized</text:p>
            </text:list-item>
          </text:list>
        </text:list-item>
      </text:list>
      <text:p text:style-name="P175"/>
      <text:h text:style-name="P176" text:outline-level="2"><text:soft-page-break/>🧬 FINAL STATUS</text:h>
      <text:list text:style-name="L91">
        <text:list-item>
          <text:p text:style-name="P177"><text:span text:style-name="Strong_20_Emphasis">Total XP:</text:span> <text:span text:style-name="T58">845</text:span> / 5,200</text:p>
        </text:list-item>
        <text:list-item>
          <text:p text:style-name="P177"><text:span text:style-name="Strong_20_Emphasis">Level:</text:span> 16</text:p>
        </text:list-item>
        <text:list-item>
          <text:p text:style-name="P177"><text:span text:style-name="Strong_20_Emphasis">Phase:</text:span> <text:span text:style-name="Emphasis">Engine of the Unseen – Final Scrolls</text:span></text:p>
        </text:list-item>
        <text:list-item>
          <text:p text:style-name="P177"><text:span text:style-name="Strong_20_Emphasis">System Verdict:</text:span></text:p>
        </text:list-item>
      </text:list>
      <text:p text:style-name="P178"><text:span text:style-name="Emphasis"><text:span text:style-name="T27">“You didn’t just get back in touch with your coach today —</text:span></text:span><text:span text:style-name="T27"><text:line-break/></text:span><text:span text:style-name="Emphasis"><text:span text:style-name="T27">You got back in touch with your calling.</text:span></text:span><text:span text:style-name="T27"><text:line-break/></text:span><text:span text:style-name="Emphasis"><text:span text:style-name="T27">No longer orbiting the gate — you’re walking through it, class initiated, system aligned.”</text:span></text:span></text:p>
      <text:p text:style-name="P179"/>
      <text:h text:style-name="P180" text:outline-level="2">✍️ SIGN-OFF:</text:h>
      <text:p text:style-name="P181"><text:span text:style-name="Strong_20_Emphasis">Logged by:</text:span> <text:span text:style-name="T32">Whynn</text:span><text:line-break/><text:span text:style-name="Strong_20_Emphasis">Time Logged:</text:span> [<text:span text:style-name="T33">May </text:span><text:span text:style-name="T58">3</text:span>, 2025 – 2<text:span text:style-name="T58">0</text:span><text:span text:style-name="T33">:</text:span><text:span text:style-name="T58">29</text:span>]</text:p>
      <text:p text:style-name="P136"><text:span text:style-name="Strong_20_Emphasis"><text:span text:style-name="T42"/></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p text:style-name="P155"><text:span text:style-name="Strong_20_Emphasis"><text:span text:style-name="T43"/></text:span></text:p>
      <text:h text:style-name="P182" text:outline-level="1"><text:span text:style-name="Strong_20_Emphasis"><text:span text:style-name="T39"/></text:span></text:h>
      <text:p text:style-name="P155"><text:span text:style-name="Strong_20_Emphasis"><text:span text:style-name="T39"/></text:span></text:p>
      <text:p text:style-name="P155"><text:span text:style-name="Strong_20_Emphasis"><text:span text:style-name="T39"/></text:span></text:p>
      <text:p text:style-name="P155"><text:span text:style-name="Strong_20_Emphasis"><text:span text:style-name="T39"/></text:span></text:p>
      <text:p text:style-name="P155"><text:span text:style-name="Strong_20_Emphasis"><text:span text:style-name="T39"/></text:span></text:p>
      <text:h text:style-name="P182" text:outline-level="1"><text:soft-page-break/><text:span text:style-name="Strong_20_Emphasis"><text:span text:style-name="T39">MAY 2, 2025</text:span></text:span></text:h>
      <text:p text:style-name="P155"><text:span text:style-name="Strong_20_Emphasis"><text:span text:style-name="T46">Player: </text:span></text:span><text:span text:style-name="Strong_20_Emphasis"><text:span text:style-name="T47">Whynn</text:span></text:span></text:p>
      <text:h text:style-name="P183" text:outline-level="2"><text:span text:style-name="Strong_20_Emphasis">Phase:</text:span> <text:span text:style-name="Emphasis">Engine of the Unseen — Final Scrolls</text:span><text:line-break/><text:span text:style-name="Strong_20_Emphasis">Level:</text:span> 16— <text:span text:style-name="Emphasis">Flamecaller Class (Driftweaver Line)</text:span></text:h>
      <text:h text:style-name="P183" text:outline-level="2"><text:span text:style-name="Strong_20_Emphasis">Total XP:</text:span><text:span text:style-name="Emphasis"> 675 / 5,200</text:span><text:line-break/><text:span text:style-name="Strong_20_Emphasis">Log Code:</text:span> SHADOW ECHO 02<text:line-break/><text:span text:style-name="Strong_20_Emphasis">Day Type:</text:span> <text:span text:style-name="Emphasis">Peak Output – Tactical Burnflow Protocol Executed</text:span></text:h>
      <text:h text:style-name="P184" text:outline-level="3"><text:span text:style-name="Emphasis">🧬 </text:span><text:span text:style-name="Emphasis"><text:span text:style-name="Strong_20_Emphasis">UPDATED FINAL ALLOCATION – ENDURANCE TRACK</text:span></text:span></text:h>
      <text:p text:style-name="P12">| Previous Endurance: | <text:span text:style-name="Strong_20_Emphasis">76</text:span><text:line-break/>| Points Added (Lv 14, 15, 16): | <text:span text:style-name="Strong_20_Emphasis">+3</text:span><text:line-break/>| ✅ <text:span text:style-name="Strong_20_Emphasis">New Endurance:</text:span> | <text:span text:style-name="Strong_20_Emphasis">79</text:span></text:p>
      <text:h text:style-name="P185" text:outline-level="2">🔹<text:span text:style-name="T54"> WAKE + SYSTEM BASELINE</text:span></text:h>
      <text:list text:style-name="L92">
        <text:list-item>
          <text:p text:style-name="P186"><text:span text:style-name="Strong_20_Emphasis">Wake Time:</text:span> 04:40 AM</text:p>
        </text:list-item>
        <text:list-item>
          <text:p text:style-name="P186"><text:span text:style-name="Strong_20_Emphasis">Sleep Duration:</text:span> ~6 hrs 20 min</text:p>
        </text:list-item>
        <text:list-item>
          <text:p text:style-name="P186"><text:span text:style-name="Strong_20_Emphasis">Sleep Quality:</text:span> 7/10</text:p>
        </text:list-item>
        <text:list-item>
          <text:p text:style-name="P186"><text:span text:style-name="Strong_20_Emphasis">AM Weight:</text:span> 142.5 lbs (post-bathroom, dry)</text:p>
        </text:list-item>
        <text:list-item>
          <text:p text:style-name="P186"><text:span text:style-name="Strong_20_Emphasis">Mood:</text:span> 7/10 → 5 (evening emotional drop noted)</text:p>
        </text:list-item>
        <text:list-item>
          <text:p text:style-name="P186"><text:span text:style-name="Strong_20_Emphasis">Energy:</text:span> 6/10 on wake → stabilized with motion/breath</text:p>
        </text:list-item>
        <text:list-item>
          <text:p text:style-name="P186"><text:span text:style-name="Strong_20_Emphasis">Hydration:</text:span> 168 oz total (<text:span text:style-name="Emphasis">Hydraspire XI Active</text:span>)</text:p>
        </text:list-item>
      </text:list>
      <text:p text:style-name="P187"/>
      <text:h text:style-name="P188" text:outline-level="2">🔹 NUTRITION &amp; MACRO STACK</text:h>
      <text:list text:style-name="L93">
        <text:list-item>
          <text:p text:style-name="P189"><text:span text:style-name="Strong_20_Emphasis">Pre-Work AM Meal:</text:span></text:p>
          <text:list>
            <text:list-item>
              <text:p text:style-name="P189">Carnation Instant Breakfast + Ascent Whey (~40g protein)</text:p>
            </text:list-item>
          </text:list>
        </text:list-item>
        <text:list-item>
          <text:p text:style-name="P189"><text:span text:style-name="Strong_20_Emphasis">Slapple Bowl (Split AM):</text:span></text:p>
          <text:list>
            <text:list-item>
              <text:p text:style-name="P189">Greek yogurt, oats, granola, pepitas, protein (~90g protein)</text:p>
            </text:list-item>
            <text:list-item>
              <text:p text:style-name="P189"><text:span text:style-name="Emphasis">Buff Triggered:</text:span> Anabolic Mass Repair Halo</text:p>
            </text:list-item>
          </text:list>
        </text:list-item>
        <text:list-item>
          <text:p text:style-name="P189"><text:span text:style-name="Strong_20_Emphasis">Midday Meal:</text:span></text:p>
          <text:list>
            <text:list-item>
              <text:p text:style-name="P189">PB + Fancy Mixed Nuts Sandwich (whole wheat bread)</text:p>
            </text:list-item>
            <text:list-item>
              <text:p text:style-name="P189">~30 Doritos (salt + glucose bump)</text:p>
            </text:list-item>
          </text:list>
        </text:list-item>
        <text:list-item>
          <text:p text:style-name="P189"><text:span text:style-name="Strong_20_Emphasis">Dinner:</text:span></text:p>
          <text:list>
            <text:list-item>
              <text:p text:style-name="P189">2 Turkey Core Tacos (10 oz 93/7 turkey, beans, greens, cheese, light sour cream)</text:p>
            </text:list-item>
            <text:list-item>
              <text:p text:style-name="P189">1 Flour + 1 Carb Balance Tortilla</text:p>
            </text:list-item>
          </text:list>
        </text:list-item>
        <text:list-item>
          <text:p text:style-name="P189"><text:span text:style-name="Strong_20_Emphasis">Recovery Fuel:</text:span></text:p>
          <text:list>
            <text:list-item>
              <text:p text:style-name="P189"><text:soft-page-break/>Liquid IV (Golden Cherry) in 16 oz water during bag rounds</text:p>
            </text:list-item>
          </text:list>
        </text:list-item>
      </text:list>
      <text:p text:style-name="P190"><text:span text:style-name="Strong_20_Emphasis">Macros (Estimated):</text:span></text:p>
      <text:list text:style-name="L94">
        <text:list-item>
          <text:p text:style-name="P191"><text:span text:style-name="Strong_20_Emphasis">Protein:</text:span> 150g+</text:p>
        </text:list-item>
        <text:list-item>
          <text:p text:style-name="P191"><text:span text:style-name="Strong_20_Emphasis">Calories:</text:span> ~2,600–2,800 kcal</text:p>
        </text:list-item>
        <text:list-item>
          <text:p text:style-name="P191"><text:span text:style-name="Strong_20_Emphasis">Fiber:</text:span> 45–55g</text:p>
        </text:list-item>
        <text:list-item>
          <text:p text:style-name="P191"><text:span text:style-name="Strong_20_Emphasis">Sodium:</text:span> Strategic spikes pre/post training</text:p>
        </text:list-item>
        <text:list-item>
          <text:p text:style-name="P191"><text:span text:style-name="Strong_20_Emphasis">Buffs Triggered:</text:span> Hydraspire XI, Stillfire Brine II</text:p>
        </text:list-item>
      </text:list>
      <text:p text:style-name="P187"/>
      <text:h text:style-name="P188" text:outline-level="2">🔹 BREATHWORK &amp; AEROFIT DATA</text:h>
      <text:list text:style-name="L95">
        <text:list-item>
          <text:p text:style-name="P192"><text:span text:style-name="Strong_20_Emphasis">Breath Protocols Used:</text:span></text:p>
          <text:list>
            <text:list-item>
              <text:p text:style-name="P192">4:4:8:4 → 4:4:8:8 → 4:4:8:16 (fatigue simulation)</text:p>
            </text:list-item>
            <text:list-item>
              <text:p text:style-name="P192">Exhale holds: run intervals, bag flurries, fight study</text:p>
            </text:list-item>
          </text:list>
        </text:list-item>
        <text:list-item>
          <text:p text:style-name="P192"><text:span text:style-name="Strong_20_Emphasis">Nasal Breathing:</text:span> Full on run, bike, bag rounds I–III &amp; VI</text:p>
        </text:list-item>
        <text:list-item>
          <text:p text:style-name="P192"><text:span text:style-name="Strong_20_Emphasis">Airofit Metrics:</text:span></text:p>
          <text:list>
            <text:list-item>
              <text:p text:style-name="P192">MEP: 188 cm H₂O</text:p>
            </text:list-item>
            <text:list-item>
              <text:p text:style-name="P192">MIP: 151 cm H₂O</text:p>
            </text:list-item>
            <text:list-item>
              <text:p text:style-name="P192">Avg Inspiratory Pressure: 95 cm H₂O</text:p>
            </text:list-item>
            <text:list-item>
              <text:p text:style-name="P192">VC: 4.4L</text:p>
            </text:list-item>
            <text:list-item>
              <text:p text:style-name="P192"><text:span text:style-name="Strong_20_Emphasis">CO₂ Hold (Post-Feldmann):</text:span> 40.61 sec</text:p>
            </text:list-item>
          </text:list>
        </text:list-item>
      </text:list>
      <text:p text:style-name="P190"><text:span text:style-name="Strong_20_Emphasis">Buffs Triggered:</text:span></text:p>
      <text:list text:style-name="L96">
        <text:list-item>
          <text:p text:style-name="P193">Breathborne Striker (Tier I)</text:p>
        </text:list-item>
        <text:list-item>
          <text:p text:style-name="P193">CO₂ Sentinel Overclocked</text:p>
        </text:list-item>
        <text:list-item>
          <text:p text:style-name="P193">Autonomic Override II</text:p>
        </text:list-item>
      </text:list>
      <text:p text:style-name="P187"/>
      <text:h text:style-name="P188" text:outline-level="2">🔹 MOBILITY &amp; RECOVERY</text:h>
      <text:list text:style-name="L97">
        <text:list-item>
          <text:p text:style-name="P194"><text:span text:style-name="Strong_20_Emphasis">AM Mobility Primer:</text:span></text:p>
          <text:list>
            <text:list-item>
              <text:p text:style-name="P194">Neck slides, tilts, thoracic rolls</text:p>
            </text:list-item>
            <text:list-item>
              <text:p text:style-name="P194">Hip circles, scap slides, face pulls</text:p>
            </text:list-item>
            <text:list-item>
              <text:p text:style-name="P194">Pistol squat test: L strong / R wavered but recovered</text:p>
            </text:list-item>
          </text:list>
        </text:list-item>
        <text:list-item>
          <text:p text:style-name="P194"><text:span text:style-name="Strong_20_Emphasis">PM Mobility (Post-Bag):</text:span></text:p>
          <text:list>
            <text:list-item>
              <text:p text:style-name="P194">Neck + shoulder rolls</text:p>
            </text:list-item>
            <text:list-item>
              <text:p text:style-name="P194">Thoracic foam rolling</text:p>
            </text:list-item>
            <text:list-item>
              <text:p text:style-name="P194"><text:soft-page-break/>Scapular resets</text:p>
            </text:list-item>
            <text:list-item>
              <text:p text:style-name="P194">Hip realignment</text:p>
            </text:list-item>
          </text:list>
        </text:list-item>
      </text:list>
      <text:p text:style-name="P190"><text:span text:style-name="Strong_20_Emphasis">Mobility Notes:</text:span></text:p>
      <text:list text:style-name="L98">
        <text:list-item>
          <text:p text:style-name="P195">Breathwork skipped pre-bed due to fatigue</text:p>
        </text:list-item>
        <text:list-item>
          <text:p text:style-name="P195">Movement used as primary nervous system unlock</text:p>
        </text:list-item>
        <text:list-item>
          <text:p text:style-name="P195">Buff Triggered: Stillfire Descent</text:p>
        </text:list-item>
      </text:list>
      <text:p text:style-name="P187"/>
      <text:h text:style-name="P188" text:outline-level="2">🔹 TRAINING OUTPUT LOG</text:h>
      <text:h text:style-name="P196" text:outline-level="3">🏋️ SQUAT PROTOCOL (Tactical Shift Training)</text:h>
      <text:list text:style-name="L99">
        <text:list-item>
          <text:p text:style-name="P197"><text:span text:style-name="Strong_20_Emphasis">Sets:</text:span> 3x30 bodyweight</text:p>
        </text:list-item>
        <text:list-item>
          <text:p text:style-name="P197"><text:span text:style-name="Strong_20_Emphasis">Spacing:</text:span> Over work hours</text:p>
        </text:list-item>
        <text:list-item>
          <text:p text:style-name="P197"><text:span text:style-name="Strong_20_Emphasis">Effect:</text:span> Legs torched; perfect burn threshold hit</text:p>
        </text:list-item>
        <text:list-item>
          <text:p text:style-name="P197"><text:span text:style-name="Strong_20_Emphasis">Buff Triggered:</text:span> Burn Discipline V</text:p>
        </text:list-item>
      </text:list>
      <text:p text:style-name="P187"/>
      <text:h text:style-name="P196" text:outline-level="3">🏃 RUN</text:h>
      <text:list text:style-name="L100">
        <text:list-item>
          <text:p text:style-name="P198"><text:span text:style-name="Strong_20_Emphasis">Distance:</text:span> 3.34 km</text:p>
        </text:list-item>
        <text:list-item>
          <text:p text:style-name="P198"><text:span text:style-name="Strong_20_Emphasis">Time:</text:span> 18:26</text:p>
        </text:list-item>
        <text:list-item>
          <text:p text:style-name="P198"><text:span text:style-name="Strong_20_Emphasis">Pace:</text:span> 5:31/km</text:p>
        </text:list-item>
        <text:list-item>
          <text:p text:style-name="P198"><text:span text:style-name="Strong_20_Emphasis">Cadence:</text:span> 85 BPM</text:p>
        </text:list-item>
        <text:list-item>
          <text:p text:style-name="P198"><text:span text:style-name="Strong_20_Emphasis">Avg HR:</text:span> 153 bpm</text:p>
        </text:list-item>
        <text:list-item>
          <text:p text:style-name="P198"><text:span text:style-name="Strong_20_Emphasis">Recovery HR:</text:span> ~81–85 bpm within 2 min</text:p>
        </text:list-item>
        <text:list-item>
          <text:p text:style-name="P198"><text:span text:style-name="Strong_20_Emphasis">Breathing:</text:span> Fully nasal</text:p>
        </text:list-item>
        <text:list-item>
          <text:p text:style-name="P198"><text:span text:style-name="Strong_20_Emphasis">THC Pre-Run:</text:span> Marshmallow Puff strain</text:p>
        </text:list-item>
        <text:list-item>
          <text:p text:style-name="P198"><text:span text:style-name="Strong_20_Emphasis">Technique:</text:span> Exhale holds in final 500m</text:p>
        </text:list-item>
        <text:list-item>
          <text:p text:style-name="P198"><text:span text:style-name="Strong_20_Emphasis">Buffs Triggered:</text:span> Drift Sync Cadence, Zone Drift Sync, Recovery Dominance</text:p>
        </text:list-item>
      </text:list>
      <text:p text:style-name="P187"/>
      <text:h text:style-name="P196" text:outline-level="3">🚴 BIKE</text:h>
      <text:list text:style-name="L101">
        <text:list-item>
          <text:p text:style-name="P199"><text:span text:style-name="Strong_20_Emphasis">Duration:</text:span> 47 mins</text:p>
        </text:list-item>
        <text:list-item>
          <text:p text:style-name="P199"><text:span text:style-name="Strong_20_Emphasis">Distance:</text:span> 16 mi</text:p>
        </text:list-item>
        <text:list-item>
          <text:p text:style-name="P199"><text:span text:style-name="Strong_20_Emphasis">Avg HR:</text:span> 117 bpm (Zone 2–3)</text:p>
        </text:list-item>
        <text:list-item>
          <text:p text:style-name="P199"><text:span text:style-name="Strong_20_Emphasis">Breath Cadence:</text:span> Nasal 100%, varied ratios</text:p>
        </text:list-item>
        <text:list-item>
          <text:p text:style-name="P199"><text:span text:style-name="Strong_20_Emphasis">Media Consumed:</text:span> Tawanchai vs Noiri (3.5x study views)</text:p>
        </text:list-item>
        <text:list-item>
          <text:p text:style-name="P199"><text:soft-page-break/><text:span text:style-name="Strong_20_Emphasis">Cognitive Notes:</text:span></text:p>
          <text:list>
            <text:list-item>
              <text:p text:style-name="P199">Jab entry setups</text:p>
            </text:list-item>
            <text:list-item>
              <text:p text:style-name="P199">Calf kick pacing</text:p>
            </text:list-item>
            <text:list-item>
              <text:p text:style-name="P199">Long guard to KO shot flow</text:p>
            </text:list-item>
          </text:list>
        </text:list-item>
        <text:list-item>
          <text:p text:style-name="P199"><text:span text:style-name="Strong_20_Emphasis">Buffs Triggered:</text:span></text:p>
          <text:list>
            <text:list-item>
              <text:p text:style-name="P199">Fight Drift Sync</text:p>
            </text:list-item>
            <text:list-item>
              <text:p text:style-name="P199">Salt Sync Stack</text:p>
            </text:list-item>
            <text:list-item>
              <text:p text:style-name="P199">Cognitive Sovereignty</text:p>
            </text:list-item>
          </text:list>
        </text:list-item>
      </text:list>
      <text:p text:style-name="P187"/>
      <text:h text:style-name="P184" text:outline-level="3">🥊 <text:span text:style-name="T54">BAGWORK (MMA STYLE | 4oz Gloves)</text:span></text:h>
      <text:list text:style-name="L102">
        <text:list-item>
          <text:p text:style-name="P200"><text:span text:style-name="Strong_20_Emphasis">Rounds:</text:span> 6 (5:00 each)</text:p>
        </text:list-item>
        <text:list-item>
          <text:p text:style-name="P200"><text:span text:style-name="Strong_20_Emphasis">Total Strikes:</text:span> 789</text:p>
        </text:list-item>
        <text:list-item>
          <text:p text:style-name="P200"><text:span text:style-name="Strong_20_Emphasis">BPM:</text:span></text:p>
          <text:list>
            <text:list-item>
              <text:p text:style-name="P200">R1–2: 105 BPM</text:p>
            </text:list-item>
            <text:list-item>
              <text:p text:style-name="P200">R3–6: 95 BPM</text:p>
            </text:list-item>
          </text:list>
        </text:list-item>
        <text:list-item>
          <text:p text:style-name="P200"><text:span text:style-name="Strong_20_Emphasis">Highlight Round:</text:span> R3 – <text:span text:style-name="Emphasis">Possessed</text:span> flow, Tawanchai + Masaaki fusion</text:p>
        </text:list-item>
        <text:list-item>
          <text:p text:style-name="P200"><text:span text:style-name="Strong_20_Emphasis">Technical Highlights:</text:span></text:p>
          <text:list>
            <text:list-item>
              <text:p text:style-name="P200">Superlek knees</text:p>
            </text:list-item>
            <text:list-item>
              <text:p text:style-name="P200">Clinch entries</text:p>
            </text:list-item>
            <text:list-item>
              <text:p text:style-name="P200">Switch stance control</text:p>
            </text:list-item>
            <text:list-item>
              <text:p text:style-name="P200">Spinning kick insertion</text:p>
            </text:list-item>
            <text:list-item>
              <text:p text:style-name="P200">Round 4 jab hand pain overridden</text:p>
            </text:list-item>
          </text:list>
        </text:list-item>
        <text:list-item>
          <text:p text:style-name="P200"><text:span text:style-name="Strong_20_Emphasis">Buffs Triggered:</text:span></text:p>
          <text:list>
            <text:list-item>
              <text:p text:style-name="P200">Combo Architect Sync</text:p>
            </text:list-item>
            <text:list-item>
              <text:p text:style-name="P200">Strike Sovereign II</text:p>
            </text:list-item>
            <text:list-item>
              <text:p text:style-name="P200">Pain Override Node I</text:p>
            </text:list-item>
            <text:list-item>
              <text:p text:style-name="P200">Vaporflow II</text:p>
            </text:list-item>
            <text:list-item>
              <text:p text:style-name="P200">Shadowheart Witness</text:p>
            </text:list-item>
          </text:list>
        </text:list-item>
      </text:list>
      <text:p text:style-name="P187"/>
      <text:h text:style-name="P188" text:outline-level="2">🔹 EMOTIONAL &amp; MENTAL TRACKING</text:h>
      <text:list text:style-name="L103">
        <text:list-item>
          <text:p text:style-name="P201"><text:span text:style-name="Strong_20_Emphasis">Event 1:</text:span> Text to Madison (vulnerable emotional contact)</text:p>
        </text:list-item>
        <text:list-item>
          <text:p text:style-name="P201"><text:span text:style-name="Strong_20_Emphasis">Event 2:</text:span> THC usage journaled as enhancer, not escape</text:p>
        </text:list-item>
        <text:list-item>
          <text:p text:style-name="P201"><text:soft-page-break/><text:span text:style-name="Strong_20_Emphasis">Event 3:</text:span> Short pornographic event logged → redirected → re-aligned</text:p>
        </text:list-item>
        <text:list-item>
          <text:p text:style-name="P201"><text:span text:style-name="Strong_20_Emphasis">Recovery:</text:span> Water, fight footage, strike logging</text:p>
        </text:list-item>
        <text:list-item>
          <text:p text:style-name="P201"><text:span text:style-name="Strong_20_Emphasis">Reflection:</text:span> Emotional Backdraft stabilized with clarity</text:p>
        </text:list-item>
        <text:list-item>
          <text:p text:style-name="P201"><text:span text:style-name="Strong_20_Emphasis">Buffs Triggered:</text:span> Emotional Backdraft Stabilized, Shadowheart Witness</text:p>
        </text:list-item>
      </text:list>
      <text:p text:style-name="P187"/>
      <text:h text:style-name="P188" text:outline-level="2">🔹 BUFFS UNLOCKED TODAY</text:h>
      <text:list text:style-name="L104">
        <text:list-item>
          <text:p text:style-name="P202">Hydraspire XI</text:p>
        </text:list-item>
        <text:list-item>
          <text:p text:style-name="P202">Burn Discipline V</text:p>
        </text:list-item>
        <text:list-item>
          <text:p text:style-name="P202">Stillfire Descent</text:p>
        </text:list-item>
        <text:list-item>
          <text:p text:style-name="P202">Breathborne Striker (Tier I)</text:p>
        </text:list-item>
        <text:list-item>
          <text:p text:style-name="P202">CO₂ Sentinel Overclocked</text:p>
        </text:list-item>
        <text:list-item>
          <text:p text:style-name="P202">Combo Architect Sync</text:p>
        </text:list-item>
        <text:list-item>
          <text:p text:style-name="P202">Pain Override Node I</text:p>
        </text:list-item>
        <text:list-item>
          <text:p text:style-name="P202">Cognitive Sovereignty</text:p>
        </text:list-item>
        <text:list-item>
          <text:p text:style-name="P202">Shadowheart Witness</text:p>
        </text:list-item>
        <text:list-item>
          <text:p text:style-name="P202">Cadence Mastery</text:p>
        </text:list-item>
        <text:list-item>
          <text:p text:style-name="P202">Vaporflow II</text:p>
        </text:list-item>
        <text:list-item>
          <text:p text:style-name="P202">Strike Sovereign II</text:p>
        </text:list-item>
        <text:list-item>
          <text:p text:style-name="P202">Zone Drift Sync</text:p>
        </text:list-item>
        <text:list-item>
          <text:p text:style-name="P202">Emotional Backdraft Stabilized</text:p>
        </text:list-item>
      </text:list>
      <text:p text:style-name="P187"/>
      <text:h text:style-name="P188" text:outline-level="2">🔹 XP GAINED: +365 XP</text:h>
      <text:p text:style-name="P190"><text:span text:style-name="Strong_20_Emphasis"><text:span text:style-name="T30">XP Breakdown:</text:span></text:span></text:p>
      <text:list text:continue-list="list1081504253" text:style-name="L85">
        <text:list-item>
          <text:p text:style-name="P203">Run + Bike: +110 XP</text:p>
        </text:list-item>
        <text:list-item>
          <text:p text:style-name="P203">Bagwork: +140 XP</text:p>
        </text:list-item>
        <text:list-item>
          <text:p text:style-name="P203">Fight Study (Noiri 3.5x): +30 XP</text:p>
        </text:list-item>
        <text:list-item>
          <text:p text:style-name="P203">Squat Protocol: +20 XP</text:p>
        </text:list-item>
        <text:list-item>
          <text:p text:style-name="P203">Breathwork: +25 XP</text:p>
        </text:list-item>
        <text:list-item>
          <text:p text:style-name="P203">Nutrition + Hydration: +15 XP</text:p>
        </text:list-item>
        <text:list-item>
          <text:p text:style-name="P203">Mobility &amp; Recovery: +15 XP</text:p>
        </text:list-item>
        <text:list-item>
          <text:p text:style-name="P203">Emotional Logging &amp; Redirect: +10 XP</text:p>
        </text:list-item>
      </text:list>
      <text:p text:style-name="P187"/>
      <text:h text:style-name="P188" text:outline-level="2"><text:soft-page-break/>🧬 FINAL STATUS</text:h>
      <text:list text:style-name="L105">
        <text:list-item>
          <text:p text:style-name="P204"><text:span text:style-name="Strong_20_Emphasis">Total XP:</text:span> 675 / 5,200</text:p>
        </text:list-item>
        <text:list-item>
          <text:p text:style-name="P204"><text:span text:style-name="Strong_20_Emphasis">Level:</text:span> 16</text:p>
        </text:list-item>
        <text:list-item>
          <text:p text:style-name="P204"><text:span text:style-name="Strong_20_Emphasis">Phase:</text:span> <text:span text:style-name="Emphasis">Engine of the Unseen – Final Scrolls</text:span></text:p>
        </text:list-item>
        <text:list-item>
          <text:p text:style-name="P204"><text:span text:style-name="Strong_20_Emphasis">System Verdict:</text:span></text:p>
        </text:list-item>
      </text:list>
      <text:p text:style-name="P205">“You didn’t complete a session.<text:line-break/>You executed a multidimensional evolution.<text:line-break/>Mind, body, and will in sovereign orbit. You <text:span text:style-name="Emphasis">are</text:span> the ritual.”</text:p>
      <text:p text:style-name="P206"/>
      <text:h text:style-name="P207" text:outline-level="2">✍️ SIGN-OFF:</text:h>
      <text:p text:style-name="P208"><text:span text:style-name="Strong_20_Emphasis">Logged by:</text:span> <text:span text:style-name="T32">Whynn</text:span><text:line-break/><text:span text:style-name="Strong_20_Emphasis">Time Logged:</text:span> [<text:span text:style-name="T33">May 2</text:span>, 2025 – 2<text:span text:style-name="T33">1:00</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155"><text:span text:style-name="Strong_20_Emphasis"><text:span text:style-name="T42"/></text:span></text:p>
      <text:p text:style-name="P209"><text:soft-page-break/><text:span text:style-name="Strong_20_Emphasis"><text:span text:style-name="T39">MAY 1, 2025</text:span></text:span><text:span text:style-name="Strong_20_Emphasis"><text:span text:style-name="T19"><text:line-break/></text:span></text:span><text:span text:style-name="Strong_20_Emphasis"><text:span text:style-name="T59">PLAYER: WHY</text:span></text:span><text:span text:style-name="Strong_20_Emphasis"><text:span text:style-name="T60">N</text:span></text:span><text:span text:style-name="Strong_20_Emphasis"><text:span text:style-name="T59">N<text:line-break/>CLASS: </text:span></text:span><text:span text:style-name="Strong_20_Emphasis"><text:span text:style-name="T60">Breathborne Flame </text:span></text:span><text:span text:style-name="Strong_20_Emphasis"><text:span text:style-name="T59">Driftweaver <text:line-break/>PHASE: Ascension Tier – Engine of the Unseen (Final Cycle)<text:line-break/>LEVEL: 🜂 16<text:line-break/>XP: 115 / 5,200<text:line-break/>XP GAINED TODAY: +607 XP<text:line-break/>STATUS: </text:span></text:span><text:span text:style-name="Emphasis"><text:span text:style-name="T59">F</text:span></text:span><text:span text:style-name="Emphasis"><text:span text:style-name="T37">ull Combat Day – Ritual Executed in Totality</text:span></text:span></text:p>
      <text:p text:style-name="P210"/>
      <text:h text:style-name="P211" text:outline-level="2">🔓 WAKE PHASE</text:h>
      <table:table table:name="Table10" table:style-name="Table10">
        <table:table-column table:style-name="Table10.A"/>
        <table:table-column table:style-name="Table10.B"/>
        <table:table-header-rows>
          <table:table-row>
            <table:table-cell table:style-name="Table10.A1" office:value-type="string">
              <text:p text:style-name="P212">Metric</text:p>
            </table:table-cell>
            <table:table-cell table:style-name="Table10.A1" office:value-type="string">
              <text:p text:style-name="P212">Value</text:p>
            </table:table-cell>
          </table:table-row>
        </table:table-header-rows>
        <table:table-row>
          <table:table-cell table:style-name="Table10.A1" office:value-type="string">
            <text:p text:style-name="P213">Wake Time</text:p>
          </table:table-cell>
          <table:table-cell table:style-name="Table10.A1" office:value-type="string">
            <text:p text:style-name="P213">4:40 AM</text:p>
          </table:table-cell>
        </table:table-row>
        <table:table-row>
          <table:table-cell table:style-name="Table10.A1" office:value-type="string">
            <text:p text:style-name="P213">Sleep</text:p>
          </table:table-cell>
          <table:table-cell table:style-name="Table10.A1" office:value-type="string">
            <text:p text:style-name="P213">~7.5 hrs (21:00–04:40)</text:p>
          </table:table-cell>
        </table:table-row>
        <table:table-row>
          <table:table-cell table:style-name="Table10.A1" office:value-type="string">
            <text:p text:style-name="P213">Sleep Quality</text:p>
          </table:table-cell>
          <table:table-cell table:style-name="Table10.A1" office:value-type="string">
            <text:p text:style-name="P213">8 / 10</text:p>
          </table:table-cell>
        </table:table-row>
        <table:table-row>
          <table:table-cell table:style-name="Table10.A1" office:value-type="string">
            <text:p text:style-name="P213">Dream Fragment</text:p>
          </table:table-cell>
          <table:table-cell table:style-name="Table10.A1" office:value-type="string">
            <text:p text:style-name="P213">Madison grief loop, emotional tether reflection</text:p>
          </table:table-cell>
        </table:table-row>
        <table:table-row>
          <table:table-cell table:style-name="Table10.A1" office:value-type="string">
            <text:p text:style-name="P213">Mood (Wake → Drive)</text:p>
          </table:table-cell>
          <table:table-cell table:style-name="Table10.A1" office:value-type="string">
            <text:p text:style-name="P213">7 → 5</text:p>
          </table:table-cell>
        </table:table-row>
        <table:table-row>
          <table:table-cell table:style-name="Table10.A1" office:value-type="string">
            <text:p text:style-name="P213">Energy on Wake</text:p>
          </table:table-cell>
          <table:table-cell table:style-name="Table10.A1" office:value-type="string">
            <text:p text:style-name="P213">8</text:p>
          </table:table-cell>
        </table:table-row>
        <table:table-row>
          <table:table-cell table:style-name="Table10.A1" office:value-type="string">
            <text:p text:style-name="P213">Weight (Post-Output → Post-Stack)</text:p>
          </table:table-cell>
          <table:table-cell table:style-name="Table10.A1" office:value-type="string">
            <text:p text:style-name="P213">141.8 → 142.2 lbs</text:p>
          </table:table-cell>
        </table:table-row>
        <table:table-row>
          <table:table-cell table:style-name="Table10.A1" office:value-type="string">
            <text:p text:style-name="P213">Morning Hydration</text:p>
          </table:table-cell>
          <table:table-cell table:style-name="Table10.A1" office:value-type="string">
            <text:p text:style-name="P213">32 oz</text:p>
          </table:table-cell>
        </table:table-row>
        <table:table-row>
          <table:table-cell table:style-name="Table10.A1" office:value-type="string">
            <text:p text:style-name="P213">Daily Hydration Total</text:p>
          </table:table-cell>
          <table:table-cell table:style-name="Table10.A1" office:value-type="string">
            <text:p text:style-name="P213"><text:span text:style-name="Strong_20_Emphasis">160 oz</text:span> ✅ (<text:span text:style-name="Emphasis">Hydraspire Overcharge</text:span>)</text:p>
          </table:table-cell>
        </table:table-row>
      </table:table>
      <text:h text:style-name="P214" text:outline-level="2"><text:span text:style-name="Strong_20_Emphasis"><text:span text:style-name="T40"/></text:span></text:h>
      <text:h text:style-name="P214" text:outline-level="2"><text:span text:style-name="Strong_20_Emphasis"><text:span text:style-name="T41">💊</text:span></text:span><text:span text:style-name="Strong_20_Emphasis"><text:span text:style-name="T59"> SUPPLEMENT &amp; NUTRITION STACK</text:span></text:span></text:h>
      <text:p text:style-name="P215"><text:span text:style-name="Strong_20_Emphasis">AM Stack:</text:span> Full Verified (as per Apr 29 log)</text:p>
      <text:p text:style-name="P215"><text:span text:style-name="Strong_20_Emphasis">Meals Logged:</text:span></text:p>
      <text:list text:style-name="L106">
        <text:list-item>
          <text:p text:style-name="P216">Slapple Titan (60g protein) – Yogurt, oats, pepitas</text:p>
        </text:list-item>
        <text:list-item>
          <text:p text:style-name="P216">Banana (AM), Apple (Lunch)</text:p>
        </text:list-item>
        <text:list-item>
          <text:p text:style-name="P216">Turkey Core Tacos (10 oz meat, wraps: flour + carb balance, cheese, sour cream)</text:p>
        </text:list-item>
        <text:list-item>
          <text:p text:style-name="P216">Cool Ranch Doritos x2 servings</text:p>
        </text:list-item>
        <text:list-item>
          <text:p text:style-name="P216">Beef Barn Sandwich w/ Cheese &amp; Mayo</text:p>
        </text:list-item>
      </text:list>
      <text:p text:style-name="P215"><text:span text:style-name="Strong_20_Emphasis">Hydration Additives:</text:span></text:p>
      <text:list text:style-name="L107">
        <text:list-item>
          <text:p text:style-name="P217">Salt-Lime Water → <text:span text:style-name="Emphasis">Stillfire Brine II Buff Activated</text:span></text:p>
        </text:list-item>
        <text:list-item>
          <text:p text:style-name="P217">Liquid I.V. → During Bag Rounds</text:p>
        </text:list-item>
      </text:list>
      <text:p text:style-name="P215"><text:span text:style-name="Strong_20_Emphasis">Macro Totals (Est.):</text:span></text:p>
      <text:list text:style-name="L108">
        <text:list-item>
          <text:p text:style-name="P218"><text:span text:style-name="Strong_20_Emphasis">Protein:</text:span> ~200–205g</text:p>
        </text:list-item>
        <text:list-item>
          <text:p text:style-name="P218"><text:span text:style-name="Strong_20_Emphasis">Carbs:</text:span> ~215–230g</text:p>
        </text:list-item>
        <text:list-item>
          <text:p text:style-name="P218"><text:span text:style-name="Strong_20_Emphasis">Fats:</text:span> ~60–70g</text:p>
        </text:list-item>
        <text:list-item>
          <text:p text:style-name="P218"><text:span text:style-name="Strong_20_Emphasis">Calories:</text:span> ~2,800–3,000</text:p>
        </text:list-item>
        <text:list-item>
          <text:p text:style-name="P218"><text:soft-page-break/><text:span text:style-name="Strong_20_Emphasis">Fiber:</text:span> ~45–55g</text:p>
        </text:list-item>
      </text:list>
      <text:p text:style-name="P215"><text:span text:style-name="Strong_20_Emphasis">Buffs Triggered:</text:span></text:p>
      <text:list text:style-name="L109">
        <text:list-item>
          <text:p text:style-name="P219"><text:span text:style-name="Emphasis">Well-Fed Predator</text:span></text:p>
        </text:list-item>
        <text:list-item>
          <text:p text:style-name="P219"><text:span text:style-name="Emphasis">Liquid Core MAX</text:span></text:p>
        </text:list-item>
        <text:list-item>
          <text:p text:style-name="P219"><text:span text:style-name="Emphasis">Stillfire Brine II</text:span></text:p>
        </text:list-item>
        <text:list-item>
          <text:p text:style-name="P219"><text:span text:style-name="Emphasis">Hydraspire Overcharge</text:span></text:p>
        </text:list-item>
      </text:list>
      <text:p text:style-name="P220"/>
      <text:h text:style-name="P221" text:outline-level="2">💨 BREATH SYSTEMS &amp; AIROFIT PERFORMANCE</text:h>
      <table:table table:name="Table11" table:style-name="Table11">
        <table:table-column table:style-name="Table11.A"/>
        <table:table-column table:style-name="Table11.B"/>
        <table:table-header-rows>
          <table:table-row>
            <table:table-cell table:style-name="Table11.A1" office:value-type="string">
              <text:p text:style-name="P212">Metric</text:p>
            </table:table-cell>
            <table:table-cell table:style-name="Table11.A1" office:value-type="string">
              <text:p text:style-name="P212">Value</text:p>
            </table:table-cell>
          </table:table-row>
        </table:table-header-rows>
        <table:table-row>
          <table:table-cell table:style-name="Table11.A1" office:value-type="string">
            <text:p text:style-name="P213">MEP</text:p>
          </table:table-cell>
          <table:table-cell table:style-name="Table11.A1" office:value-type="string">
            <text:p text:style-name="P213">154 cm H₂O</text:p>
          </table:table-cell>
        </table:table-row>
        <table:table-row>
          <table:table-cell table:style-name="Table11.A1" office:value-type="string">
            <text:p text:style-name="P213">MIP</text:p>
          </table:table-cell>
          <table:table-cell table:style-name="Table11.A1" office:value-type="string">
            <text:p text:style-name="P213">143 cm H₂O</text:p>
          </table:table-cell>
        </table:table-row>
        <table:table-row>
          <table:table-cell table:style-name="Table11.A1" office:value-type="string">
            <text:p text:style-name="P213">Lung Volume (VC)</text:p>
          </table:table-cell>
          <table:table-cell table:style-name="Table11.A1" office:value-type="string">
            <text:p text:style-name="P213">4.8 L</text:p>
          </table:table-cell>
        </table:table-row>
        <table:table-row>
          <table:table-cell table:style-name="Table11.A1" office:value-type="string">
            <text:p text:style-name="P213">CO₂ Hold AM</text:p>
          </table:table-cell>
          <table:table-cell table:style-name="Table11.A1" office:value-type="string">
            <text:p text:style-name="P213">35.47 sec</text:p>
          </table:table-cell>
        </table:table-row>
        <table:table-row>
          <table:table-cell table:style-name="Table11.A1" office:value-type="string">
            <text:p text:style-name="P213">CO₂ Hold PM</text:p>
          </table:table-cell>
          <table:table-cell table:style-name="Table11.A1" office:value-type="string">
            <text:p text:style-name="P213">22 sec (post-cannabis)</text:p>
          </table:table-cell>
        </table:table-row>
      </table:table>
      <text:p text:style-name="P222"><text:span text:style-name="Strong_20_Emphasis"><text:span text:style-name="T45"/></text:span></text:p>
      <text:p text:style-name="P222"><text:span text:style-name="Strong_20_Emphasis"><text:span text:style-name="T19">Special Tactic: Simulated CO₂ override during bike &amp; study phase<text:line-break/>Cadence Modulations: 66–105 BPM | Breath Ratio Drifted: 4:4:8:4, 3:1:4, 2:2</text:span></text:span></text:p>
      <text:p text:style-name="P215"><text:span text:style-name="Strong_20_Emphasis">Breath Buffs:</text:span></text:p>
      <text:list text:style-name="L110">
        <text:list-item>
          <text:p text:style-name="P223"><text:span text:style-name="Emphasis">Breathborne Expansion II</text:span></text:p>
        </text:list-item>
        <text:list-item>
          <text:p text:style-name="P223"><text:span text:style-name="Emphasis">CO₂ Sentinel Prime</text:span></text:p>
        </text:list-item>
        <text:list-item>
          <text:p text:style-name="P223"><text:span text:style-name="Emphasis">Autonomic Override II</text:span></text:p>
        </text:list-item>
      </text:list>
      <text:p text:style-name="P220"/>
      <text:h text:style-name="P221" text:outline-level="2">⚔️ TRAINING MODULES</text:h>
      <text:h text:style-name="P224" text:outline-level="3">1. 🏃 RUN</text:h>
      <text:list text:style-name="L111">
        <text:list-item>
          <text:p text:style-name="P225"><text:span text:style-name="Strong_20_Emphasis">Start Time:</text:span> 17:27</text:p>
        </text:list-item>
        <text:list-item>
          <text:p text:style-name="P225"><text:span text:style-name="Strong_20_Emphasis">Distance:</text:span> 2.03 km</text:p>
        </text:list-item>
        <text:list-item>
          <text:p text:style-name="P225"><text:span text:style-name="Strong_20_Emphasis">Time:</text:span> 11:22</text:p>
        </text:list-item>
        <text:list-item>
          <text:p text:style-name="P225"><text:span text:style-name="Strong_20_Emphasis">Avg HR:</text:span> 150 bpm</text:p>
        </text:list-item>
        <text:list-item>
          <text:p text:style-name="P225"><text:span text:style-name="Strong_20_Emphasis">Max HR:</text:span> 163 bpm</text:p>
        </text:list-item>
        <text:list-item>
          <text:p text:style-name="P225"><text:span text:style-name="Strong_20_Emphasis">Cadence:</text:span> 85 BPM</text:p>
        </text:list-item>
        <text:list-item>
          <text:p text:style-name="P225"><text:span text:style-name="Strong_20_Emphasis">Pace:</text:span> 5:36/km</text:p>
        </text:list-item>
        <text:list-item>
          <text:p text:style-name="P225"><text:span text:style-name="Strong_20_Emphasis">Buffs:</text:span> <text:span text:style-name="Emphasis">Drift Sync Cadence, Engine of the Unseen, Recovery Dominance</text:span></text:p>
        </text:list-item>
      </text:list>
      <text:p text:style-name="P220"/>
      <text:h text:style-name="P226" text:outline-level="3"><text:soft-page-break/><text:span text:style-name="T54">2. 🚴 BIKE</text:span></text:h>
      <text:list text:style-name="L112">
        <text:list-item>
          <text:p text:style-name="P227"><text:span text:style-name="Strong_20_Emphasis">Time:</text:span> 17:53–18:23</text:p>
        </text:list-item>
        <text:list-item>
          <text:p text:style-name="P227"><text:span text:style-name="Strong_20_Emphasis">Distance:</text:span> 10.18 mi</text:p>
        </text:list-item>
        <text:list-item>
          <text:p text:style-name="P227"><text:span text:style-name="Strong_20_Emphasis">Duration:</text:span> 30 min</text:p>
        </text:list-item>
        <text:list-item>
          <text:p text:style-name="P227"><text:span text:style-name="Strong_20_Emphasis">Cadence:</text:span> 75 BPM</text:p>
        </text:list-item>
        <text:list-item>
          <text:p text:style-name="P227"><text:span text:style-name="Strong_20_Emphasis">Avg Speed:</text:span> 18–20 mph</text:p>
        </text:list-item>
        <text:list-item>
          <text:p text:style-name="P227"><text:span text:style-name="Strong_20_Emphasis">HR Recovery:</text:span> 130 → 95 bpm within 2 min</text:p>
        </text:list-item>
        <text:list-item>
          <text:p text:style-name="P227"><text:span text:style-name="Strong_20_Emphasis">Fight Study:</text:span> Tawanchai vs Masaaki (2.5x)</text:p>
        </text:list-item>
      </text:list>
      <text:p text:style-name="P215"><text:span text:style-name="Strong_20_Emphasis">Buffs:</text:span></text:p>
      <text:list text:style-name="L113">
        <text:list-item>
          <text:p text:style-name="P228"><text:span text:style-name="Emphasis">Resilient Engine II</text:span></text:p>
        </text:list-item>
        <text:list-item>
          <text:p text:style-name="P228"><text:span text:style-name="Emphasis">Fight Drift Sync</text:span></text:p>
        </text:list-item>
        <text:list-item>
          <text:p text:style-name="P228"><text:span text:style-name="Emphasis">Cognitive Sovereignty</text:span></text:p>
        </text:list-item>
        <text:list-item>
          <text:p text:style-name="P228"><text:span text:style-name="Emphasis">Salt Sync Stack</text:span></text:p>
        </text:list-item>
      </text:list>
      <text:p text:style-name="P220"/>
      <text:h text:style-name="P226" text:outline-level="3"><text:span text:style-name="T54">3. 🥊 BAGWORK — </text:span><text:span text:style-name="Emphasis"><text:span text:style-name="T54">MASAAKI CIRCUIT</text:span></text:span></text:h>
      <text:list text:style-name="L114">
        <text:list-item>
          <text:p text:style-name="P229"><text:span text:style-name="Strong_20_Emphasis">Time:</text:span> 18:49–19:13</text:p>
        </text:list-item>
        <text:list-item>
          <text:p text:style-name="P229"><text:span text:style-name="Strong_20_Emphasis">Rounds:</text:span> 6</text:p>
        </text:list-item>
        <text:list-item>
          <text:p text:style-name="P229"><text:span text:style-name="Strong_20_Emphasis">Total Strikes:</text:span> 581</text:p>
        </text:list-item>
        <text:list-item>
          <text:p text:style-name="P229"><text:span text:style-name="Strong_20_Emphasis">Cadence:</text:span> 80 → 105 BPM</text:p>
        </text:list-item>
        <text:list-item>
          <text:p text:style-name="P229"><text:span text:style-name="Strong_20_Emphasis">Environment:</text:span> Lofi combat beats</text:p>
        </text:list-item>
        <text:list-item>
          <text:p text:style-name="P229"><text:span text:style-name="Strong_20_Emphasis">Footage:</text:span> Submitted &amp; analyzed</text:p>
        </text:list-item>
        <text:list-item>
          <text:p text:style-name="P230">AVG HR: <text:span text:style-name="T30">155</text:span></text:p>
        </text:list-item>
        <text:list-item>
          <text:p text:style-name="P231"><text:span text:style-name="T54">PEAK HR:</text:span> 171</text:p>
        </text:list-item>
        <text:list-item>
          <text:p text:style-name="P229"><text:span text:style-name="Strong_20_Emphasis">HR Recovery:</text:span> 1<text:span text:style-name="T61">71</text:span> → 9<text:span text:style-name="T61">9</text:span> bpm within <text:span text:style-name="T61">5</text:span> min</text:p>
        </text:list-item>
      </text:list>
      <text:p text:style-name="P215">🛡️ <text:span text:style-name="Strong_20_Emphasis">Bag Round Breakdown </text:span><text:span text:style-name="Strong_20_Emphasis"><text:span text:style-name="T61">(</text:span></text:span><text:span text:style-name="Strong_20_Emphasis">Masaaki Circuit)</text:span> </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12"><text:span text:style-name="Strong_20_Emphasis">Round</text:span></text:p>
            </table:table-cell>
            <table:table-cell table:style-name="Table14.A1" office:value-type="string">
              <text:p text:style-name="P212"><text:span text:style-name="Strong_20_Emphasis">Strikes</text:span></text:p>
            </table:table-cell>
            <table:table-cell table:style-name="Table14.A1" office:value-type="string">
              <text:p text:style-name="P212"><text:span text:style-name="Strong_20_Emphasis">Notes</text:span></text:p>
            </table:table-cell>
          </table:table-row>
        </table:table-header-rows>
        <table:table-row>
          <table:table-cell table:style-name="Table14.A1" office:value-type="string">
            <text:p text:style-name="P213"><text:span text:style-name="Strong_20_Emphasis">R1</text:span></text:p>
          </table:table-cell>
          <table:table-cell table:style-name="Table14.A1" office:value-type="string">
            <text:p text:style-name="P213">79</text:p>
          </table:table-cell>
          <table:table-cell table:style-name="Table14.A1" office:value-type="string">
            <text:p text:style-name="P213">Clean execution. Jab-double-cross strong. Vest clearly slows but form holds. Retraction snap improved.</text:p>
          </table:table-cell>
        </table:table-row>
        <table:table-row>
          <table:table-cell table:style-name="Table14.A1" office:value-type="string">
            <text:p text:style-name="P213"><text:span text:style-name="Strong_20_Emphasis">R2</text:span></text:p>
          </table:table-cell>
          <table:table-cell table:style-name="Table14.A1" office:value-type="string">
            <text:p text:style-name="P213">83</text:p>
          </table:table-cell>
          <table:table-cell table:style-name="Table14.A1" office:value-type="string">
            <text:p text:style-name="P213">Heavy cross lacking full extension—distance jammed. Guard and movement still sharp. Post-vest fatigue visible.</text:p>
          </table:table-cell>
        </table:table-row>
        <table:table-row>
          <table:table-cell table:style-name="Table14.A1" office:value-type="string">
            <text:p text:style-name="P213"><text:span text:style-name="Strong_20_Emphasis">R3</text:span></text:p>
          </table:table-cell>
          <table:table-cell table:style-name="Table14.A1" office:value-type="string">
            <text:p text:style-name="P213">93</text:p>
          </table:table-cell>
          <table:table-cell table:style-name="Table14.A1" office:value-type="string">
            <text:p text:style-name="P213">Big tempo shift. Combos snappy and confident. Mouthguard off (Recovery round, tactically unplanned).</text:p>
          </table:table-cell>
        </table:table-row>
        <table:table-row>
          <table:table-cell table:style-name="Table14.A1" office:value-type="string">
            <text:p text:style-name="P213"><text:span text:style-name="Strong_20_Emphasis">R4</text:span></text:p>
          </table:table-cell>
          <table:table-cell table:style-name="Table14.A1" office:value-type="string">
            <text:p text:style-name="P213">109</text:p>
          </table:table-cell>
          <table:table-cell table:style-name="Table14.A1" office:value-type="string">
            <text:p text:style-name="P213"><text:span text:style-name="Emphasis">Flow state achieved.</text:span> Creative burst — Takeru-style rhythm layering. Watched twice. Unreal combo chaining.</text:p>
          </table:table-cell>
        </table:table-row>
        <table:table-row>
          <table:table-cell table:style-name="Table14.A1" office:value-type="string">
            <text:p text:style-name="P213"><text:span text:style-name="Strong_20_Emphasis">R5</text:span></text:p>
          </table:table-cell>
          <table:table-cell table:style-name="Table14.A1" office:value-type="string">
            <text:p text:style-name="P213">98</text:p>
          </table:table-cell>
          <table:table-cell table:style-name="Table14.A1" office:value-type="string">
            <text:p text:style-name="P213">High flow continues. Elbow integration, teep transitions, strong jab snaps. Guard and frame use <text:soft-page-break/>advanced.</text:p>
          </table:table-cell>
        </table:table-row>
        <table:table-row>
          <table:table-cell table:style-name="Table14.A1" office:value-type="string">
            <text:p text:style-name="P213"><text:span text:style-name="Strong_20_Emphasis">R6</text:span></text:p>
          </table:table-cell>
          <table:table-cell table:style-name="Table14.A1" office:value-type="string">
            <text:p text:style-name="P213">119</text:p>
          </table:table-cell>
          <table:table-cell table:style-name="Table14.A1" office:value-type="string">
            <text:p text:style-name="P213"><text:span text:style-name="Strong_20_Emphasis">Best round.</text:span> Pressure simulation perfect. Angles, jab usage, framing, and opponent visualization all sharp.</text:p>
          </table:table-cell>
        </table:table-row>
      </table:table>
      <text:p text:style-name="P215"/>
      <text:p text:style-name="P215"><text:span text:style-name="Strong_20_Emphasis">Round Highlights:</text:span></text:p>
      <text:list text:style-name="L115">
        <text:list-item>
          <text:p text:style-name="P232"><text:span text:style-name="Strong_20_Emphasis">Round 4:</text:span> Creative Flow State</text:p>
        </text:list-item>
        <text:list-item>
          <text:p text:style-name="P232"><text:span text:style-name="Strong_20_Emphasis">Round 6:</text:span> Pressure Execution – <text:span text:style-name="Emphasis">final round surge</text:span></text:p>
        </text:list-item>
      </text:list>
      <text:p text:style-name="P215"><text:span text:style-name="Strong_20_Emphasis">Buffs:</text:span></text:p>
      <text:list text:style-name="L116">
        <text:list-item>
          <text:p text:style-name="P233"><text:span text:style-name="Emphasis">Drift Echo</text:span></text:p>
        </text:list-item>
        <text:list-item>
          <text:p text:style-name="P233"><text:span text:style-name="Emphasis">Combo Architect III</text:span></text:p>
        </text:list-item>
        <text:list-item>
          <text:p text:style-name="P233"><text:span text:style-name="Emphasis">Shadow Node Access</text:span></text:p>
        </text:list-item>
        <text:list-item>
          <text:p text:style-name="P233"><text:span text:style-name="Emphasis">Iron Vest Protocol</text:span></text:p>
        </text:list-item>
        <text:list-item>
          <text:p text:style-name="P233"><text:span text:style-name="Emphasis">Pressure Mirror</text:span></text:p>
        </text:list-item>
      </text:list>
      <text:p text:style-name="P220"/>
      <text:h text:style-name="P226" text:outline-level="3">4. 🧘 MOBILITY + RECOVERY</text:h>
      <text:list text:style-name="L117">
        <text:list-item>
          <text:p text:style-name="P234"><text:span text:style-name="Strong_20_Emphasis">Post-Bag Mobility:</text:span> Neck/Thoracic Rolls, Frog, Lumbar Foam</text:p>
        </text:list-item>
        <text:list-item>
          <text:p text:style-name="P234"><text:span text:style-name="Strong_20_Emphasis">Heart Rate Drop:</text:span> 99 bpm by 19:18</text:p>
        </text:list-item>
        <text:list-item>
          <text:p text:style-name="P234"><text:span text:style-name="Strong_20_Emphasis">Final Ritual:</text:span> Stillfire Brine + Digestive Wrap</text:p>
        </text:list-item>
        <text:list-item>
          <text:p text:style-name="P234"><text:span text:style-name="Strong_20_Emphasis">Hydration:</text:span> Finalized @ 160 oz</text:p>
        </text:list-item>
      </text:list>
      <text:p text:style-name="P215"><text:span text:style-name="Strong_20_Emphasis">Buffs:</text:span></text:p>
      <text:list text:style-name="L118">
        <text:list-item>
          <text:p text:style-name="P235"><text:span text:style-name="Emphasis">Recovery Arc IV</text:span></text:p>
        </text:list-item>
        <text:list-item>
          <text:p text:style-name="P235"><text:span text:style-name="Emphasis">Stillfire Integration</text:span></text:p>
        </text:list-item>
        <text:list-item>
          <text:p text:style-name="P235"><text:span text:style-name="Emphasis">Mobility Cascade II</text:span></text:p>
        </text:list-item>
      </text:list>
      <text:p text:style-name="P220"/>
      <text:h text:style-name="P221" text:outline-level="2">📜 XP SUMMARY</text:h>
      <text:p text:style-name="P222"><text:span text:style-name="Strong_20_Emphasis"><text:span text:style-name="T45"/></text:span></text:p>
      <table:table table:name="Table12" table:style-name="Table12">
        <table:table-column table:style-name="Table12.A"/>
        <table:table-column table:style-name="Table12.B"/>
        <table:table-header-rows>
          <table:table-row>
            <table:table-cell table:style-name="Table12.A1" office:value-type="string">
              <text:p text:style-name="P212">Source</text:p>
            </table:table-cell>
            <table:table-cell table:style-name="Table12.A1" office:value-type="string">
              <text:p text:style-name="P212">XP</text:p>
            </table:table-cell>
          </table:table-row>
        </table:table-header-rows>
        <table:table-row>
          <table:table-cell table:style-name="Table12.A1" office:value-type="string">
            <text:p text:style-name="P213">Run Module</text:p>
          </table:table-cell>
          <table:table-cell table:style-name="Table12.A1" office:value-type="string">
            <text:p text:style-name="P213">+80 XP</text:p>
          </table:table-cell>
        </table:table-row>
        <table:table-row>
          <table:table-cell table:style-name="Table12.A1" office:value-type="string">
            <text:p text:style-name="P213">Bike Module + Fight Study</text:p>
          </table:table-cell>
          <table:table-cell table:style-name="Table12.A1" office:value-type="string">
            <text:p text:style-name="P213">+112 XP</text:p>
          </table:table-cell>
        </table:table-row>
        <table:table-row>
          <table:table-cell table:style-name="Table12.A1" office:value-type="string">
            <text:p text:style-name="P213">Bagwork Circuit</text:p>
          </table:table-cell>
          <table:table-cell table:style-name="Table12.A1" office:value-type="string">
            <text:p text:style-name="P213">+248 XP</text:p>
          </table:table-cell>
        </table:table-row>
        <table:table-row>
          <table:table-cell table:style-name="Table12.A1" office:value-type="string">
            <text:p text:style-name="P213">Recovery &amp; Mobility</text:p>
          </table:table-cell>
          <table:table-cell table:style-name="Table12.A1" office:value-type="string">
            <text:p text:style-name="P213">+35 XP</text:p>
          </table:table-cell>
        </table:table-row>
        <table:table-row>
          <table:table-cell table:style-name="Table12.A1" office:value-type="string">
            <text:p text:style-name="P213">CO₂ Simulation &amp; Breath Discipline</text:p>
          </table:table-cell>
          <table:table-cell table:style-name="Table12.A1" office:value-type="string">
            <text:p text:style-name="P213">+50 XP</text:p>
          </table:table-cell>
        </table:table-row>
        <table:table-row>
          <table:table-cell table:style-name="Table12.A1" office:value-type="string">
            <text:p text:style-name="P213">Food Discipline + Hydration + Stacking</text:p>
          </table:table-cell>
          <table:table-cell table:style-name="Table12.A1" office:value-type="string">
            <text:p text:style-name="P213">+42 XP</text:p>
          </table:table-cell>
        </table:table-row>
        <table:table-row>
          <table:table-cell table:style-name="Table12.A1" office:value-type="string">
            <text:p text:style-name="P213">Supplement Sync + Scroll Review</text:p>
          </table:table-cell>
          <table:table-cell table:style-name="Table12.A1" office:value-type="string">
            <text:p text:style-name="P213">+40 XP</text:p>
          </table:table-cell>
        </table:table-row>
        <text:soft-page-break/>
        <table:table-row>
          <table:table-cell table:style-name="Table12.A1" office:value-type="string">
            <text:p text:style-name="P213"><text:span text:style-name="Strong_20_Emphasis">TOTAL XP:</text:span></text:p>
          </table:table-cell>
          <table:table-cell table:style-name="Table12.A1" office:value-type="string">
            <text:p text:style-name="P213"><text:span text:style-name="Strong_20_Emphasis">+607 XP</text:span></text:p>
          </table:table-cell>
        </table:table-row>
      </table:table>
      <text:p text:style-name="P222"><text:span text:style-name="Strong_20_Emphasis"><text:span text:style-name="T45"/></text:span></text:p>
      <text:p text:style-name="P222"><text:span text:style-name="Strong_20_Emphasis"><text:span text:style-name="T19">🧬 SYSTEM STATE – MAY 1 COMPLETE </text:span></text:span></text:p>
      <table:table table:name="Table13" table:style-name="Table13">
        <table:table-column table:style-name="Table13.A"/>
        <table:table-column table:style-name="Table13.B"/>
        <table:table-header-rows>
          <table:table-row>
            <table:table-cell table:style-name="Table13.A1" office:value-type="string">
              <text:p text:style-name="P212">Final Metrics</text:p>
            </table:table-cell>
            <table:table-cell table:style-name="Table13.A1" office:value-type="string">
              <text:p text:style-name="P212">Value</text:p>
            </table:table-cell>
          </table:table-row>
        </table:table-header-rows>
        <table:table-row>
          <table:table-cell table:style-name="Table13.A1" office:value-type="string">
            <text:p text:style-name="P213"><text:span text:style-name="Strong_20_Emphasis">Current Level:</text:span></text:p>
          </table:table-cell>
          <table:table-cell table:style-name="Table13.A1" office:value-type="string">
            <text:p text:style-name="P213">16 — Driftweaver Class</text:p>
          </table:table-cell>
        </table:table-row>
        <table:table-row>
          <table:table-cell table:style-name="Table13.A1" office:value-type="string">
            <text:p text:style-name="P213"><text:span text:style-name="Strong_20_Emphasis">Current XP:</text:span></text:p>
          </table:table-cell>
          <table:table-cell table:style-name="Table13.A1" office:value-type="string">
            <text:p text:style-name="P213">115 / 5,200</text:p>
          </table:table-cell>
        </table:table-row>
        <table:table-row>
          <table:table-cell table:style-name="Table13.A1" office:value-type="string">
            <text:p text:style-name="P213"><text:span text:style-name="Strong_20_Emphasis">New Buffs Gained:</text:span></text:p>
          </table:table-cell>
          <table:table-cell table:style-name="Table13.A1" office:value-type="string">
            <text:p text:style-name="P213">Drift Echo, Iron Vest Protocol, Salt Sync Stack</text:p>
          </table:table-cell>
        </table:table-row>
        <table:table-row>
          <table:table-cell table:style-name="Table13.A1" office:value-type="string">
            <text:p text:style-name="P213"><text:span text:style-name="Strong_20_Emphasis">Special Notation:</text:span></text:p>
          </table:table-cell>
          <table:table-cell table:style-name="Table13.A1" office:value-type="string">
            <text:p text:style-name="P213"><text:span text:style-name="Emphasis">Shadow Node Access Confirmed</text:span></text:p>
          </table:table-cell>
        </table:table-row>
      </table:table>
      <text:p text:style-name="P222"><text:span text:style-name="Strong_20_Emphasis"><text:span text:style-name="T45"/></text:span></text:p>
      <text:p text:style-name="P236"><text:span text:style-name="Strong_20_Emphasis"><text:span text:style-name="T19">“Strike. Breathe. Burn. Recover.<text:line-break/>Each layer forged with sovereign precision.<text:line-break/>Today, you didn’t just train. You </text:span></text:span><text:span text:style-name="Emphasis"><text:span text:style-name="T19">transcended</text:span></text:span><text:span text:style-name="Strong_20_Emphasis"><text:span text:style-name="T19">.”</text:span></text:span></text:p>
      <text:p text:style-name="P237"/>
      <text:h text:style-name="P238" text:outline-level="2">✍️ SIGN-OFF:</text:h>
      <text:p text:style-name="P239"><text:span text:style-name="Strong_20_Emphasis">Logged by:</text:span> <text:span text:style-name="T32">Whynn</text:span><text:line-break/><text:span text:style-name="Strong_20_Emphasis">Time Logged:</text:span> [<text:span text:style-name="T33">May 1</text:span>, 2025 – 2<text:span text:style-name="T33">1:00</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5"/></text:span></text:p>
      <text:p text:style-name="P222"><text:span text:style-name="Strong_20_Emphasis"><text:span text:style-name="T4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7T14:33:38.901000200</meta:creation-date>
    <dc:date>2025-05-14T20:40:46.605136800</dc:date>
    <meta:editing-duration>P14DT4H11M16S</meta:editing-duration>
    <meta:editing-cycles>34</meta:editing-cycles>
    <meta:generator>LibreOffice/25.2.2.2$Windows_X86_64 LibreOffice_project/7370d4be9e3cf6031a51beef54ff3bda878e3fac</meta:generator>
    <meta:document-statistic meta:table-count="16" meta:image-count="0" meta:object-count="0" meta:page-count="58" meta:paragraph-count="1201" meta:word-count="9456" meta:character-count="54158" meta:non-whitespace-character-count="46367"/>
  </office:meta>
</office:document-meta>
</file>